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" style:font-family-generic="swiss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249cm" fo:margin-left="0cm" table:align="left"/>
    </style:style>
    <style:style style:name="Table1.A" style:family="table-column">
      <style:table-column-properties style:column-width="4.062cm"/>
    </style:style>
    <style:style style:name="Table1.B" style:family="table-column">
      <style:table-column-properties style:column-width="1.88cm"/>
    </style:style>
    <style:style style:name="Table1.C" style:family="table-column">
      <style:table-column-properties style:column-width="6.244cm"/>
    </style:style>
    <style:style style:name="Table1.A1" style:family="table-cell">
      <style:table-cell-properties fo:padding-left="0.191cm" fo:padding-right="0.191cm" fo:padding-top="0cm" fo:padding-bottom="0cm" fo:border="0.018cm solid #000000"/>
    </style:style>
    <style:style style:name="Table1.6" style:family="table-row">
      <style:table-row-properties style:min-row-height="1.522cm" style:use-optimal-row-height="false"/>
    </style:style>
    <style:style style:name="Table1.9" style:family="table-row">
      <style:table-row-properties style:min-row-height="1.058cm" style:use-optimal-row-height="false"/>
    </style:style>
    <style:style style:name="Table1.A1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le2" style:family="table">
      <style:table-properties style:width="16.002cm" fo:margin-left="0.079cm" table:align="left"/>
    </style:style>
    <style:style style:name="Table2.A" style:family="table-column">
      <style:table-column-properties style:column-width="3.519cm"/>
    </style:style>
    <style:style style:name="Table2.B" style:family="table-column">
      <style:table-column-properties style:column-width="7.149cm"/>
    </style:style>
    <style:style style:name="Table2.C" style:family="table-column">
      <style:table-column-properties style:column-width="5.33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002cm" fo:margin-left="0.079cm" table:align="left"/>
    </style:style>
    <style:style style:name="Table3.A" style:family="table-column">
      <style:table-column-properties style:column-width="5.186cm"/>
    </style:style>
    <style:style style:name="Table3.B" style:family="table-column">
      <style:table-column-properties style:column-width="10.81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text-align="end" style:justify-single-word="false"/>
      <style:text-properties fo:color="#800000" fo:language="et" fo:country="EE"/>
    </style:style>
    <style:style style:name="P2" style:family="paragraph" style:parent-style-name="Normal">
      <style:text-properties fo:language="et" fo:country="EE"/>
    </style:style>
    <style:style style:name="P3" style:family="paragraph" style:parent-style-name="Normal">
      <style:paragraph-properties fo:text-align="end" style:justify-single-word="false"/>
      <style:text-properties fo:language="et" fo:country="EE"/>
    </style:style>
    <style:style style:name="P4" style:family="paragraph" style:parent-style-name="Normal">
      <style:text-properties fo:language="et" fo:country="EE" fo:font-style="italic" style:font-style-asian="italic"/>
    </style:style>
    <style:style style:name="P5" style:family="paragraph" style:parent-style-name="Normal">
      <style:text-properties fo:language="et" fo:country="EE" fo:font-style="italic" fo:font-weight="bold" style:font-style-asian="italic" style:font-weight-asian="bold"/>
    </style:style>
    <style:style style:name="P6" style:family="paragraph" style:parent-style-name="Normal">
      <style:text-properties fo:language="et" fo:country="EE" style:language-complex="ar" style:country-complex="SA"/>
    </style:style>
    <style:style style:name="P7" style:family="paragraph" style:parent-style-name="Normal">
      <style:text-properties fo:font-size="11pt" fo:language="et" fo:country="EE" style:letter-kerning="true" style:font-size-asian="11pt" style:font-size-complex="11pt"/>
    </style:style>
    <style:style style:name="P8" style:family="paragraph" style:parent-style-name="Normal">
      <style:text-properties fo:color="#000000" fo:language="et" fo:country="EE"/>
    </style:style>
    <style:style style:name="P9" style:family="paragraph" style:parent-style-name="Normal">
      <style:text-properties style:font-name="Courier New" fo:font-size="10pt" fo:language="et" fo:country="EE" style:font-size-asian="10pt" style:font-name-complex="Courier New" style:font-size-complex="10pt"/>
    </style:style>
    <style:style style:name="P10" style:family="paragraph" style:parent-style-name="Normal">
      <style:paragraph-properties style:text-autospace="none"/>
      <style:text-properties fo:color="#008080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P11" style:family="paragraph" style:parent-style-name="List_20_Paragraph">
      <style:paragraph-properties fo:margin-left="0cm" fo:margin-right="0cm" fo:margin-top="0cm" fo:margin-bottom="0.353cm" fo:line-height="115%" fo:text-indent="0cm" style:auto-text-indent="false" fo:break-before="page">
        <style:tab-stops/>
      </style:paragraph-properties>
      <style:text-properties fo:language="et" fo:country="EE"/>
    </style:style>
    <style:style style:name="P12" style:family="paragraph" style:parent-style-name="List_20_Paragraph">
      <style:paragraph-properties fo:margin-left="0cm" fo:margin-right="0cm" fo:margin-top="0cm" fo:margin-bottom="0.353cm" fo:line-height="115%" fo:text-indent="0cm" style:auto-text-indent="false">
        <style:tab-stops/>
      </style:paragraph-properties>
      <style:text-properties fo:language="et" fo:country="EE"/>
    </style:style>
    <style:style style:name="P13" style:family="paragraph" style:parent-style-name="List_20_Paragraph">
      <style:paragraph-properties fo:margin-left="0cm" fo:margin-right="0cm" fo:text-indent="0cm" style:auto-text-indent="false">
        <style:tab-stops/>
      </style:paragraph-properties>
      <style:text-properties fo:language="et" fo:country="EE" fo:font-weight="bold" style:font-weight-asian="bold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>
        <style:tab-stops/>
      </style:paragraph-properties>
      <style:text-properties fo:language="et" fo:country="EE"/>
    </style:style>
    <style:style style:name="P15" style:family="paragraph" style:parent-style-name="List_20_Paragraph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TOC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7" style:family="paragraph" style:parent-style-name="TOC_20_1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t" fo:country="EE"/>
    </style:style>
    <style:style style:name="P18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et" fo:country="EE"/>
    </style:style>
    <style:style style:name="P19" style:family="paragraph" style:parent-style-name="TOC_20_2">
      <style:paragraph-properties>
        <style:tab-stops>
          <style:tab-stop style:position="15.561cm" style:type="right" style:leader-style="dotted" style:leader-text="."/>
        </style:tab-stops>
      </style:paragraph-properties>
    </style:style>
    <style:style style:name="P20" style:family="paragraph" style:parent-style-name="TOC_20_3">
      <style:paragraph-properties>
        <style:tab-stops>
          <style:tab-stop style:position="15.138cm" style:type="right" style:leader-style="dotted" style:leader-text="."/>
        </style:tab-stops>
      </style:paragraph-properties>
    </style:style>
    <style:style style:name="P21" style:family="paragraph" style:parent-style-name="Normal">
      <style:paragraph-properties fo:margin-top="0cm" fo:margin-bottom="0.353cm" fo:line-height="115%" fo:break-before="page"/>
      <style:text-properties fo:language="et" fo:country="EE"/>
    </style:style>
    <style:style style:name="P22" style:family="paragraph" style:parent-style-name="Normal">
      <style:paragraph-properties fo:margin-top="0cm" fo:margin-bottom="0.353cm" fo:line-height="115%"/>
      <style:text-properties fo:language="et" fo:country="EE"/>
    </style:style>
    <style:style style:name="P23" style:family="paragraph" style:parent-style-name="Normal">
      <style:paragraph-properties fo:margin-top="0cm" fo:margin-bottom="0.353cm" fo:line-height="115%"/>
    </style:style>
    <style:style style:name="P24" style:family="paragraph" style:parent-style-name="Standard">
      <style:text-properties fo:language="et" fo:country="EE"/>
    </style:style>
    <style:style style:name="P25" style:family="paragraph" style:parent-style-name="Standard">
      <style:text-properties fo:language="et" fo:country="EE" fo:font-weight="bold" style:font-weight-asian="bold"/>
    </style:style>
    <style:style style:name="P26" style:family="paragraph" style:parent-style-name="Normal">
      <style:paragraph-properties fo:margin-left="1.249cm" fo:margin-right="0cm" fo:margin-top="0cm" fo:margin-bottom="0.353cm" fo:line-height="115%" fo:text-indent="0cm" style:auto-text-indent="false" fo:background-color="#d6e3bc">
        <style:tab-stops/>
        <style:background-image/>
      </style:paragraph-properties>
    </style:style>
    <style:style style:name="P27" style:family="paragraph" style:parent-style-name="Normal">
      <style:paragraph-properties fo:margin-left="1.249cm" fo:margin-right="0cm" fo:text-indent="0cm" style:auto-text-indent="false" fo:background-color="#d6e3bc">
        <style:tab-stops/>
        <style:background-image/>
      </style:paragraph-properties>
      <style:text-properties style:font-name="Courier New" fo:font-size="10pt" fo:language="et" fo:country="EE" style:font-size-asian="10pt" style:font-name-complex="Courier New" style:font-size-complex="10pt"/>
    </style:style>
    <style:style style:name="P28" style:family="paragraph" style:parent-style-name="Normal">
      <style:paragraph-properties fo:margin-left="1.249cm" fo:margin-right="0cm" fo:text-indent="0cm" style:auto-text-indent="false" fo:background-color="#d6e3bc">
        <style:tab-stops/>
        <style:background-image/>
      </style:paragraph-properties>
    </style:style>
    <style:style style:name="P29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language="et" fo:country="EE"/>
    </style:style>
    <style:style style:name="P30" style:family="paragraph" style:parent-style-name="Normal">
      <style:paragraph-properties fo:margin-left="1.249cm" fo:margin-right="0cm" fo:text-indent="0cm" style:auto-text-indent="false">
        <style:tab-stops/>
      </style:paragraph-properties>
    </style:style>
    <style:style style:name="P31" style:family="paragraph" style:parent-style-name="Normal">
      <style:paragraph-properties fo:background-color="#d6e3bc">
        <style:background-image/>
      </style:paragraph-properties>
    </style:style>
    <style:style style:name="P32" style:family="paragraph" style:parent-style-name="Normal">
      <style:paragraph-properties fo:background-color="#d6e3bc">
        <style:background-image/>
      </style:paragraph-properties>
      <style:text-properties fo:language="et" fo:country="EE"/>
    </style:style>
    <style:style style:name="P33" style:family="paragraph" style:parent-style-name="Normal">
      <style:paragraph-properties fo:background-color="#d6e3bc" style:text-autospace="none">
        <style:background-image/>
      </style:paragraph-properties>
      <style:text-properties fo:language="et" fo:country="EE"/>
    </style:style>
    <style:style style:name="P34" style:family="paragraph" style:parent-style-name="Normal">
      <style:paragraph-properties fo:background-color="#d6e3bc" style:text-autospace="none">
        <style:background-image/>
      </style:paragraph-properties>
    </style:style>
    <style:style style:name="P35" style:family="paragraph" style:parent-style-name="Normal">
      <style:paragraph-properties fo:background-color="#d6e3bc" style:text-autospace="none">
        <style:background-image/>
      </style:paragraph-properties>
      <style:text-properties fo:color="#008080" style:font-name="Courier New" fo:font-size="8pt" fo:language="et" fo:country="EE" style:font-size-asian="8pt" style:font-name-complex="Courier New" style:font-size-complex="8pt" style:language-complex="ar" style:country-complex="SA"/>
    </style:style>
    <style:style style:name="P36" style:family="paragraph" style:parent-style-name="Normal">
      <style:paragraph-properties fo:background-color="#d6e3bc">
        <style:background-image/>
      </style:paragraph-properties>
      <style:text-properties fo:color="#008080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P37" style:family="paragraph" style:parent-style-name="Normal">
      <style:paragraph-properties fo:background-color="#d6e3bc" style:text-autospace="none">
        <style:background-image/>
      </style:paragraph-properties>
      <style:text-properties style:font-name="Courier New" fo:font-size="8pt" fo:language="et" fo:country="EE" style:font-size-asian="8pt" style:font-name-complex="Courier New" style:font-size-complex="8pt" style:language-complex="ar" style:country-complex="SA"/>
    </style:style>
    <style:style style:name="P38" style:family="paragraph" style:parent-style-name="Normal">
      <style:paragraph-properties fo:background-color="#d6e3bc" style:text-autospace="none">
        <style:background-image/>
      </style:paragraph-properties>
      <style:text-properties fo:color="#000000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P39" style:family="paragraph" style:parent-style-name="Table_20_Contents">
      <style:text-properties fo:font-size="12pt" fo:language="et" fo:country="EE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fo:font-size="12pt" fo:language="et" fo:country="EE" style:font-size-asian="12pt" style:font-size-complex="12pt"/>
    </style:style>
    <style:style style:name="P41" style:family="paragraph" style:parent-style-name="Table_20_Contents">
      <style:text-properties fo:language="et" fo:country="EE"/>
    </style:style>
    <style:style style:name="P42" style:family="paragraph" style:parent-style-name="Normal">
      <style:paragraph-properties fo:margin-left="-1.249cm" fo:margin-right="0cm" fo:text-indent="0cm" style:auto-text-indent="false">
        <style:tab-stops/>
      </style:paragraph-properties>
      <style:text-properties fo:language="et" fo:country="EE"/>
    </style:style>
    <style:style style:name="P43" style:family="paragraph" style:parent-style-name="Normal">
      <style:paragraph-properties fo:margin-top="0cm" fo:margin-bottom="0.199cm"/>
    </style:style>
    <style:style style:name="P44" style:family="paragraph" style:parent-style-name="Normal">
      <style:paragraph-properties fo:margin-top="0cm" fo:margin-bottom="0.199cm"/>
      <style:text-properties fo:language="et" fo:country="EE"/>
    </style:style>
    <style:style style:name="P45" style:family="paragraph" style:parent-style-name="Text_20_body">
      <style:paragraph-properties fo:margin-left="2.498cm" fo:margin-right="0cm" fo:text-indent="0cm" style:auto-text-indent="false"/>
    </style:style>
    <style:style style:name="P46" style:family="paragraph" style:parent-style-name="Standard" style:list-style-name="L4"/>
    <style:style style:name="P47" style:family="paragraph" style:parent-style-name="Standard" style:list-style-name="L4">
      <style:text-properties fo:language="et" fo:country="EE"/>
    </style:style>
    <style:style style:name="P48" style:family="paragraph" style:parent-style-name="Standard" style:list-style-name="L7">
      <style:text-properties fo:language="et" fo:country="EE"/>
    </style:style>
    <style:style style:name="P49" style:family="paragraph" style:parent-style-name="Standard" style:list-style-name="L7"/>
    <style:style style:name="P50" style:family="paragraph" style:parent-style-name="Normal" style:master-page-name="MPF0">
      <style:paragraph-properties fo:text-align="end" style:justify-single-word="false" style:page-number="auto" fo:break-before="page"/>
      <style:text-properties fo:color="#800000" fo:language="et" fo:country="EE"/>
    </style:style>
    <style:style style:name="P51" style:family="paragraph" style:parent-style-name="Normal" style:list-style-name="L2">
      <style:text-properties fo:language="et" fo:country="EE"/>
    </style:style>
    <style:style style:name="P52" style:family="paragraph" style:parent-style-name="Normal" style:list-style-name="L3">
      <style:text-properties fo:language="et" fo:country="EE"/>
    </style:style>
    <style:style style:name="P53" style:family="paragraph" style:parent-style-name="Normal">
      <style:text-properties fo:font-size="11pt" fo:language="et" fo:country="EE" style:letter-kerning="true" style:font-size-asian="11pt" style:font-size-complex="11pt"/>
    </style:style>
    <style:style style:name="P54" style:family="paragraph" style:parent-style-name="Normal" style:list-style-name="L11">
      <style:paragraph-properties fo:margin-top="0.101cm" fo:margin-bottom="0.353cm"/>
      <style:text-properties fo:language="et" fo:country="EE"/>
    </style:style>
    <style:style style:name="P55" style:family="paragraph" style:parent-style-name="Normal" style:list-style-name="L11">
      <style:paragraph-properties fo:margin-left="2.498cm" fo:margin-right="0cm" fo:text-indent="-0.635cm" style:auto-text-indent="false">
        <style:tab-stops/>
      </style:paragraph-properties>
      <style:text-properties fo:language="et" fo:country="EE"/>
    </style:style>
    <style:style style:name="P56" style:family="paragraph" style:parent-style-name="Heading_20_1">
      <style:text-properties fo:language="et" fo:country="EE"/>
    </style:style>
    <style:style style:name="P57" style:family="paragraph" style:parent-style-name="Heading_20_1">
      <style:paragraph-properties fo:break-before="page"/>
      <style:text-properties fo:language="et" fo:country="EE"/>
    </style:style>
    <style:style style:name="P58" style:family="paragraph" style:parent-style-name="Heading_20_2">
      <style:text-properties fo:language="et" fo:country="EE"/>
    </style:style>
    <style:style style:name="P59" style:family="paragraph" style:parent-style-name="Heading_20_2">
      <style:text-properties fo:language="et" fo:country="EE" style:language-complex="ar" style:country-complex="SA"/>
    </style:style>
    <style:style style:name="P60" style:family="paragraph" style:parent-style-name="Heading_20_3">
      <style:text-properties fo:language="et" fo:country="EE"/>
    </style:style>
    <style:style style:name="P61" style:family="paragraph" style:parent-style-name="Title">
      <style:paragraph-properties fo:text-align="end" style:justify-single-word="false"/>
      <style:text-properties fo:language="et" fo:country="EE"/>
    </style:style>
    <style:style style:name="P62" style:family="paragraph" style:parent-style-name="List_20_Paragraph" style:list-style-name="L1"/>
    <style:style style:name="P63" style:family="paragraph" style:parent-style-name="List_20_Paragraph" style:list-style-name="L10"/>
    <style:style style:name="P64" style:family="paragraph" style:parent-style-name="List_20_Paragraph" style:list-style-name="L10">
      <style:text-properties fo:language="et" fo:country="EE"/>
    </style:style>
    <style:style style:name="P65" style:family="paragraph" style:parent-style-name="List_20_Paragraph" style:list-style-name="L12"/>
    <style:style style:name="P66" style:family="paragraph" style:parent-style-name="List_20_Paragraph" style:list-style-name="L5">
      <style:paragraph-properties fo:margin-top="0cm" fo:margin-bottom="0.353cm" fo:line-height="115%"/>
      <style:text-properties fo:language="et" fo:country="EE"/>
    </style:style>
    <style:style style:name="P67" style:family="paragraph" style:parent-style-name="List_20_Paragraph" style:list-style-name="L6">
      <style:paragraph-properties fo:margin-top="0cm" fo:margin-bottom="0.353cm" fo:line-height="115%"/>
      <style:text-properties fo:language="et" fo:country="EE"/>
    </style:style>
    <style:style style:name="P68" style:family="paragraph" style:parent-style-name="List_20_Paragraph" style:list-style-name="L5">
      <style:paragraph-properties fo:margin-top="0cm" fo:margin-bottom="0.353cm" fo:line-height="115%"/>
      <style:text-properties style:text-line-through-style="solid" fo:language="et" fo:country="EE"/>
    </style:style>
    <style:style style:name="P69" style:family="paragraph" style:parent-style-name="List_20_Paragraph" style:list-style-name="L8">
      <style:paragraph-properties fo:margin-left="0cm" fo:margin-right="0cm" fo:text-indent="0cm" style:auto-text-indent="false">
        <style:tab-stops/>
      </style:paragraph-properties>
      <style:text-properties fo:language="et" fo:country="EE"/>
    </style:style>
    <style:style style:name="P70" style:family="paragraph" style:parent-style-name="List_20_Paragraph" style:list-style-name="L9">
      <style:paragraph-properties fo:margin-left="0cm" fo:margin-right="0cm" fo:text-indent="0cm" style:auto-text-indent="false">
        <style:tab-stops/>
      </style:paragraph-properties>
      <style:text-properties fo:language="et" fo:country="EE"/>
    </style:style>
    <style:style style:name="P71" style:family="paragraph" style:parent-style-name="List_20_Paragraph" style:list-style-name="L9">
      <style:paragraph-properties fo:margin-left="0cm" fo:margin-right="0cm" fo:text-indent="0cm" style:auto-text-indent="false">
        <style:tab-stops/>
      </style:paragraph-properties>
    </style:style>
    <style:style style:name="P7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t" fo:country="EE"/>
    </style:style>
    <style:style style:name="T2" style:family="text">
      <style:text-properties fo:language="et" fo:country="EE" fo:font-style="italic" style:font-style-asian="italic"/>
    </style:style>
    <style:style style:name="T3" style:family="text">
      <style:text-properties fo:language="et" fo:country="EE" fo:font-style="italic" style:font-style-asian="italic" style:font-style-complex="italic"/>
    </style:style>
    <style:style style:name="T4" style:family="text">
      <style:text-properties fo:language="et" fo:country="EE" fo:font-style="italic" style:font-style-asian="italic" style:font-name-complex="Courier New" style:language-complex="ar" style:country-complex="SA" style:font-style-complex="italic"/>
    </style:style>
    <style:style style:name="T5" style:family="text">
      <style:text-properties fo:language="et" fo:country="EE" fo:font-style="italic" fo:font-weight="bold" style:font-style-asian="italic" style:font-weight-asian="bold"/>
    </style:style>
    <style:style style:name="T6" style:family="text">
      <style:text-properties fo:language="et" fo:country="EE" fo:font-style="italic" fo:font-weight="bold" style:font-style-asian="italic" style:font-weight-asian="bold" style:language-complex="ar" style:country-complex="SA"/>
    </style:style>
    <style:style style:name="T7" style:family="text">
      <style:text-properties fo:language="et" fo:country="EE" fo:font-weight="bold" style:font-weight-asian="bold"/>
    </style:style>
    <style:style style:name="T8" style:family="text">
      <style:text-properties fo:language="et" fo:country="EE" fo:font-weight="bold" style:font-weight-asian="bold" style:font-weight-complex="bold"/>
    </style:style>
    <style:style style:name="T9" style:family="text">
      <style:text-properties fo:language="et" fo:country="EE" fo:font-weight="bold" style:font-weight-asian="bold" style:language-complex="ar" style:country-complex="SA"/>
    </style:style>
    <style:style style:name="T10" style:family="text">
      <style:text-properties fo:language="et" fo:country="EE" style:language-complex="ar" style:country-complex="SA"/>
    </style:style>
    <style:style style:name="T11" style:family="text">
      <style:text-properties fo:language="et" fo:country="EE" style:font-name-complex="Courier New" style:language-complex="ar" style:country-complex="SA"/>
    </style:style>
    <style:style style:name="T12" style:family="text">
      <style:text-properties fo:font-size="11pt" fo:language="et" fo:country="EE" fo:font-weight="bold" style:letter-kerning="true" style:font-size-asian="11pt" style:font-weight-asian="bold" style:font-size-complex="11pt"/>
    </style:style>
    <style:style style:name="T13" style:family="text">
      <style:text-properties fo:font-size="11pt" fo:language="et" fo:country="EE" style:letter-kerning="true" style:font-size-asian="11pt" style:font-size-complex="11pt"/>
    </style:style>
    <style:style style:name="T14" style:family="text">
      <style:text-properties fo:font-size="11pt" fo:language="et" fo:country="EE" fo:font-style="italic" style:letter-kerning="true" style:font-size-asian="11pt" style:font-style-asian="italic" style:font-size-complex="11pt"/>
    </style:style>
    <style:style style:name="T15" style:family="text">
      <style:text-properties style:font-name="Courier New" fo:font-size="10pt" fo:language="et" fo:country="EE" style:font-size-asian="10pt" style:font-name-complex="Courier New" style:font-size-complex="10pt"/>
    </style:style>
    <style:style style:name="T16" style:family="text">
      <style:text-properties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T17" style:family="text">
      <style:text-properties style:font-name="Courier New" fo:font-size="10pt" fo:language="et" fo:country="EE" style:font-size-asian="10pt" style:font-name-complex="Courier New" style:font-size-complex="10pt" style:language-complex="ar" style:country-complex="SA" style:font-weight-complex="bold"/>
    </style:style>
    <style:style style:name="T18" style:family="text">
      <style:text-properties style:font-name="Courier New" fo:font-size="10pt" fo:language="et" fo:country="EE" fo:font-weight="bold" style:font-size-asian="10pt" style:font-weight-asian="bold" style:font-name-complex="Courier New" style:font-size-complex="10pt" style:language-complex="ar" style:country-complex="SA" style:font-weight-complex="bold"/>
    </style:style>
    <style:style style:name="T19" style:family="text">
      <style:text-properties style:font-name="Courier New" fo:font-size="10pt" fo:language="et" fo:country="EE" fo:font-style="italic" style:font-size-asian="10pt" style:font-style-asian="italic" style:font-name-complex="Courier New" style:font-size-complex="10pt" style:language-complex="ar" style:country-complex="SA" style:font-style-complex="italic"/>
    </style:style>
    <style:style style:name="T20" style:family="text">
      <style:text-properties style:font-name="Courier New" fo:font-size="8pt" fo:language="et" fo:country="EE" style:font-size-asian="8pt" style:font-name-complex="Courier New" style:font-size-complex="8pt" style:language-complex="ar" style:country-complex="SA"/>
    </style:style>
    <style:style style:name="T21" style:family="text">
      <style:text-properties fo:font-size="12pt" fo:language="et" fo:country="EE" style:font-size-asian="12pt" style:font-size-complex="12pt"/>
    </style:style>
    <style:style style:name="T22" style:family="text">
      <style:text-properties fo:color="#3f5fbf" style:font-name="Courier New" fo:font-size="8pt" fo:language="et" fo:country="EE" style:font-size-asian="8pt" style:font-name-complex="Courier New" style:font-size-complex="8pt" style:language-complex="ar" style:country-complex="SA"/>
    </style:style>
    <style:style style:name="T23" style:family="text">
      <style:text-properties fo:color="#3f5fbf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T24" style:family="text">
      <style:text-properties fo:color="#008080" style:font-name="Courier New" fo:font-size="8pt" fo:language="et" fo:country="EE" style:font-size-asian="8pt" style:font-name-complex="Courier New" style:font-size-complex="8pt" style:language-complex="ar" style:country-complex="SA"/>
    </style:style>
    <style:style style:name="T25" style:family="text">
      <style:text-properties fo:color="#008080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T26" style:family="text">
      <style:text-properties fo:color="#008080" style:font-name="Courier New" fo:font-size="10pt" fo:language="et" fo:country="EE" fo:font-weight="bold" style:font-size-asian="10pt" style:font-weight-asian="bold" style:font-name-complex="Courier New" style:font-size-complex="10pt" style:language-complex="ar" style:country-complex="SA" style:font-weight-complex="bold"/>
    </style:style>
    <style:style style:name="T27" style:family="text">
      <style:text-properties fo:color="#3f7f7f" style:font-name="Courier New" fo:font-size="8pt" fo:language="et" fo:country="EE" style:font-size-asian="8pt" style:font-name-complex="Courier New" style:font-size-complex="8pt" style:language-complex="ar" style:country-complex="SA"/>
    </style:style>
    <style:style style:name="T28" style:family="text">
      <style:text-properties fo:color="#3f7f7f" style:font-name="Courier New" fo:font-size="10pt" fo:language="et" fo:country="EE" fo:background-color="#c0c0c0" style:font-size-asian="10pt" style:font-name-complex="Courier New" style:font-size-complex="10pt" style:language-complex="ar" style:country-complex="SA"/>
    </style:style>
    <style:style style:name="T29" style:family="text">
      <style:text-properties fo:color="#3f7f7f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T30" style:family="text">
      <style:text-properties fo:color="#3f7f7f" style:font-name="Courier New" fo:font-size="10pt" fo:language="et" fo:country="EE" fo:font-weight="bold" style:font-size-asian="10pt" style:font-weight-asian="bold" style:font-name-complex="Courier New" style:font-size-complex="10pt" style:language-complex="ar" style:country-complex="SA" style:font-weight-complex="bold"/>
    </style:style>
    <style:style style:name="T31" style:family="text">
      <style:text-properties fo:color="#7f007f" style:font-name="Courier New" fo:font-size="8pt" fo:language="et" fo:country="EE" style:font-size-asian="8pt" style:font-name-complex="Courier New" style:font-size-complex="8pt" style:language-complex="ar" style:country-complex="SA"/>
    </style:style>
    <style:style style:name="T32" style:family="text">
      <style:text-properties fo:color="#7f007f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T33" style:family="text">
      <style:text-properties fo:color="#7f007f" style:font-name="Courier New" fo:font-size="10pt" fo:language="et" fo:country="EE" fo:font-weight="bold" style:font-size-asian="10pt" style:font-weight-asian="bold" style:font-name-complex="Courier New" style:font-size-complex="10pt" style:language-complex="ar" style:country-complex="SA" style:font-weight-complex="bold"/>
    </style:style>
    <style:style style:name="T34" style:family="text">
      <style:text-properties fo:color="#000000" style:font-name="Courier New" fo:font-size="8pt" fo:language="et" fo:country="EE" style:font-size-asian="8pt" style:font-name-complex="Courier New" style:font-size-complex="8pt" style:language-complex="ar" style:country-complex="SA"/>
    </style:style>
    <style:style style:name="T35" style:family="text">
      <style:text-properties fo:color="#000000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T36" style:family="text">
      <style:text-properties fo:color="#000000" style:font-name="Courier New" fo:font-size="10pt" fo:language="et" fo:country="EE" fo:font-weight="bold" style:font-size-asian="10pt" style:font-weight-asian="bold" style:font-name-complex="Courier New" style:font-size-complex="10pt" style:language-complex="ar" style:country-complex="SA" style:font-weight-complex="bold"/>
    </style:style>
    <style:style style:name="T37" style:family="text">
      <style:text-properties fo:color="#2a00ff" style:font-name="Courier New" fo:font-size="8pt" fo:language="et" fo:country="EE" fo:font-style="italic" style:font-size-asian="8pt" style:font-style-asian="italic" style:font-name-complex="Courier New" style:font-size-complex="8pt" style:language-complex="ar" style:country-complex="SA" style:font-style-complex="italic"/>
    </style:style>
    <style:style style:name="T38" style:family="text">
      <style:text-properties fo:color="#2a00ff" style:font-name="Courier New" fo:font-size="10pt" fo:language="et" fo:country="EE" fo:font-style="italic" style:font-size-asian="10pt" style:font-style-asian="italic" style:font-name-complex="Courier New" style:font-size-complex="10pt" style:language-complex="ar" style:country-complex="SA" style:font-style-complex="italic"/>
    </style:style>
    <style:style style:name="T39" style:family="text">
      <style:text-properties fo:color="#2a00ff" style:font-name="Courier New" fo:font-size="10pt" fo:language="et" fo:country="EE" fo:font-style="italic" fo:font-weight="bold" style:font-size-asian="10pt" style:font-style-asian="italic" style:font-weight-asian="bold" style:font-name-complex="Courier New" style:font-size-complex="10pt" style:language-complex="ar" style:country-complex="SA" style:font-style-complex="italic" style:font-weight-complex="bold"/>
    </style:style>
    <style:style style:name="T40" style:family="text">
      <style:text-properties fo:color="#2a00ff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T41" style:family="text">
      <style:text-properties fo:color="#2a00ff" style:font-name="Courier New" fo:font-size="10pt" fo:language="et" fo:country="EE" fo:font-weight="bold" style:font-size-asian="10pt" style:font-weight-asian="bold" style:font-name-complex="Courier New" style:font-size-complex="10pt" style:language-complex="ar" style:country-complex="SA" style:font-weight-complex="bold"/>
    </style:style>
    <style:style style:name="T42" style:family="text">
      <style:text-properties fo:color="#1f497d" style:font-name="Courier New" fo:font-size="10pt" fo:language="et" fo:country="EE" style:font-size-asian="10pt" style:font-name-complex="Courier New" style:font-size-complex="10pt" style:language-complex="ar" style:country-complex="SA"/>
    </style:style>
    <style:style style:name="T43" style:family="text">
      <style:text-properties fo:color="#1f497d" style:font-name="Courier New" fo:font-size="10pt" fo:language="et" fo:country="EE" fo:font-style="italic" style:font-size-asian="10pt" style:font-style-asian="italic" style:font-name-complex="Courier New" style:font-size-complex="10pt" style:language-complex="ar" style:country-complex="SA" style:font-style-complex="italic"/>
    </style:style>
    <style:style style:name="T44" style:family="text">
      <style:text-properties fo:color="#ff0000" fo:language="et" fo:country="EE"/>
    </style:style>
    <style:style style:name="T45" style:family="text">
      <style:text-properties fo:color="#4f81bd" style:font-name="Courier New" fo:font-size="10pt" fo:language="et" fo:country="EE" style:font-size-asian="10pt" style:font-name-complex="Courier New" style:font-size-complex="10pt"/>
    </style:style>
    <style:style style:name="T46" style:family="text">
      <style:text-properties fo:color="#17365d" style:font-name="Courier New" fo:font-size="10pt" fo:language="et" fo:country="EE" fo:font-style="italic" style:font-size-asian="10pt" style:font-style-asian="italic" style:font-name-complex="Courier New" style:font-size-complex="10pt" style:language-complex="ar" style:country-complex="SA" style:font-style-complex="italic"/>
    </style:style>
    <style:style style:name="T47" style:family="text">
      <style:text-properties style:use-window-font-color="true" style:text-outline="false" style:text-line-through-style="none" style:text-position="0% 100%" style:font-name="Segoe UI" fo:font-size="10pt" fo:letter-spacing="normal" fo:language="et" fo:country="EE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-">
        <style:list-level-properties text:min-label-width="0.635cm"/>
        <style:text-properties style:font-name="Calibri"/>
      </text:list-level-style-bullet>
      <text:list-level-style-bullet text:level="2" text:style-name="WW_5f_CharLFO1LVL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242960128" text:id="ct242960128">
          <text:insertion>
            <office:change-info>
              <dc:creator>Alex Ehrlich</dc:creator>
              <dc:date>2014-03-10T11:25:00</dc:date>
            </office:change-info>
          </text:insertion>
        </text:changed-region>
        <text:changed-region xml:id="ct242956488" text:id="ct242956488">
          <text:insertion>
            <office:change-info>
              <dc:creator>Alex Ehrlich</dc:creator>
              <dc:date>2014-03-10T11:25:00</dc:date>
            </office:change-info>
          </text:insertion>
        </text:changed-region>
        <text:changed-region xml:id="ct242960024" text:id="ct242960024">
          <text:insertion>
            <office:change-info>
              <dc:creator>Alex Ehrlich</dc:creator>
              <dc:date>2014-03-10T11:25:00</dc:date>
            </office:change-info>
          </text:insertion>
        </text:changed-region>
        <text:changed-region xml:id="ct242959712" text:id="ct242959712">
          <text:insertion>
            <office:change-info>
              <dc:creator>Alex Ehrlich</dc:creator>
              <dc:date>2014-03-10T11:25:00</dc:date>
            </office:change-info>
          </text:insertion>
        </text:changed-region>
        <text:changed-region xml:id="ct242954512" text:id="ct242954512">
          <text:insertion>
            <office:change-info>
              <dc:creator>Alex Ehrlich</dc:creator>
              <dc:date>2014-03-10T11:22:00</dc:date>
            </office:change-info>
          </text:insertion>
        </text:changed-region>
        <text:changed-region xml:id="ct242954408" text:id="ct242954408">
          <text:insertion>
            <office:change-info>
              <dc:creator>Alex Ehrlich</dc:creator>
              <dc:date>2014-03-10T11:23:00</dc:date>
            </office:change-info>
          </text:insertion>
        </text:changed-region>
        <text:changed-region xml:id="ct242954096" text:id="ct242954096">
          <text:insertion>
            <office:change-info>
              <dc:creator>Alex Ehrlich</dc:creator>
              <dc:date>2014-03-10T11:21:00</dc:date>
            </office:change-info>
          </text:insertion>
        </text:changed-region>
        <text:changed-region xml:id="ct242954200" text:id="ct242954200">
          <text:insertion>
            <office:change-info>
              <dc:creator>Alex Ehrlich</dc:creator>
              <dc:date>2014-03-10T11:22:00</dc:date>
            </office:change-info>
          </text:insertion>
        </text:changed-region>
        <text:changed-region xml:id="ct245854384" text:id="ct245854384">
          <text:insertion>
            <office:change-info>
              <dc:creator>Alex Ehrlich</dc:creator>
              <dc:date>2014-03-10T11:20:00</dc:date>
            </office:change-info>
          </text:insertion>
        </text:changed-region>
        <text:changed-region xml:id="ct242955032" text:id="ct242955032">
          <text:insertion>
            <office:change-info>
              <dc:creator>Alex Ehrlich</dc:creator>
              <dc:date>2014-03-10T11:24:00</dc:date>
            </office:change-info>
          </text:insertion>
        </text:changed-region>
        <text:changed-region xml:id="ct242955136" text:id="ct242955136">
          <text:insertion>
            <office:change-info>
              <dc:creator>Alex Ehrlich</dc:creator>
              <dc:date>2014-03-10T11:24:00</dc:date>
            </office:change-info>
          </text:insertion>
        </text:changed-region>
        <text:changed-region xml:id="ct242954616" text:id="ct242954616">
          <text:insertion>
            <office:change-info>
              <dc:creator>Alex Ehrlich</dc:creator>
              <dc:date>2014-03-10T11:24:00</dc:date>
            </office:change-info>
          </text:insertion>
        </text:changed-region>
        <text:changed-region xml:id="ct242956592" text:id="ct242956592">
          <text:insertion>
            <office:change-info>
              <dc:creator>Alex Ehrlich</dc:creator>
              <dc:date>2014-03-10T11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1"/>
      <text:p text:style-name="P61"/>
      <text:p text:style-name="P61"/>
      <text:p text:style-name="P61"/>
      <text:p text:style-name="P61"><text:bookmark-start text:name="_Toc275771632"/><text:bookmark-start text:name="_Toc275770849"/><text:bookmark-start text:name="_Toc275765989"/><text:bookmark-start text:name="_Toc275764712"/><text:bookmark-start text:name="_Toc275181507"/><text:bookmark-start text:name="_Toc273126548"/><text:bookmark-start text:name="_Toc273126330"/><text:bookmark-start text:name="_Toc273123367"/><text:bookmark-start text:name="_Toc273123283"/><text:bookmark-start text:name="_Toc273108569"/><text:bookmark-start text:name="_Toc272832962"/><text:bookmark-start text:name="_Toc272232642"/><text:bookmark-start text:name="_Toc271538812"/><text:bookmark-start text:name="_Toc271531538"/><text:bookmark-start text:name="_Toc271529437"/><text:bookmark-start text:name="_Toc270430270"/><text:bookmark-start text:name="_Toc270429115"/><text:bookmark-start text:name="_Toc270420552"/><text:bookmark-start text:name="_Toc269040692"/><text:bookmark-start text:name="_Toc273352062"/>ADIT – Paigaldusjuhend<text:bookmark-end text:name="_Toc275771632"/><text:bookmark-end text:name="_Toc275770849"/><text:bookmark-end text:name="_Toc275765989"/><text:bookmark-end text:name="_Toc275764712"/><text:bookmark-end text:name="_Toc275181507"/><text:bookmark-end text:name="_Toc273126548"/><text:bookmark-end text:name="_Toc273126330"/><text:bookmark-end text:name="_Toc273123367"/><text:bookmark-end text:name="_Toc273123283"/><text:bookmark-end text:name="_Toc273108569"/><text:bookmark-end text:name="_Toc272832962"/><text:bookmark-end text:name="_Toc272232642"/><text:bookmark-end text:name="_Toc271538812"/><text:bookmark-end text:name="_Toc271531538"/><text:bookmark-end text:name="_Toc271529437"/><text:bookmark-end text:name="_Toc270430270"/><text:bookmark-end text:name="_Toc270429115"/><text:bookmark-end text:name="_Toc270420552"/><text:bookmark-end text:name="_Toc269040692"/><text:bookmark-end text:name="_Toc273352062"/></text:p>
      <text:p text:style-name="P2"/>
      <text:p text:style-name="P3">Versioon 1.4.2</text:p>
      <text:p text:style-name="P11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6"><text:a xlink:type="simple" xlink:href="#_Toc275771632" office:target-frame-name="_top" xlink:show="replace"><text:span text:style-name="Hyperlink"><text:span text:style-name="T1">ADIT – Paigaldusjuhend</text:span></text:span></text:a><text:a xlink:type="simple" xlink:href="#_Toc275771632" office:target-frame-name="_top" xlink:show="replace"><text:span text:style-name="Default_20_Paragraph_20_Font"><text:span text:style-name="T1"><text:tab/>1</text:span></text:span></text:a></text:p>
          <text:p text:style-name="P16"><text:a xlink:type="simple" xlink:href="#_Toc275771633" office:target-frame-name="_top" xlink:show="replace"><text:span text:style-name="Hyperlink"><text:span text:style-name="T1">Sissejuhatus</text:span></text:span></text:a><text:a xlink:type="simple" xlink:href="#_Toc275771633" office:target-frame-name="_top" xlink:show="replace"><text:span text:style-name="Default_20_Paragraph_20_Font"><text:span text:style-name="T1"><text:tab/>5</text:span></text:span></text:a></text:p>
          <text:p text:style-name="P19"><text:a xlink:type="simple" xlink:href="#_Toc275771634" office:target-frame-name="_top" xlink:show="replace"><text:span text:style-name="Hyperlink"><text:span text:style-name="T1">Nõuded keskkonnale</text:span></text:span></text:a><text:a xlink:type="simple" xlink:href="#_Toc275771634" office:target-frame-name="_top" xlink:show="replace"><text:span text:style-name="Default_20_Paragraph_20_Font"><text:span text:style-name="T1"><text:tab/>5</text:span></text:span></text:a></text:p>
          <text:p text:style-name="P16"><text:a xlink:type="simple" xlink:href="#_Toc275771635" office:target-frame-name="_top" xlink:show="replace"><text:span text:style-name="Hyperlink"><text:span text:style-name="T1">ADIT-i andmebaas</text:span></text:span></text:a><text:a xlink:type="simple" xlink:href="#_Toc275771635" office:target-frame-name="_top" xlink:show="replace"><text:span text:style-name="Default_20_Paragraph_20_Font"><text:span text:style-name="T1"><text:tab/>6</text:span></text:span></text:a></text:p>
          <text:p text:style-name="P19"><text:a xlink:type="simple" xlink:href="#_Toc275771636" office:target-frame-name="_top" xlink:show="replace"><text:span text:style-name="Hyperlink"><text:span text:style-name="T1">Paigaldus</text:span></text:span></text:a><text:a xlink:type="simple" xlink:href="#_Toc275771636" office:target-frame-name="_top" xlink:show="replace"><text:span text:style-name="Default_20_Paragraph_20_Font"><text:span text:style-name="T1"><text:tab/>6</text:span></text:span></text:a></text:p>
          <text:p text:style-name="P16"><text:a xlink:type="simple" xlink:href="#_Toc275771637" office:target-frame-name="_top" xlink:show="replace"><text:span text:style-name="Hyperlink"><text:span text:style-name="T1">ADIT rakendus</text:span></text:span></text:a><text:a xlink:type="simple" xlink:href="#_Toc275771637" office:target-frame-name="_top" xlink:show="replace"><text:span text:style-name="Default_20_Paragraph_20_Font"><text:span text:style-name="T1"><text:tab/>8</text:span></text:span></text:a></text:p>
          <text:p text:style-name="P19"><text:a xlink:type="simple" xlink:href="#_Toc275771638" office:target-frame-name="_top" xlink:show="replace"><text:span text:style-name="Hyperlink"><text:span text:style-name="T1">Rakenduse algkoodi allalaadimine</text:span></text:span></text:a><text:a xlink:type="simple" xlink:href="#_Toc275771638" office:target-frame-name="_top" xlink:show="replace"><text:span text:style-name="Default_20_Paragraph_20_Font"><text:span text:style-name="T1"><text:tab/>8</text:span></text:span></text:a></text:p>
          <text:p text:style-name="P19"><text:a xlink:type="simple" xlink:href="#_Toc275771639" office:target-frame-name="_top" xlink:show="replace"><text:span text:style-name="Hyperlink"><text:span text:style-name="T1">Seadistamine</text:span></text:span></text:a><text:a xlink:type="simple" xlink:href="#_Toc275771639" office:target-frame-name="_top" xlink:show="replace"><text:span text:style-name="Default_20_Paragraph_20_Font"><text:span text:style-name="T1"><text:tab/>9</text:span></text:span></text:a></text:p>
          <text:p text:style-name="P20"><text:a xlink:type="simple" xlink:href="#_Toc275771640" office:target-frame-name="_top" xlink:show="replace"><text:span text:style-name="Hyperlink"><text:span text:style-name="T1">Fail adit-servlet.xml</text:span></text:span></text:a><text:a xlink:type="simple" xlink:href="#_Toc275771640" office:target-frame-name="_top" xlink:show="replace"><text:span text:style-name="Default_20_Paragraph_20_Font"><text:span text:style-name="T1"><text:tab/>9</text:span></text:span></text:a></text:p>
          <text:p text:style-name="P20"><text:a xlink:type="simple" xlink:href="#_Toc275771641" office:target-frame-name="_top" xlink:show="replace"><text:span text:style-name="Hyperlink"><text:span text:style-name="T1">Fail log4j.xml</text:span></text:span></text:a><text:a xlink:type="simple" xlink:href="#_Toc275771641" office:target-frame-name="_top" xlink:show="replace"><text:span text:style-name="Default_20_Paragraph_20_Font"><text:span text:style-name="T1"><text:tab/>12</text:span></text:span></text:a></text:p>
          <text:p text:style-name="P20"><text:a xlink:type="simple" xlink:href="#_Toc275771642" office:target-frame-name="_top" xlink:show="replace"><text:span text:style-name="Hyperlink"><text:span text:style-name="T1">Fail xtee.properties</text:span></text:span></text:a><text:a xlink:type="simple" xlink:href="#_Toc275771642" office:target-frame-name="_top" xlink:show="replace"><text:span text:style-name="Default_20_Paragraph_20_Font"><text:span text:style-name="T1"><text:tab/>13</text:span></text:span></text:a></text:p>
          <text:p text:style-name="P19"><text:a xlink:type="simple" xlink:href="#_Toc275771643" office:target-frame-name="_top" xlink:show="replace"><text:span text:style-name="Hyperlink"><text:span text:style-name="T1">Rakenduse paigaldamine Tomcat 6.x <text:s/>rakendusserverisse</text:span></text:span></text:a><text:a xlink:type="simple" xlink:href="#_Toc275771643" office:target-frame-name="_top" xlink:show="replace"><text:span text:style-name="Default_20_Paragraph_20_Font"><text:span text:style-name="T1"><text:tab/>14</text:span></text:span></text:a></text:p>
          <text:p text:style-name="P19"><text:a xlink:type="simple" xlink:href="#_Toc275771644" office:target-frame-name="_top" xlink:show="replace"><text:span text:style-name="Hyperlink"><text:span text:style-name="T1">Rakenduse paigaldamine Weblogic 10.x rakendusserverisse</text:span></text:span></text:a><text:a xlink:type="simple" xlink:href="#_Toc275771644" office:target-frame-name="_top" xlink:show="replace"><text:span text:style-name="Default_20_Paragraph_20_Font"><text:span text:style-name="T1"><text:tab/>14</text:span></text:span></text:a></text:p>
          <text:p text:style-name="P16"><text:a xlink:type="simple" xlink:href="#_Toc275771645" office:target-frame-name="_top" xlink:show="replace"><text:span text:style-name="Hyperlink"><text:span text:style-name="T1">DVK liidese seadistamine</text:span></text:span></text:a><text:a xlink:type="simple" xlink:href="#_Toc275771645" office:target-frame-name="_top" xlink:show="replace"><text:span text:style-name="Default_20_Paragraph_20_Font"><text:span text:style-name="T1"><text:tab/>15</text:span></text:span></text:a></text:p>
          <text:p text:style-name="P16"><text:a xlink:type="simple" xlink:href="#_Toc275771646" office:target-frame-name="_top" xlink:show="replace"><text:span text:style-name="Hyperlink"><text:span text:style-name="T1">Teavituskalendri ja riigiportaali X-Tee liidese seadistamine</text:span></text:span></text:a><text:a xlink:type="simple" xlink:href="#_Toc275771646" office:target-frame-name="_top" xlink:show="replace"><text:span text:style-name="Default_20_Paragraph_20_Font"><text:span text:style-name="T1"><text:tab/>16</text:span></text:span></text:a></text:p>
          <text:p text:style-name="P16"><text:a xlink:type="simple" xlink:href="#_Toc275771647" office:target-frame-name="_top" xlink:show="replace"><text:span text:style-name="Hyperlink"><text:span text:style-name="T1">Monitooringu rakendus ja rakenduse kontroll</text:span></text:span></text:a><text:a xlink:type="simple" xlink:href="#_Toc275771647" office:target-frame-name="_top" xlink:show="replace"><text:span text:style-name="Default_20_Paragraph_20_Font"><text:span text:style-name="T1"><text:tab/>17</text:span></text:span></text:a></text:p>
          <text:p text:style-name="P19"><text:a xlink:type="simple" xlink:href="#_Toc275771648" office:target-frame-name="_top" xlink:show="replace"><text:span text:style-name="Hyperlink"><text:span text:style-name="T1">Seadistamine</text:span></text:span></text:a><text:a xlink:type="simple" xlink:href="#_Toc275771648" office:target-frame-name="_top" xlink:show="replace"><text:span text:style-name="Default_20_Paragraph_20_Font"><text:span text:style-name="T1"><text:tab/>17</text:span></text:span></text:a></text:p>
          <text:p text:style-name="P19"><text:a xlink:type="simple" xlink:href="#_Toc275771649" office:target-frame-name="_top" xlink:show="replace"><text:span text:style-name="Hyperlink"><text:span text:style-name="T1">Nagiose seaded</text:span></text:span></text:a><text:a xlink:type="simple" xlink:href="#_Toc275771649" office:target-frame-name="_top" xlink:show="replace"><text:span text:style-name="Default_20_Paragraph_20_Font"><text:span text:style-name="T1"><text:tab/>18</text:span></text:span></text:a></text:p>
          <text:p text:style-name="P20"><text:a xlink:type="simple" xlink:href="#_Toc275771650" office:target-frame-name="_top" xlink:show="replace"><text:span text:style-name="Hyperlink"><text:span text:style-name="T1">Rakenduse log4j-nagiosappender seadistus</text:span></text:span></text:a><text:a xlink:type="simple" xlink:href="#_Toc275771650" office:target-frame-name="_top" xlink:show="replace"><text:span text:style-name="Default_20_Paragraph_20_Font"><text:span text:style-name="T1"><text:tab/>18</text:span></text:span></text:a></text:p>
          <text:p text:style-name="P20"><text:a xlink:type="simple" xlink:href="#_Toc275771651" office:target-frame-name="_top" xlink:show="replace"><text:span text:style-name="Hyperlink"><text:span text:style-name="T1">Nagiose seadistus – passiivne monitoring</text:span></text:span></text:a><text:a xlink:type="simple" xlink:href="#_Toc275771651" office:target-frame-name="_top" xlink:show="replace"><text:span text:style-name="Default_20_Paragraph_20_Font"><text:span text:style-name="T1"><text:tab/>18</text:span></text:span></text:a></text:p>
          <text:p text:style-name="P20"><text:a xlink:type="simple" xlink:href="#_Toc275771652" office:target-frame-name="_top" xlink:show="replace"><text:span text:style-name="Hyperlink"><text:span text:style-name="T1">Nagiose seadistus – aktiivne monitooring</text:span></text:span></text:a><text:a xlink:type="simple" xlink:href="#_Toc275771652" office:target-frame-name="_top" xlink:show="replace"><text:span text:style-name="Default_20_Paragraph_20_Font"><text:span text:style-name="T1"><text:tab/>19</text:span></text:span></text:a></text:p>
        </text:index-body>
      </text:table-of-content>
      <text:p text:style-name="P19"/>
      <text:p text:style-name="P17"/>
      <text:p text:style-name="P17"/>
      <text:p text:style-name="P17"/>
      <text:p text:style-name="P18"/>
      <text:p text:style-name="P17"/>
      <text:p text:style-name="P17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2"/>
      <text:p text:style-name="P21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Normal"><text:span text:style-name="Default_20_Paragraph_20_Font"><text:span text:style-name="T12">Kuupäev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2">Versioon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2">Kirjeldus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2">Autor</text:span></text:span></text:p>
          </table:table-cell>
        </table:table-row>
        <table:table-row>
          <table:table-cell table:style-name="Table1.A1" office:value-type="string">
            <text:p text:style-name="Normal"><text:span text:style-name="Default_20_Paragraph_20_Font"><text:span text:style-name="T13">08.08.201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Dokumendi loomine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Marko Kurm</text:span></text:span></text:p>
          </table:table-cell>
        </table:table-row>
        <table:table-row>
          <table:table-cell table:style-name="Table1.A1" office:value-type="string">
            <text:p text:style-name="Normal"><text:span text:style-name="Default_20_Paragraph_20_Font"><text:span text:style-name="T13">06.09.201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Täiendatud punkte „</text:span></text:span><text:span text:style-name="Default_20_Paragraph_20_Font"><text:span text:style-name="T14">Rakenduse paigaldamine</text:span></text:span><text:span text:style-name="Default_20_Paragraph_20_Font"><text:span text:style-name="T13">“ ja „</text:span></text:span><text:span text:style-name="Default_20_Paragraph_20_Font"><text:span text:style-name="T14">Rakenduse paigaldamine rakendusserverisse (Tomcat)“ - </text:span></text:span><text:span text:style-name="Default_20_Paragraph_20_Font"><text:span text:style-name="T13">andmebaasi parameetrite seadistamisel <text:s/>kasutatakse JNDI-d.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Marko Kurm</text:span></text:span></text:p>
          </table:table-cell>
        </table:table-row>
        <table:table-row>
          <table:table-cell table:style-name="Table1.A1" office:value-type="string">
            <text:p text:style-name="Normal"><text:span text:style-name="Default_20_Paragraph_20_Font"><text:span text:style-name="T13">14.09.201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2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Täiendatud punkti „Andmebaasi paigaldamine“, alampunkt 4 – skript „synonyms.sql“.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Marko Kurm</text:span></text:span></text:p>
          </table:table-cell>
        </table:table-row>
        <table:table-row>
          <table:table-cell table:style-name="Table1.A1" office:value-type="string">
            <text:p text:style-name="Normal"><text:span text:style-name="Default_20_Paragraph_20_Font"><text:span text:style-name="T13">21.09.201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2.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Täiendatud / parandatud punkti „Andmebaasi paigaldamine“:</text:span></text:span></text:p>
            <text:list xml:id="list30350937" text:style-name="L1">
              <text:list-item>
                <text:p text:style-name="P62"><text:span text:style-name="Default_20_Paragraph_20_Font"><text:span text:style-name="T13">Vahetatud punktid 1. ja 2.</text:span></text:span></text:p>
              </text:list-item>
              <text:list-item>
                <text:p text:style-name="P62"><text:span text:style-name="Default_20_Paragraph_20_Font"><text:span text:style-name="T13">Täiendatud punkti 2.</text:span></text:span></text:p>
              </text:list-item>
            </text:list>
          </table:table-cell>
          <table:table-cell table:style-name="Table1.A1" office:value-type="string">
            <text:p text:style-name="Normal"><text:span text:style-name="Default_20_Paragraph_20_Font"><text:span text:style-name="T13">Marko Kurm</text:span></text:span></text:p>
          </table:table-cell>
        </table:table-row>
        <table:table-row table:style-name="Table1.6">
          <table:table-cell table:style-name="Table1.A1" office:value-type="string">
            <text:p text:style-name="Normal"><text:span text:style-name="Default_20_Paragraph_20_Font"><text:span text:style-name="T13">24.09.201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2.2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- Asendatud failirajad relatiivsete teekondadega.</text:span></text:span></text:p>
            <text:p text:style-name="Normal"><text:span text:style-name="Default_20_Paragraph_20_Font"><text:span text:style-name="T13">- Täiendatud punkti „</text:span></text:span><text:span text:style-name="Default_20_Paragraph_20_Font"><text:span text:style-name="T14">Rakenduse paigaldamine rakendusserverisse (WebLogic)</text:span></text:span><text:span text:style-name="Default_20_Paragraph_20_Font"><text:span text:style-name="T13">“: <text:s/>- „Prepend classpath“</text:span></text:span></text:p>
            <text:p text:style-name="Normal"><text:span text:style-name="Default_20_Paragraph_20_Font"><text:span text:style-name="T13">- Lisatud joonis rakenduse komponentide kirjeldamiseks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Marko Kurm</text:span></text:span></text:p>
          </table:table-cell>
        </table:table-row>
        <table:table-row table:style-name="Table1.6">
          <table:table-cell table:style-name="Table1.A1" office:value-type="string">
            <text:p text:style-name="Normal"><text:span text:style-name="Default_20_Paragraph_20_Font"><text:span text:style-name="T13">27.09.201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2.3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Lisatud logimise alajaotusesse Nagios logimise konfiguratsiooni näide ja lühikirjeldus.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Jaak Lember</text:span></text:span></text:p>
          </table:table-cell>
        </table:table-row>
        <table:table-row table:style-name="Table1.6">
          <table:table-cell table:style-name="Table1.A1" office:value-type="string">
            <text:p text:style-name="Normal"><text:span text:style-name="Default_20_Paragraph_20_Font"><text:span text:style-name="T13">15.09.201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3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Muudetud punkti „ADIT rakendus“ – adit.ear / adit.war.</text:span></text:span></text:p>
            <text:p text:style-name="Normal"><text:span text:style-name="Default_20_Paragraph_20_Font"><text:span text:style-name="T13">Sissejuhatuses uus rakendust kirjeldav diagramm, lisatud monitooringu komponent.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Marko Kurm</text:span></text:span></text:p>
          </table:table-cell>
        </table:table-row>
        <table:table-row table:style-name="Table1.9">
          <table:table-cell table:style-name="Table1.A1" office:value-type="string">
            <text:p text:style-name="Normal"><text:span text:style-name="Default_20_Paragraph_20_Font"><text:span text:style-name="T13">25.10.2010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4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Lisatud punkt “Monitooringu rakendus ja rakenduse kontroll”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Marko Kurm</text:span></text:span></text:p>
          </table:table-cell>
        </table:table-row>
        <table:table-row table:style-name="Table1.9">
          <table:table-cell table:style-name="Table1.A1" office:value-type="string">
            <text:p text:style-name="Normal"><text:span text:style-name="Default_20_Paragraph_20_Font"><text:span text:style-name="T13">15.02.201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1.4.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Lisatud peatükki “Seadistamine” konfiguratsiooniparameetri “documentRetentionDeadlineDays” kirjeldus.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Jaak Lember</text:span></text:span></text:p>
          </table:table-cell>
        </table:table-row>
        <table:table-row table:style-name="Table1.6">
          <table:table-cell table:style-name="Table1.A1" office:value-type="string">
            <text:p text:style-name="P7">02.03.2011</text:p>
          </table:table-cell>
          <table:table-cell table:style-name="Table1.A1" office:value-type="string">
            <text:p text:style-name="P7">1.4.2</text:p>
          </table:table-cell>
          <table:table-cell table:style-name="Table1.A1" office:value-type="string">
            <text:p text:style-name="P7">Lisatud adit-configuration.xml faili näitesse ja kirjeldusse mitme konfiguratsioonimuutuja kirjeldused, mis varem olid kirjeldamata jäänud.</text:p>
          </table:table-cell>
          <table:table-cell table:style-name="Table1.A1" office:value-type="string">
            <text:p text:style-name="P7">Jaak Lember</text:p>
          </table:table-cell>
        </table:table-row>
        <table:table-row table:style-name="Table1.6">
          <table:table-cell table:style-name="Table1.A12" office:value-type="string">
            <text:p text:style-name="P7"><text:change-start text:change-id="ct242960128"/>10.03.2014<text:change-end text:change-id="ct242960128"/></text:p>
          </table:table-cell>
          <table:table-cell table:style-name="Table1.A12" office:value-type="string">
            <text:p text:style-name="P7"><text:change-start text:change-id="ct242956488"/>???<text:change-end text:change-id="ct242956488"/></text:p>
          </table:table-cell>
          <table:table-cell table:style-name="Table1.A12" office:value-type="string">
            <text:p text:style-name="P7"><text:change-start text:change-id="ct242960024"/>Täpsustatud andmebaasi paigaldusjuhendit<text:change-end text:change-id="ct242960024"/></text:p>
          </table:table-cell>
          <table:table-cell table:style-name="Table1.A12" office:value-type="string">
            <text:p text:style-name="P7"><text:change-start text:change-id="ct242959712"/>Alex Ehrlich<text:change-end text:change-id="ct242959712"/></text:p>
          </table:table-cell>
        </table:table-row>
      </table:table>
      <text:p text:style-name="P22"/>
      <text:h text:style-name="P57" text:outline-level="1"><text:bookmark-start text:name="_Toc275771633"/><text:bookmark-start text:name="_Toc275770850"/><text:bookmark-start text:name="_Toc275765990"/><text:bookmark-start text:name="_Toc275764713"/><text:bookmark-start text:name="_Toc275181508"/><text:bookmark-start text:name="_Toc273352063"/><text:bookmark text:name="__RefHeading__4244_1533963332"/>Sissejuhatus<text:bookmark-end text:name="_Toc275771633"/><text:bookmark-end text:name="_Toc275770850"/><text:bookmark-end text:name="_Toc275765990"/><text:bookmark-end text:name="_Toc275764713"/><text:bookmark-end text:name="_Toc275181508"/><text:bookmark-end text:name="_Toc273352063"/><text:bookmark-end text:name="__RefHeading__4244_1533963332"/></text:h>
      <text:p text:style-name="P2"/>
      <text:p text:style-name="P2">ADIT rakenduse paigaldamine koosneb järgmistest sammudest:</text:p>
      <text:p text:style-name="P2"/>
      <text:list xml:id="list30351820" text:style-name="L2">
        <text:list-item>
          <text:p text:style-name="P51">Lähtekoodi laadimine SVN-ist</text:p>
        </text:list-item>
        <text:list-item>
          <text:p text:style-name="P51">Rakenduse seadistamine</text:p>
        </text:list-item>
        <text:list-item>
          <text:p text:style-name="P51">Rakenduse ehitamine</text:p>
        </text:list-item>
        <text:list-item>
          <text:p text:style-name="P51">Andmebaasi paigaldamine</text:p>
        </text:list-item>
        <text:list-item>
          <text:p text:style-name="P51">Rakenduse paigaldamine</text:p>
        </text:list-item>
      </text:list>
      <text:p text:style-name="P2"/>
      <text:p text:style-name="P2">Rakenduse komponendid:</text:p>
      <text:p text:style-name="P2"/>
      <text:list xml:id="list30376976" text:style-name="L3">
        <text:list-item>
          <text:p text:style-name="P52">Andmebaas</text:p>
        </text:list-item>
        <text:list-item>
          <text:p text:style-name="P52">Veebiteenused</text:p>
        </text:list-item>
        <text:list-item>
          <text:p text:style-name="P52">DVK liides</text:p>
        </text:list-item>
        <text:list-item>
          <text:p text:style-name="P52">X-tee teavituskalendri liides</text:p>
        </text:list-item>
        <text:list-item>
          <text:p text:style-name="P52">Monitooringu komponent</text:p>
        </text:list-item>
      </text:list>
      <text:p text:style-name="P2"/>
      <text:p text:style-name="P2"/>
      <text:h text:style-name="P58" text:outline-level="2"><text:bookmark-start text:name="_Toc275771634"/><text:bookmark-start text:name="_Toc275770851"/><text:bookmark-start text:name="_Toc275765991"/><text:bookmark-start text:name="_Toc275764714"/><text:bookmark-start text:name="_Toc275181509"/><text:bookmark-start text:name="_Toc273126549"/><text:bookmark-start text:name="_Toc273126331"/><text:bookmark-start text:name="_Toc273123368"/><text:bookmark-start text:name="_Toc273123284"/><text:bookmark-start text:name="_Toc273108570"/><text:bookmark-start text:name="_Toc272832963"/><text:bookmark-start text:name="_Toc272232643"/><text:bookmark-start text:name="_Toc271538813"/><text:bookmark-start text:name="_Toc271531539"/><text:bookmark-start text:name="_Toc271529438"/><text:bookmark-start text:name="_Toc270430271"/><text:bookmark-start text:name="_Toc270429116"/><text:bookmark-start text:name="_Toc270420553"/><text:bookmark-start text:name="_Toc269996962"/><text:bookmark-start text:name="_Toc269040693"/><text:bookmark-start text:name="_Toc269115269"/><text:bookmark-start text:name="_Toc273352064"/><text:bookmark text:name="__RefHeading__4248_1533963332"/>Nõuded keskkonnale<text:bookmark-end text:name="_Toc275771634"/><text:bookmark-end text:name="_Toc275770851"/><text:bookmark-end text:name="_Toc275765991"/><text:bookmark-end text:name="_Toc275764714"/><text:bookmark-end text:name="_Toc275181509"/><text:bookmark-end text:name="_Toc273126549"/><text:bookmark-end text:name="_Toc273126331"/><text:bookmark-end text:name="_Toc273123368"/><text:bookmark-end text:name="_Toc273123284"/><text:bookmark-end text:name="_Toc273108570"/><text:bookmark-end text:name="_Toc272832963"/><text:bookmark-end text:name="_Toc272232643"/><text:bookmark-end text:name="_Toc271538813"/><text:bookmark-end text:name="_Toc271531539"/><text:bookmark-end text:name="_Toc271529438"/><text:bookmark-end text:name="_Toc270430271"/><text:bookmark-end text:name="_Toc270429116"/><text:bookmark-end text:name="_Toc270420553"/><text:bookmark-end text:name="_Toc269996962"/><text:bookmark-end text:name="_Toc269040693"/><text:bookmark-end text:name="_Toc269115269"/><text:bookmark-end text:name="_Toc273352064"/><text:bookmark-end text:name="__RefHeading__4248_1533963332"/></text:h>
      <text:p text:style-name="P2"/>
      <text:list xml:id="list30374924" text:style-name="L4">
        <text:list-item>
          <text:p text:style-name="P47">Java Runtime Environment 1.6</text:p>
        </text:list-item>
        <text:list-item>
          <text:p text:style-name="P47">Rakendusserver Tomcat 6.x / WebLogic 10g/11g</text:p>
        </text:list-item>
        <text:list-item>
          <text:p text:style-name="P47">Andmebaas Oracle 10g/11g (UTF-8)</text:p>
        </text:list-item>
        <text:list-item>
          <text:p text:style-name="P47">Ligipääs X-tee turvaserverile (X-tee teenuste publitseerimiseks ja tarbimiseks)</text:p>
        </text:list-item>
        <text:list-item>
          <text:p text:style-name="P46"><text:span text:style-name="Default_20_Paragraph_20_Font"><text:span text:style-name="T1">Eraldiseisev DVK universaalklient ADIT-ile kasutamiseks. DVK universaalkliendi paigaldamiseks vaata dokumenti „Dokumendivahetuskeskus – Kliendi paigaldamisjuhend“ <text:s/>(</text:span></text:span><text:a xlink:type="simple" xlink:href="http://www.ria.ee/dokumendivahetus" office:target-frame-name="_top" xlink:show="replace"><text:span text:style-name="Default_20_Paragraph_20_Font"><text:span text:style-name="T1">http://www.ria.ee/dokumendivahetus</text:span></text:span></text:a><text:span text:style-name="Default_20_Paragraph_20_Font"><text:span text:style-name="T1">). Lisanõudena on vajalik lülitada välja DVK universaalkliendi andmebaasipäästik “tr_dhl_message_id”.</text:span></text:span></text:p>
        </text:list-item>
      </text:list>
      <text:p text:style-name="P24"><text:bookmark text:name="__RefHeading__4250_1533963332"/><text:bookmark-end text:name="__RefHeading__4250_1533963332"/></text:p>
      <text:h text:style-name="P57" text:outline-level="1"><text:bookmark-start text:name="_Toc275771635"/><text:bookmark-start text:name="_Toc275770852"/><text:bookmark-start text:name="_Toc275765992"/><text:bookmark-start text:name="_Toc275764715"/><text:bookmark-start text:name="_Toc275181510"/><text:bookmark-start text:name="_Toc273352065"/><text:bookmark-start text:name="_Toc273126550"/><text:bookmark-start text:name="_Toc273126332"/><text:bookmark-start text:name="_Toc273123369"/><text:bookmark-start text:name="_Toc273123285"/><text:bookmark-start text:name="_Toc273108571"/><text:bookmark-start text:name="_Toc272832964"/><text:bookmark-start text:name="_Toc272232644"/><text:bookmark-start text:name="_Toc271538814"/><text:bookmark-start text:name="_Toc271531540"/><text:bookmark-start text:name="_Toc271529439"/><text:bookmark-start text:name="_Toc270430272"/><text:bookmark-start text:name="_Toc270429117"/><text:bookmark-start text:name="_Toc270420554"/><text:bookmark-start text:name="_Toc269996963"/><text:bookmark-start text:name="_Toc269040694"/><text:bookmark-start text:name="_Toc269115270"/><text:bookmark text:name="__RefHeading__4384_1533963332"/>A<text:bookmark-end text:name="_Toc273126550"/><text:bookmark-end text:name="_Toc273126332"/><text:bookmark-end text:name="_Toc273123369"/><text:bookmark-end text:name="_Toc273123285"/><text:bookmark-end text:name="_Toc273108571"/><text:bookmark-end text:name="_Toc272832964"/><text:bookmark-end text:name="_Toc272232644"/><text:bookmark-end text:name="_Toc271538814"/><text:bookmark-end text:name="_Toc271531540"/><text:bookmark-end text:name="_Toc271529439"/><text:bookmark-end text:name="_Toc270430272"/><text:bookmark-end text:name="_Toc270429117"/><text:bookmark-end text:name="_Toc270420554"/><text:bookmark-end text:name="_Toc269996963"/><text:bookmark-end text:name="_Toc269040694"/><text:bookmark-end text:name="_Toc269115270"/>DIT-i andmebaas<text:bookmark-end text:name="_Toc275771635"/><text:bookmark-end text:name="_Toc275770852"/><text:bookmark-end text:name="_Toc275765992"/><text:bookmark-end text:name="_Toc275764715"/><text:bookmark-end text:name="_Toc275181510"/><text:bookmark-end text:name="_Toc273352065"/><text:bookmark-end text:name="__RefHeading__4384_1533963332"/></text:h>
      <text:h text:style-name="P58" text:outline-level="2"><text:bookmark-start text:name="_Toc275771636"/><text:bookmark-start text:name="_Toc275770853"/><text:bookmark-start text:name="_Toc275765993"/><text:bookmark-start text:name="_Toc275764716"/><text:bookmark-start text:name="_Toc275181511"/><text:bookmark-start text:name="_Toc273352066"/><text:bookmark text:name="__RefHeading__4386_1533963332"/>Paigaldus<text:bookmark-end text:name="_Toc275771636"/><text:bookmark-end text:name="_Toc275770853"/><text:bookmark-end text:name="_Toc275765993"/><text:bookmark-end text:name="_Toc275764716"/><text:bookmark-end text:name="_Toc275181511"/><text:bookmark-end text:name="_Toc273352066"/><text:bookmark-end text:name="__RefHeading__4386_1533963332"/></text:h>
      <text:p text:style-name="P23"><text:span text:style-name="Default_20_Paragraph_20_Font"><text:span text:style-name="T1">Andmebaasiskeemi loomise SQL skriptid asuvad paigalduspaketis kataloogis „/sql“. Enne aga, kui skripte käivitada, tuleb luua andmebaasiskeem / kasutaja (</text:span></text:span><text:span text:style-name="Default_20_Paragraph_20_Font"><text:span text:style-name="T2">schema</text:span></text:span><text:span text:style-name="Default_20_Paragraph_20_Font"><text:span text:style-name="T1">) ning tabeliruumid (</text:span></text:span><text:span text:style-name="Default_20_Paragraph_20_Font"><text:span text:style-name="T2">tablespace</text:span></text:span><text:span text:style-name="Default_20_Paragraph_20_Font"><text:span text:style-name="T1">) ADIT andmetabelite ja indeksite (</text:span></text:span><text:span text:style-name="Default_20_Paragraph_20_Font"><text:span text:style-name="T2">index</text:span></text:span><text:span text:style-name="Default_20_Paragraph_20_Font"><text:span text:style-name="T1">) jaoks. Paigaldamise sammud on järgmised:</text:span></text:span></text:p>
      <text:list xml:id="list30355183" text:style-name="L5">
        <text:list-item>
          <text:p text:style-name="P66">Loo tabeliruumid andmetabelite ja indeksite jaoks. Näidis SQL:</text:p>
        </text:list-item>
      </text:list>
      <text:p text:style-name="P26"><text:span text:style-name="Default_20_Paragraph_20_Font"><text:span text:style-name="T17">create tablespace </text:span></text:span><text:span text:style-name="Default_20_Paragraph_20_Font"><text:span text:style-name="T18">ADIT_INDX</text:span></text:span><text:span text:style-name="Default_20_Paragraph_20_Font"><text:span text:style-name="T17"><text:line-break/> <text:s/>logging</text:span></text:span><text:span text:style-name="Default_20_Paragraph_20_Font"><text:span text:style-name="T17"><text:line-break/> <text:s/>datafile 'adit_indx.dbf' </text:span></text:span><text:span text:style-name="Default_20_Paragraph_20_Font"><text:span text:style-name="T17"><text:line-break/> <text:s/>size 32m </text:span></text:span><text:span text:style-name="Default_20_Paragraph_20_Font"><text:span text:style-name="T17"><text:line-break/> <text:s/>autoextend on </text:span></text:span><text:span text:style-name="Default_20_Paragraph_20_Font"><text:span text:style-name="T17"><text:line-break/> <text:s/>next 32m maxsize 2048m</text:span></text:span><text:span text:style-name="Default_20_Paragraph_20_Font"><text:span text:style-name="T17"><text:line-break/> <text:s/>extent management local;</text:span></text:span></text:p>
      <text:p text:style-name="P26"><text:span text:style-name="Default_20_Paragraph_20_Font"><text:span text:style-name="T17">create tablespace </text:span></text:span><text:span text:style-name="Default_20_Paragraph_20_Font"><text:span text:style-name="T18">ADIT_DATA</text:span></text:span><text:span text:style-name="Default_20_Paragraph_20_Font"><text:span text:style-name="T17"><text:line-break/> <text:s/>logging</text:span></text:span><text:span text:style-name="Default_20_Paragraph_20_Font"><text:span text:style-name="T17"><text:line-break/> <text:s/>datafile 'adit_data.dbf' </text:span></text:span><text:span text:style-name="Default_20_Paragraph_20_Font"><text:span text:style-name="T17"><text:line-break/> <text:s/>size 32m </text:span></text:span><text:span text:style-name="Default_20_Paragraph_20_Font"><text:span text:style-name="T17"><text:line-break/> <text:s/>autoextend on </text:span></text:span><text:span text:style-name="Default_20_Paragraph_20_Font"><text:span text:style-name="T17"><text:line-break/> <text:s/>next 32m maxsize 2048m</text:span></text:span><text:span text:style-name="Default_20_Paragraph_20_Font"><text:span text:style-name="T17"><text:line-break/> <text:s/>extent management local;</text:span></text:span></text:p>
      <text:list xml:id="list31410184" text:continue-numbering="true" text:style-name="L5">
        <text:list-item>
          <text:p text:style-name="P66">Loo andmebaasiskeemid / kasutajad:</text:p>
          <text:list>
            <text:list-item>
              <text:p text:style-name="P66">ADIT – kasutaja, kelle skeemi luuakse kõik tabelid / protseduurid / triggerid ja muud andmebaasiobjektid.</text:p>
            </text:list-item>
            <text:list-item>
              <text:p text:style-name="P66">ADIT_APP – kasutaja, kelle abil rakendus andmebaasiga suhtleb. Andmebaasiobjektide kasutab läbi sünonüümide. Sünonüümid tekitatakse skriptiga „synonyms.sql“ punktis 4.<text:change-start text:change-id="ct242954512"/> Näidisskript, mis annab sobivad õigused<text:change-end text:change-id="ct242954512"/><text:change-start text:change-id="ct242954408"/> (DBA võib kaaluda „unlimited tablespace“ asendamist millegi peenemaga):<text:change-end text:change-id="ct242954408"/><text:change-start text:change-id="ct242954096"/></text:p>
            </text:list-item>
          </text:list>
        </text:list-item>
      </text:list>
      <text:p text:style-name="P45"><text:change-end text:change-id="ct242954096"/><text:change-start text:change-id="ct242954200"/>CREATE USER ADIT IDENTIFIED BY &amp;PWD_ADIT ACCOUNT UNLOCK;</text:p>
      <text:p text:style-name="P45">GRANT CREATE SESSION TO ADIT;</text:p>
      <text:p text:style-name="P45">GRANT UNLIMITED TABLESPACE TO ADIT;</text:p>
      <text:p text:style-name="P45">GRANT CREATE PROCEDURE TO ADIT;</text:p>
      <text:p text:style-name="P45">GRANT CREATE SEQUENCE TO ADIT;</text:p>
      <text:p text:style-name="P45">GRANT CREATE TABLE TO ADIT;</text:p>
      <text:p text:style-name="P45">GRANT CREATE TRIGGER TO ADIT;</text:p>
      <text:p text:style-name="P45"/>
      <text:p text:style-name="P45">CREATE USER ADIT_APP IDENTIFIED BY &amp;PWD_ADIT_APP ACCOUNT UNLOCK;</text:p>
      <text:p text:style-name="P45">GRANT CREATE SESSION TO ADIT_APP;</text:p>
      <text:p text:style-name="P45"><text:soft-page-break/>GRANT UNLIMITED TABLESPACE TO ADIT_APP;</text:p>
      <text:p text:style-name="P45">GRANT CREATE SYNONYM TO ADIT_APP;<text:change-end text:change-id="ct242954200"/></text:p>
      <text:list xml:id="list31401070" text:continue-numbering="true" text:style-name="L5">
        <text:list-item>
          <text:p text:style-name="P66">Käivita SQL skript „run.sql“ (ADIT andmebaasi ja klassifikaatorite andmete loomine). Skript tuleb käivitada Oracle SYSDBA õigustes oleva kasutaja poolt, kellel on tabelite, päästikute ja protseduuride loomise õigused.</text:p>
        </text:list-item>
        <text:list-item>
          <text:p text:style-name="P68"><office:annotation>
       <dc:creator>Alex Ehrlich</dc:creator>
       <dc:date>2014-03-10T11:19:58.15</dc:date>
       <text:p text:style-name="P72"><text:span text:style-name="T47">synonyms.sql käivitatakse run.sql seest ja see loob ilusti sünonüümid, kui käivitatud SYSDBA-na</text:span></text:p>
      </office:annotation>Käivita SQL skript „synonyms.sql“ – skript tuleb käivitada kasutaja „ADIT_APP“ õigustes. Skript loob kasutajale ADIT_APP sünonüümid, mis viitavad kasutaja ADIT objektidele.</text:p>
        </text:list-item>
        <text:list-item>
          <text:p text:style-name="P66">Kontrolli, kas tabelid on loodud ning kas klassifikaatorid on määratud (tabelid DOCUMENT_DVK_STATUS, DOCUMENT_HISTORY_TYPE, DOCUMENT_SHARING_TYPE, DOCUMENT_TYPE, NOTIFICATION_TYPE ja USERTYPE).</text:p>
        </text:list-item>
      </text:list>
      <text:p text:style-name="P22">Andmebaasikasutajal, kelle skeemi tabelid loodi, peavad olema järgmised õigused<text:change-start text:change-id="ct245854384"/> (juba antud kasutaja loomise käigus)<text:change-end text:change-id="ct245854384"/>:</text:p>
      <text:list xml:id="list30357699" text:style-name="L6">
        <text:list-item>
          <text:p text:style-name="P67">Kõikidesse <text:change-start text:change-id="ct242955032"/>oma schema <text:change-end text:change-id="ct242955032"/>tabelitesse kirjutamise õigus</text:p>
        </text:list-item>
        <text:list-item>
          <text:p text:style-name="P67">Kõikide<text:change-start text:change-id="ct242955136"/> oma schema<text:change-end text:change-id="ct242955136"/> tabelite lugemisõigus</text:p>
        </text:list-item>
        <text:list-item>
          <text:p text:style-name="P67">Kõikide <text:change-start text:change-id="ct242954616"/>oma schema <text:change-end text:change-id="ct242954616"/>tabelite andmete muutmise õigus</text:p>
        </text:list-item>
        <text:list-item>
          <text:p text:style-name="P67">Kõikide <text:change-start text:change-id="ct242956592"/>oma schema <text:change-end text:change-id="ct242956592"/>SEQUENCE-te ja TRIGGER-ite käivitamise õigus</text:p>
        </text:list-item>
      </text:list>
      <text:h text:style-name="P57" text:outline-level="1"><text:bookmark-start text:name="_Toc275771637"/><text:bookmark-start text:name="_Toc275770854"/><text:bookmark-start text:name="_Toc275765994"/><text:bookmark-start text:name="_Toc275764717"/><text:bookmark-start text:name="_Toc275181512"/><text:bookmark-start text:name="_Toc273352067"/><text:bookmark text:name="__RefHeading__4254_1533963332"/>ADIT rakendus<text:bookmark-end text:name="_Toc275771637"/><text:bookmark-end text:name="_Toc275770854"/><text:bookmark-end text:name="_Toc275765994"/><text:bookmark-end text:name="_Toc275764717"/><text:bookmark-end text:name="_Toc275181512"/><text:bookmark-end text:name="_Toc273352067"/><text:bookmark-end text:name="__RefHeading__4254_1533963332"/></text:h>
      <text:h text:style-name="P58" text:outline-level="2"><text:bookmark-start text:name="_Toc275771638"/><text:bookmark-start text:name="_Toc275770855"/><text:bookmark-start text:name="_Toc275765995"/><text:bookmark-start text:name="_Toc275764718"/><text:bookmark-start text:name="_Toc275181513"/><text:bookmark-start text:name="_Toc273352068"/><text:bookmark text:name="__RefHeading__4256_1533963332"/><text:bookmark text:name="__RefHeading__4258_1533963332"/>Rakenduse algkoodi allalaadimine<text:bookmark-end text:name="_Toc275771638"/><text:bookmark-end text:name="_Toc275770855"/><text:bookmark-end text:name="_Toc275765995"/><text:bookmark-end text:name="_Toc275764718"/><text:bookmark-end text:name="_Toc275181513"/><text:bookmark-end text:name="_Toc273352068"/><text:bookmark-end text:name="__RefHeading__4256_1533963332"/><text:bookmark-end text:name="__RefHeading__4258_1533963332"/></text:h>
      <text:p text:style-name="P2">Rakenduse algkood on saadaval RIA SVN-ist:</text:p>
      <text:p text:style-name="P32">svn export https://svn.eesti.ee/projektid/adit/src/tags/$VERSIOON$</text:p>
      <text:p text:style-name="Standard"><text:span text:style-name="Default_20_Paragraph_20_Font"><text:span text:style-name="T1"><text:line-break/>Rakenduse ehitamiseks ning erinevate pakete koostamiseks on kasutusel </text:span></text:span><text:span text:style-name="Default_20_Paragraph_20_Font"><text:span text:style-name="T2">Maven</text:span></text:span><text:span text:style-name="Default_20_Paragraph_20_Font"><text:span text:style-name="T1"> 2.x nimeline tarkvara (</text:span></text:span><text:a xlink:type="simple" xlink:href="http://maven.apache.org/" office:target-frame-name="_top" xlink:show="replace"><text:span text:style-name="Hyperlink"><text:span text:style-name="T1">http://maven.apache.org/</text:span></text:span></text:a><text:span text:style-name="Default_20_Paragraph_20_Font"><text:span text:style-name="T1"> ). Rakendus koosneb </text:span></text:span><text:span text:style-name="Default_20_Paragraph_20_Font"><text:span text:style-name="T2">Maven</text:span></text:span><text:span text:style-name="Default_20_Paragraph_20_Font"><text:span text:style-name="T1"> mõistes kahest alamprojektist: </text:span></text:span><text:span text:style-name="Default_20_Paragraph_20_Font"><text:span text:style-name="T2">adit-war</text:span></text:span><text:span text:style-name="Default_20_Paragraph_20_Font"><text:span text:style-name="T1"> ja </text:span></text:span><text:span text:style-name="Default_20_Paragraph_20_Font"><text:span text:style-name="T2">adit-ear</text:span></text:span><text:span text:style-name="Default_20_Paragraph_20_Font"><text:span text:style-name="T1">. Selline alajaotus on vajalik selleks, et koostada pake, mis sobiks </text:span></text:span><text:span text:style-name="Default_20_Paragraph_20_Font"><text:span text:style-name="T2">Weblogic</text:span></text:span><text:span text:style-name="Default_20_Paragraph_20_Font"><text:span text:style-name="T1"> rakendusserverisse paigaldamiseks. Rakenduse sisuline osa paikneb alamprojektis </text:span></text:span><text:span text:style-name="Default_20_Paragraph_20_Font"><text:span text:style-name="T2">adit-war</text:span></text:span><text:span text:style-name="Default_20_Paragraph_20_Font"><text:span text:style-name="T1"> ning </text:span></text:span><text:span text:style-name="Default_20_Paragraph_20_Font"><text:span text:style-name="T2">Weblogic</text:span></text:span><text:span text:style-name="Default_20_Paragraph_20_Font"><text:span text:style-name="T1"> rakendusserveri jaoks vajalikud metaandmeid sisaldavad failid paiknevad </text:span></text:span><text:span text:style-name="Default_20_Paragraph_20_Font"><text:span text:style-name="T2">adit-ear</text:span></text:span><text:span text:style-name="Default_20_Paragraph_20_Font"><text:span text:style-name="T1"> alamprojektis. Projekti ehitamiseks vajalikud seadistused paiknevad nö ülemprojektis ehk otse ADIT projekti juurkaustas asuvas </text:span></text:span><text:span text:style-name="Default_20_Paragraph_20_Font"><text:span text:style-name="T2">pom.xml</text:span></text:span><text:span text:style-name="Default_20_Paragraph_20_Font"><text:span text:style-name="T1"> failis.</text:span></text:span></text:p>
      <text:p text:style-name="Standard"><text:span text:style-name="Default_20_Paragraph_20_Font"><text:span text:style-name="T1">Selleks, et koostada rakenduse pake, tuleb määrata seadistused projekti kirjeldavas failis </text:span></text:span><text:span text:style-name="Default_20_Paragraph_20_Font"><text:span text:style-name="T2">pom.xml</text:span></text:span><text:span text:style-name="Default_20_Paragraph_20_Font"><text:span text:style-name="T1">. Seadistatavad parameetrid on järgmised:</text:span></text:span></text:p>
      <text:p text:style-name="Standard"><text:span text:style-name="Default_20_Paragraph_20_Font"><text:span text:style-name="T1">&lt;</text:span></text:span><text:span text:style-name="Default_20_Paragraph_20_Font"><text:span text:style-name="T7">resourceDir</text:span></text:span><text:span text:style-name="Default_20_Paragraph_20_Font"><text:span text:style-name="T1"> /&gt; <text:s/>- määrab ära, millisele keskkonnale omased rakenduse seadistusfailid pakkesse lisatakse (arenduskeskkond, testkeskkond, tootekeskkond).</text:span></text:span></text:p>
      <text:p text:style-name="P24"><text:bookmark text:name="__RefHeading__4260_1533963332"/>Algkoodiga tulevad kaasa seadistusfailide näidised erinevate keskkondade tarbeks:<text:bookmark-end text:name="__RefHeading__4260_1533963332"/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9">Nimi</text:p>
          </table:table-cell>
          <table:table-cell table:style-name="Table2.A1" office:value-type="string">
            <text:p text:style-name="P39">Failirada</text:p>
          </table:table-cell>
          <table:table-cell table:style-name="Table2.C1" office:value-type="string">
            <text:p text:style-name="P39">Kirjeldus</text:p>
          </table:table-cell>
        </table:table-row>
        <table:table-row>
          <table:table-cell table:style-name="Table2.A2" office:value-type="string">
            <text:p text:style-name="P24">ria-test-weblogic</text:p>
          </table:table-cell>
          <table:table-cell table:style-name="Table2.A2" office:value-type="string">
            <text:p text:style-name="P24">adit-war/src/main/resources/ria-test-weblogic/</text:p>
          </table:table-cell>
          <table:table-cell table:style-name="Table2.C2" office:value-type="string">
            <text:p text:style-name="P40">RIA testkeskkond (WebLogic)</text:p>
          </table:table-cell>
        </table:table-row>
        <table:table-row>
          <table:table-cell table:style-name="Table2.A2" office:value-type="string">
            <text:p text:style-name="P40">dev-dev-weblogic</text:p>
          </table:table-cell>
          <table:table-cell table:style-name="Table2.A2" office:value-type="string">
            <text:p text:style-name="P41">adit-war/src/main/resources/dev-dev-weblogic/</text:p>
          </table:table-cell>
          <table:table-cell table:style-name="Table2.C2" office:value-type="string">
            <text:p text:style-name="P40">Arendaja arenduskeskkond (Weblogic)</text:p>
          </table:table-cell>
        </table:table-row>
        <table:table-row>
          <table:table-cell table:style-name="Table2.A2" office:value-type="string">
            <text:p text:style-name="P40">ria-dev-weblogic</text:p>
          </table:table-cell>
          <table:table-cell table:style-name="Table2.A2" office:value-type="string">
            <text:p text:style-name="P41">adit-war/src/main/resources/ria-dev-weblogic</text:p>
          </table:table-cell>
          <table:table-cell table:style-name="Table2.C2" office:value-type="string">
            <text:p text:style-name="Table_20_Contents"><text:span text:style-name="Default_20_Paragraph_20_Font"><text:span text:style-name="T21">RIA arenduskeskkond (WebLogic)</text:span></text:span></text:p>
          </table:table-cell>
        </table:table-row>
        <table:table-row>
          <table:table-cell table:style-name="Table2.A2" office:value-type="string">
            <text:p text:style-name="P40">ria-dev-tomcat</text:p>
          </table:table-cell>
          <table:table-cell table:style-name="Table2.A2" office:value-type="string">
            <text:p text:style-name="P41">adit-war/src/main/resources/ria-dev-tomcat</text:p>
          </table:table-cell>
          <table:table-cell table:style-name="Table2.C2" office:value-type="string">
            <text:p text:style-name="Table_20_Contents"><text:span text:style-name="Default_20_Paragraph_20_Font"><text:span text:style-name="T21">RIA arenduskeskkond (Tomcat)</text:span></text:span></text:p>
          </table:table-cell>
        </table:table-row>
      </table:table>
      <text:p text:style-name="P2"/>
      <text:p text:style-name="P2"/>
      <text:p text:style-name="P25"><text:bookmark text:name="__RefHeading__4262_1533963332"/>Rakenduse ehitamine:<text:bookmark-end text:name="__RefHeading__4262_1533963332"/></text:p>
      <text:list xml:id="list30364377" text:style-name="L7">
        <text:list-item>
          <text:p text:style-name="P48">Lisa Maven2 /bin kataloog keskkonnamuutujasse „PATH“ – see on vajalik selleks, et Maven-i käske mugavalt välja kutsuda (soovitatav).</text:p>
        </text:list-item>
        <text:list-item>
          <text:p text:style-name="P48">Käivita käsklus „mvn clean“ – kustutab eelmise rakenduse ehitamise ajutised tööfailid ning rakenduse paketi. Välistab ajutistest tööfailidest tekkida võivad vead.</text:p>
        </text:list-item>
        <text:list-item>
          <text:p text:style-name="P49"><text:soft-page-break/><text:span text:style-name="Default_20_Paragraph_20_Font"><text:span text:style-name="T1">Käivita käsklus „mvn package“ – paneb kokku paigalduspaketid. Tekivad failid </text:span></text:span><text:span text:style-name="Default_20_Paragraph_20_Font"><text:span text:style-name="T2">/adit-ear/target/adit.ear </text:span></text:span><text:span text:style-name="Default_20_Paragraph_20_Font"><text:span text:style-name="T1">(sobib Weblogic rakendusserverisse paigaldamiseks) <text:s/>ning <text:s/></text:span></text:span><text:span text:style-name="Default_20_Paragraph_20_Font"><text:span text:style-name="T2">/adit-war/target/adit.war </text:span></text:span><text:span text:style-name="Default_20_Paragraph_20_Font"><text:span text:style-name="T1">(sobib Tomcat rakendusserverisse paigaldamiseks).</text:span></text:span></text:p>
        </text:list-item>
      </text:list>
      <text:h text:style-name="P58" text:outline-level="2"><text:bookmark-start text:name="_Toc275771639"/><text:bookmark-start text:name="_Toc275770856"/><text:bookmark-start text:name="_Toc275765996"/><text:bookmark-start text:name="_Toc275764719"/><text:bookmark-start text:name="_Toc275181514"/><text:bookmark-start text:name="_Toc273352070"/><text:bookmark-start text:name="_Toc273126552"/><text:bookmark-start text:name="_Toc273126334"/><text:bookmark-start text:name="_Toc273123371"/><text:bookmark-start text:name="_Toc273123287"/><text:bookmark-start text:name="_Toc273108573"/><text:bookmark-start text:name="_Toc272832966"/><text:bookmark-start text:name="_Toc272232646"/><text:bookmark-start text:name="_Toc271538816"/><text:bookmark-start text:name="_Toc271531542"/><text:bookmark-start text:name="_Toc271529441"/><text:bookmark-start text:name="_Toc270430274"/><text:bookmark-start text:name="_Toc270429119"/><text:bookmark-start text:name="_Toc270420556"/><text:bookmark-start text:name="_Toc269996965"/><text:bookmark-start text:name="_Toc269040696"/><text:bookmark-start text:name="_Toc269115272"/><text:bookmark text:name="__RefHeading__4264_1533963332"/>S<text:bookmark-end text:name="_Toc273126552"/><text:bookmark-end text:name="_Toc273126334"/><text:bookmark-end text:name="_Toc273123371"/><text:bookmark-end text:name="_Toc273123287"/><text:bookmark-end text:name="_Toc273108573"/><text:bookmark-end text:name="_Toc272832966"/><text:bookmark-end text:name="_Toc272232646"/><text:bookmark-end text:name="_Toc271538816"/><text:bookmark-end text:name="_Toc271531542"/><text:bookmark-end text:name="_Toc271529441"/><text:bookmark-end text:name="_Toc270430274"/><text:bookmark-end text:name="_Toc270429119"/><text:bookmark-end text:name="_Toc270420556"/><text:bookmark-end text:name="_Toc269996965"/><text:bookmark-end text:name="_Toc269040696"/><text:bookmark-end text:name="_Toc269115272"/>eadistamine<text:bookmark-end text:name="_Toc275771639"/><text:bookmark-end text:name="_Toc275770856"/><text:bookmark-end text:name="_Toc275765996"/><text:bookmark-end text:name="_Toc275764719"/><text:bookmark-end text:name="_Toc275181514"/><text:bookmark-end text:name="_Toc273352070"/><text:bookmark-end text:name="__RefHeading__4264_1533963332"/></text:h>
      <text:p text:style-name="P8">ADIT rakenduse seadistamine koosneb mitmest failist, mis on järgnevalt toodud välja koos seletustega: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Faili nimi</text:p>
          </table:table-cell>
          <table:table-cell table:style-name="Table3.B1" office:value-type="string">
            <text:p text:style-name="P13">Kirjeldus</text:p>
          </table:table-cell>
        </table:table-row>
        <table:table-row>
          <table:table-cell table:style-name="Table3.A2" office:value-type="string">
            <text:p text:style-name="P14">adit-configuration.xml</text:p>
          </table:table-cell>
          <table:table-cell table:style-name="Table3.B2" office:value-type="string">
            <text:p text:style-name="P14">rakenduse peamine seadistusfail</text:p>
          </table:table-cell>
        </table:table-row>
        <table:table-row>
          <table:table-cell table:style-name="Table3.A2" office:value-type="string">
            <text:p text:style-name="P14">log4j.xml</text:p>
          </table:table-cell>
          <table:table-cell table:style-name="Table3.B2" office:value-type="string">
            <text:p text:style-name="P14">logimise seadistus</text:p>
          </table:table-cell>
        </table:table-row>
        <table:table-row>
          <table:table-cell table:style-name="Table3.A2" office:value-type="string">
            <text:p text:style-name="P14">messages_et.properties</text:p>
          </table:table-cell>
          <table:table-cell table:style-name="Table3.B2" office:value-type="string">
            <text:p text:style-name="P14">Eestikeelsete (vea)teadete seadistusfail</text:p>
          </table:table-cell>
        </table:table-row>
        <table:table-row>
          <table:table-cell table:style-name="Table3.A2" office:value-type="string">
            <text:p text:style-name="P14">messages_en.properties</text:p>
          </table:table-cell>
          <table:table-cell table:style-name="Table3.B2" office:value-type="string">
            <text:p text:style-name="P14">inglisekeelsete (vea)teadete seadistusfail</text:p>
          </table:table-cell>
        </table:table-row>
        <table:table-row>
          <table:table-cell table:style-name="Table3.A2" office:value-type="string">
            <text:p text:style-name="P14">DVKresponseMessage.xsl</text:p>
          </table:table-cell>
          <table:table-cell table:style-name="Table3.B2" office:value-type="string">
            <text:p text:style-name="P15"><text:span text:style-name="Default_20_Paragraph_20_Font"><text:span text:style-name="T1">DVK vastuskirja </text:span></text:span><text:span text:style-name="Default_20_Paragraph_20_Font"><text:span text:style-name="T2">XSL</text:span></text:span><text:span text:style-name="Default_20_Paragraph_20_Font"><text:span text:style-name="T1"> stiilileht</text:span></text:span></text:p>
          </table:table-cell>
        </table:table-row>
        <table:table-row>
          <table:table-cell table:style-name="Table3.A2" office:value-type="string">
            <text:p text:style-name="P14">jdigidoc.cfg</text:p>
          </table:table-cell>
          <table:table-cell table:style-name="Table3.B2" office:value-type="string">
            <text:p text:style-name="P14">Jdigidoc teegi seadistusfail ( vajalik digiallkirjastamise funktsionaalsuse jaoks)</text:p>
          </table:table-cell>
        </table:table-row>
        <table:table-row>
          <table:table-cell table:style-name="Table3.A2" office:value-type="string">
            <text:p text:style-name="P14">xtee.properties</text:p>
          </table:table-cell>
          <table:table-cell table:style-name="Table3.B2" office:value-type="string">
            <text:p text:style-name="P14">X-Tee seadistus (vajalik X-Tee teavituskalendri funktsionaalsuse jaoks)</text:p>
          </table:table-cell>
        </table:table-row>
      </table:table>
      <text:p text:style-name="P14"/>
      <text:p text:style-name="P34"><text:span text:style-name="Default_20_Paragraph_20_Font"><text:span text:style-name="T22">&lt;!-- Configuration --&gt;</text:span></text:span></text:p>
      <text:p text:style-name="P34"><text:span text:style-name="Default_20_Paragraph_20_Font"><text:span text:style-name="T24">&lt;</text:span></text:span><text:span text:style-name="Default_20_Paragraph_20_Font"><text:span text:style-name="T27">bean</text:span></text:span><text:span text:style-name="Default_20_Paragraph_20_Font"><text:span text:style-name="T20"> </text:span></text:span><text:span text:style-name="Default_20_Paragraph_20_Font"><text:span text:style-name="T31">id</text:span></text:span><text:span text:style-name="Default_20_Paragraph_20_Font"><text:span text:style-name="T34">=</text:span></text:span><text:span text:style-name="Default_20_Paragraph_20_Font"><text:span text:style-name="T37">"configuration"</text:span></text:span><text:span text:style-name="Default_20_Paragraph_20_Font"><text:span text:style-name="T20"> </text:span></text:span><text:span text:style-name="Default_20_Paragraph_20_Font"><text:span text:style-name="T31">class</text:span></text:span><text:span text:style-name="Default_20_Paragraph_20_Font"><text:span text:style-name="T34">=</text:span></text:span><text:span text:style-name="Default_20_Paragraph_20_Font"><text:span text:style-name="T37">"ee.adit.util.Configuration"</text:span></text:span><text:span text:style-name="Default_20_Paragraph_20_Font"><text:span text:style-name="T24">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getJoinedMaxResults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1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tempDir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tmp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eleteTemporaryFiles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true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schedulerEventTypeName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Minu dokumentide teavitus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vkResponseMessageStylesheet"</text:span></text:span><text:span text:style-name="Default_20_Paragraph_20_Font"><text:span text:style-name="T20"> </text:span></text:span><text:span text:style-name="Default_20_Paragraph_20_Font"><text:span text:style-name="T31">va</text:span></text:span><text:span text:style-name="Default_20_Paragraph_20_Font"><text:span text:style-name="T31">l</text:span></text:span><text:span text:style-name="Default_20_Paragraph_20_Font"><text:span text:style-name="T31">ue</text:span></text:span><text:span text:style-name="Default_20_Paragraph_20_Font"><text:span text:style-name="T34">=</text:span></text:span><text:span text:style-name="Default_20_Paragraph_20_Font"><text:span text:style-name="T37">"DVKresponseMessage.xsl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5"/>
      <text:p text:style-name="P34"><text:span text:style-name="Default_20_Paragraph_20_Font"><text:span text:style-name="T22"><text:s text:c="2"/>&lt;!-- Üldine kettamahu piirang ühe kasutaja kohta baitides --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globalDiskQuota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1024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5"/>
      <text:p text:style-name="P34"><text:span text:style-name="Default_20_Paragraph_20_Font"><text:span text:style-name="T22"><text:s text:c="2"/>&lt;!-- Dokumentide säilitustähtaeg päevades --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ocumentRetentionDeadlineDays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365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5"/>
      <text:p text:style-name="P34"><text:span text:style-name="Default_20_Paragraph_20_Font"><text:span text:style-name="T34"><text:s text:c="2"/></text:span></text:span><text:span text:style-name="Default_20_Paragraph_20_Font"><text:span text:style-name="T24"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locales"</text:span></text:span><text:span text:style-name="Default_20_Paragraph_20_Font"><text:span text:style-name="T24">&gt;</text:span></text:span></text:p>
      <text:p text:style-name="P34"><text:span text:style-name="Default_20_Paragraph_20_Font"><text:span text:style-name="T34"><text:s text:c="4"/></text:span></text:span><text:span text:style-name="Default_20_Paragraph_20_Font"><text:span text:style-name="T24">&lt;</text:span></text:span><text:span text:style-name="Default_20_Paragraph_20_Font"><text:span text:style-name="T27">list</text:span></text:span><text:span text:style-name="Default_20_Paragraph_20_Font"><text:span text:style-name="T24">&gt;</text:span></text:span></text:p>
      <text:p text:style-name="P34"><text:span text:style-name="Default_20_Paragraph_20_Font"><text:span text:style-name="T34"><text:tab/></text:span></text:span><text:span text:style-name="Default_20_Paragraph_20_Font"><text:span text:style-name="T24">&lt;</text:span></text:span><text:span text:style-name="Default_20_Paragraph_20_Font"><text:span text:style-name="T27">value</text:span></text:span><text:span text:style-name="Default_20_Paragraph_20_Font"><text:span text:style-name="T24">&gt;</text:span></text:span><text:span text:style-name="Default_20_Paragraph_20_Font"><text:span text:style-name="T34">en_us</text:span></text:span><text:span text:style-name="Default_20_Paragraph_20_Font"><text:span text:style-name="T24">&lt;/</text:span></text:span><text:span text:style-name="Default_20_Paragraph_20_Font"><text:span text:style-name="T27">value</text:span></text:span><text:span text:style-name="Default_20_Paragraph_20_Font"><text:span text:style-name="T24">&gt;</text:span></text:span></text:p>
      <text:p text:style-name="P34"><text:span text:style-name="Default_20_Paragraph_20_Font"><text:span text:style-name="T34"><text:tab/></text:span></text:span><text:span text:style-name="Default_20_Paragraph_20_Font"><text:span text:style-name="T24">&lt;</text:span></text:span><text:span text:style-name="Default_20_Paragraph_20_Font"><text:span text:style-name="T27">value</text:span></text:span><text:span text:style-name="Default_20_Paragraph_20_Font"><text:span text:style-name="T24">&gt;</text:span></text:span><text:span text:style-name="Default_20_Paragraph_20_Font"><text:span text:style-name="T34">et_ee</text:span></text:span><text:span text:style-name="Default_20_Paragraph_20_Font"><text:span text:style-name="T24">&lt;/</text:span></text:span><text:span text:style-name="Default_20_Paragraph_20_Font"><text:span text:style-name="T27">value</text:span></text:span><text:span text:style-name="Default_20_Paragraph_20_Font"><text:span text:style-name="T24">&gt;</text:span></text:span></text:p>
      <text:p text:style-name="P34"><text:span text:style-name="Default_20_Paragraph_20_Font"><text:span text:style-name="T34"><text:s text:c="4"/></text:span></text:span><text:span text:style-name="Default_20_Paragraph_20_Font"><text:span text:style-name="T24">&lt;/</text:span></text:span><text:span text:style-name="Default_20_Paragraph_20_Font"><text:span text:style-name="T27">list</text:span></text:span><text:span text:style-name="Default_20_Paragraph_20_Font"><text:span text:style-name="T24">&gt;</text:span></text:span></text:p>
      <text:p text:style-name="P34"><text:span text:style-name="Default_20_Paragraph_20_Font"><text:span text:style-name="T24"><text:s text:c="2"/>&lt;/</text:span></text:span><text:span text:style-name="Default_20_Paragraph_20_Font"><text:span text:style-name="T27">property</text:span></text:span><text:span text:style-name="Default_20_Paragraph_20_Font"><text:span text:style-name="T24">&gt;</text:span></text:span></text:p>
      <text:p text:style-name="P35"/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vkOrgCode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70000007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xteeInstitution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70000007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xteeSecurityServer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http://10.0.15.1/cgi-bin/consumer_proxy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xteeIdCode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0000000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&lt;/</text:span></text:span><text:span text:style-name="Default_20_Paragraph_20_Font"><text:span text:style-name="T27">bean</text:span></text:span><text:span text:style-name="Default_20_Paragraph_20_Font"><text:span text:style-name="T24">&gt;</text:span></text:span></text:p>
      <text:p text:style-name="P37"/>
      <text:p text:style-name="P34"><text:span text:style-name="Default_20_Paragraph_20_Font"><text:span text:style-name="T24">&lt;</text:span></text:span><text:span text:style-name="Default_20_Paragraph_20_Font"><text:span text:style-name="T27">bean</text:span></text:span><text:span text:style-name="Default_20_Paragraph_20_Font"><text:span text:style-name="T20"> </text:span></text:span><text:span text:style-name="Default_20_Paragraph_20_Font"><text:span text:style-name="T31">id</text:span></text:span><text:span text:style-name="Default_20_Paragraph_20_Font"><text:span text:style-name="T34">=</text:span></text:span><text:span text:style-name="Default_20_Paragraph_20_Font"><text:span text:style-name="T37">"monitorConfiguration"</text:span></text:span><text:span text:style-name="Default_20_Paragraph_20_Font"><text:span text:style-name="T20"> </text:span></text:span><text:span text:style-name="Default_20_Paragraph_20_Font"><text:span text:style-name="T31">class</text:span></text:span><text:span text:style-name="Default_20_Paragraph_20_Font"><text:span text:style-name="T34">=</text:span></text:span><text:span text:style-name="Default_20_Paragraph_20_Font"><text:span text:style-name="T37">"ee.adit.util.MonitorConfiguration"</text:span></text:span><text:span text:style-name="Default_20_Paragraph_20_Font"><text:span text:style-name="T24">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aditServiceUr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http://localhost:7001/adit/service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remoteApplicationShortName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MONITOR_TEST_APP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userCode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EE0000000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institutionCode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123456789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testDocumentId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999999999999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vkTestDocumentID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9999999999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testDocumentFileId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999999999999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testUserCode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EE0000000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ocumentSaveInterva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6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ocumentSendToDvkInterva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6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ocumentSendToDvkServerInterva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6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ocumentSendToDvkFromDvkServerInterva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6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documentSendToAditInterva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6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24"><text:s text:c="2"/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notificationSendInterva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6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pan text:style-name="Default_20_Paragraph_20_Font"><text:span text:style-name="T34"><text:s text:c="2"/></text:span></text:span><text:span text:style-name="Default_20_Paragraph_20_Font"><text:span text:style-name="T24"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errorInterva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60000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4"><text:soft-page-break/><text:span text:style-name="Default_20_Paragraph_20_Font"><text:span text:style-name="T34"><text:s text:c="2"/></text:span></text:span><text:span text:style-name="Default_20_Paragraph_20_Font"><text:span text:style-name="T24">&lt;</text:span></text:span><text:span text:style-name="Default_20_Paragraph_20_Font"><text:span text:style-name="T27">property</text:span></text:span><text:span text:style-name="Default_20_Paragraph_20_Font"><text:span text:style-name="T20"> </text:span></text:span><text:span text:style-name="Default_20_Paragraph_20_Font"><text:span text:style-name="T31">name</text:span></text:span><text:span text:style-name="Default_20_Paragraph_20_Font"><text:span text:style-name="T34">=</text:span></text:span><text:span text:style-name="Default_20_Paragraph_20_Font"><text:span text:style-name="T37">"errorLevel"</text:span></text:span><text:span text:style-name="Default_20_Paragraph_20_Font"><text:span text:style-name="T20"> </text:span></text:span><text:span text:style-name="Default_20_Paragraph_20_Font"><text:span text:style-name="T31">value</text:span></text:span><text:span text:style-name="Default_20_Paragraph_20_Font"><text:span text:style-name="T34">=</text:span></text:span><text:span text:style-name="Default_20_Paragraph_20_Font"><text:span text:style-name="T37">"FATAL"</text:span></text:span><text:span text:style-name="Default_20_Paragraph_20_Font"><text:span text:style-name="T20"> </text:span></text:span><text:span text:style-name="Default_20_Paragraph_20_Font"><text:span text:style-name="T24">/&gt;</text:span></text:span></text:p>
      <text:p text:style-name="P31"><text:span text:style-name="Default_20_Paragraph_20_Font"><text:span text:style-name="T24">&lt;/</text:span></text:span><text:span text:style-name="Default_20_Paragraph_20_Font"><text:span text:style-name="T27">bean</text:span></text:span><text:span text:style-name="Default_20_Paragraph_20_Font"><text:span text:style-name="T24">&gt;</text:span></text:span></text:p>
      <text:h text:style-name="P60" text:outline-level="3"><text:bookmark-start text:name="_Toc275771640"/><text:bookmark-start text:name="_Toc275770857"/><text:bookmark-start text:name="_Toc275765997"/><text:bookmark-start text:name="_Toc275764720"/><text:bookmark-start text:name="_Toc275181515"/><text:bookmark-start text:name="_Toc273352071"/><text:bookmark text:name="__RefHeading__4266_1533963332"/>Fail adit-configuration.xml<text:bookmark-end text:name="_Toc275771640"/><text:bookmark-end text:name="_Toc275770857"/><text:bookmark-end text:name="_Toc275765997"/><text:bookmark-end text:name="_Toc275764720"/><text:bookmark-end text:name="_Toc275181515"/><text:bookmark-end text:name="_Toc273352071"/><text:bookmark-end text:name="__RefHeading__4266_1533963332"/></text:h>
      <text:p text:style-name="P2"/>
      <text:p text:style-name="Normal"><text:span text:style-name="Default_20_Paragraph_20_Font"><text:span text:style-name="T5">getJoinedMaxResults</text:span></text:span><text:span text:style-name="Default_20_Paragraph_20_Font"><text:span text:style-name="T7"> </text:span></text:span><text:span text:style-name="Default_20_Paragraph_20_Font"><text:span text:style-name="T1">– sätestab päringu „GetJoined“ maksimaalse tagastatavate tulemuste arvu.</text:span></text:span></text:p>
      <text:p text:style-name="P2"/>
      <text:p text:style-name="Normal"><text:span text:style-name="Default_20_Paragraph_20_Font"><text:span text:style-name="T5">tempDir</text:span></text:span><text:span text:style-name="Default_20_Paragraph_20_Font"><text:span text:style-name="T1"> – kataloog, kuhu ADIT rakendus paigutab töötamise ajal loodud ajutised failid. Sellele kataloogile peab olema kasutajal, kellena käivitatakse rakendusserver, lugemis- ja ki</text:span></text:span><text:span text:style-name="Default_20_Paragraph_20_Font"><text:span text:style-name="T1">r</text:span></text:span><text:span text:style-name="Default_20_Paragraph_20_Font"><text:span text:style-name="T1">jutamisõigus.</text:span></text:span></text:p>
      <text:p text:style-name="P2"/>
      <text:p text:style-name="Normal"><text:span text:style-name="Default_20_Paragraph_20_Font"><text:span text:style-name="T5">deleteTemporaryFiles</text:span></text:span><text:span text:style-name="Default_20_Paragraph_20_Font"><text:span text:style-name="T1"> – tõeväärtus tüüpi muutuja, mis näitab, kas ajutised failid kustutatakse peale nendega töötamist või mitte. </text:span></text:span><text:span text:style-name="Default_20_Paragraph_20_Font"><text:span text:style-name="T2">PS! Testimise ajaks ja vigade otsimisel on soovitatav ajutised failid alles jätta.</text:span></text:span></text:p>
      <text:p text:style-name="P4"/>
      <text:p text:style-name="Normal"><text:span text:style-name="Default_20_Paragraph_20_Font"><text:span text:style-name="T5">schedulerEventTypeName</text:span></text:span><text:span text:style-name="Default_20_Paragraph_20_Font"><text:span text:style-name="T1"> – X-Tee teavituskalendris kasutatav sündmuse nimi ADIT sündmuste jaoks</text:span></text:span><text:span text:style-name="Default_20_Paragraph_20_Font"><text:span text:style-name="T1">.</text:span></text:span></text:p>
      <text:p text:style-name="P2"/>
      <text:p text:style-name="Normal"><text:span text:style-name="Default_20_Paragraph_20_Font"><text:span text:style-name="T5">dvkResponseMessageStylesheet</text:span></text:span><text:span text:style-name="Default_20_Paragraph_20_Font"><text:span text:style-name="T1"> – määrab ära, millist stiililehte kasutatakse DVK vastuskirja koostamiseks</text:span></text:span><text:span text:style-name="Default_20_Paragraph_20_Font"><text:span text:style-name="T1">.</text:span></text:span></text:p>
      <text:p text:style-name="P2"/>
      <text:p text:style-name="Normal"><text:span text:style-name="Default_20_Paragraph_20_Font"><text:span text:style-name="T5">globalDiskQuota</text:span></text:span><text:span text:style-name="Default_20_Paragraph_20_Font"><text:span text:style-name="T1"> – üldine kettamahu piirang ühe kasutaja kohta baitides</text:span></text:span><text:span text:style-name="Default_20_Paragraph_20_Font"><text:span text:style-name="T1">.</text:span></text:span></text:p>
      <text:p text:style-name="P2"/>
      <text:p text:style-name="Normal"><text:span text:style-name="Default_20_Paragraph_20_Font"><text:span text:style-name="T5">documentRetentionDeadlineDays</text:span></text:span><text:span text:style-name="Default_20_Paragraph_20_Font"><text:span text:style-name="T1"> – </text:span></text:span><text:span text:style-name="Default_20_Paragraph_20_Font"><text:span text:style-name="T1">dokumentide säilitustähtaeg päevades.</text:span></text:span><text:span text:style-name="Default_20_Paragraph_20_Font"><text:span text:style-name="T1"> </text:span></text:span><text:span text:style-name="Default_20_Paragraph_20_Font"><text:span text:style-name="T1">Arvestatakse dokumendi viimase muutmise kuupäevast.</text:span></text:span><text:span text:style-name="Default_20_Paragraph_20_Font"><text:span text:style-name="T1"> Reaalselt kasutatakse seda ainult getDocument ja getDocumentList päringute vastustes dokumendi eeldatava kustutamisaja arvutamiseks.</text:span></text:span></text:p>
      <text:p text:style-name="P4"/>
      <text:p text:style-name="Normal"><text:span text:style-name="Default_20_Paragraph_20_Font"><text:span text:style-name="T6">locales </text:span></text:span><text:span text:style-name="Default_20_Paragraph_20_Font"><text:span text:style-name="T10">– nimekiri keeltest, milles tagastatakse päringute (vea)teated. Keele määramisel kasutatakse formaati [keelekood]_[riigikood]. Nt. „en_us“. Keele- ja riigikoodidena kasutatakse kahetähelisi ISO 639-1 formaadis koode.</text:span></text:span></text:p>
      <text:p text:style-name="P4"/>
      <text:p text:style-name="Normal"><text:span text:style-name="Default_20_Paragraph_20_Font"><text:span text:style-name="T5">dvkOrgCode</text:span></text:span><text:span text:style-name="Default_20_Paragraph_20_Font"><text:span text:style-name="T2"> – </text:span></text:span><text:span text:style-name="Default_20_Paragraph_20_Font"><text:span text:style-name="T1">asutuse kood, kelle nimel saadetakse dokumendid DVK-sse.</text:span></text:span></text:p>
      <text:p text:style-name="P5"/>
      <text:p text:style-name="Normal"><text:span text:style-name="Default_20_Paragraph_20_Font"><text:span text:style-name="T5">xteeInstitution </text:span></text:span><text:span text:style-name="Default_20_Paragraph_20_Font"><text:span text:style-name="T2">– </text:span></text:span><text:span text:style-name="Default_20_Paragraph_20_Font"><text:span text:style-name="T1">asutuse kood, kelle nimel saadetakse </text:span></text:span><text:span text:style-name="Default_20_Paragraph_20_Font"><text:span text:style-name="T1">teavitusi teavituskalendrisse</text:span></text:span><text:span text:style-name="Default_20_Paragraph_20_Font"><text:span text:style-name="T1">.</text:span></text:span></text:p>
      <text:p text:style-name="P5"/>
      <text:p text:style-name="Normal"><text:span text:style-name="Default_20_Paragraph_20_Font"><text:span text:style-name="T5">xteeSecurityServer </text:span></text:span><text:span text:style-name="Default_20_Paragraph_20_Font"><text:span text:style-name="T2">– </text:span></text:span><text:span text:style-name="Default_20_Paragraph_20_Font"><text:span text:style-name="T1">turvaserveri aadress, mille kaudu saadetakse teavitusi teavituskalendrisse</text:span></text:span><text:span text:style-name="Default_20_Paragraph_20_Font"><text:span text:style-name="T1">.</text:span></text:span></text:p>
      <text:p text:style-name="P2"/>
      <text:p text:style-name="Normal"><text:span text:style-name="Default_20_Paragraph_20_Font"><text:span text:style-name="T5">xteeIdCode </text:span></text:span><text:span text:style-name="Default_20_Paragraph_20_Font"><text:span text:style-name="T2">– </text:span></text:span><text:span text:style-name="Default_20_Paragraph_20_Font"><text:span text:style-name="T1">Isikukood</text:span></text:span><text:span text:style-name="Default_20_Paragraph_20_Font"><text:span text:style-name="T1">, mida kasutatakse teavituskalendri x-tee päringute </text:span></text:span><text:span text:style-name="Default_20_Paragraph_20_Font"><text:span text:style-name="T1">tegemiseks</text:span></text:span><text:span text:style-name="Default_20_Paragraph_20_Font"><text:span text:style-name="T1">.</text:span></text:span></text:p>
      <text:p text:style-name="P4"/>
      <text:p text:style-name="Normal"><text:span text:style-name="Default_20_Paragraph_20_Font"><text:span text:style-name="T5">aditServiceUrl </text:span></text:span><text:span text:style-name="Default_20_Paragraph_20_Font"><text:span text:style-name="T2">– </text:span></text:span><text:span text:style-name="Default_20_Paragraph_20_Font"><text:span text:style-name="T1">ADIT veebiteenuse URL (kui tahetakse monitoorida üle X-Tee, siis turvaserveri aadress)</text:span></text:span><text:span text:style-name="Default_20_Paragraph_20_Font"><text:span text:style-name="T1">.</text:span></text:span><text:span text:style-name="Default_20_Paragraph_20_Font"><text:span text:style-name="T1"><text:line-break/></text:span></text:span></text:p>
      <text:p text:style-name="Normal"><text:span text:style-name="Default_20_Paragraph_20_Font"><text:span text:style-name="T5">remoteApplicationShortName</text:span></text:span><text:span text:style-name="Default_20_Paragraph_20_Font"><text:span text:style-name="T7"> </text:span></text:span><text:span text:style-name="Default_20_Paragraph_20_Font"><text:span text:style-name="T1">– monitooringu päringute jaoks kasutatav test-infosüsteemi lühinimi. Selle väärtuse muutmisel peab olema veendunud, et andmebaasis on ka vastav kirje tabelis REMOTE_APPLICATION.</text:span></text:span></text:p>
      <text:p text:style-name="P2"/>
      <text:p text:style-name="Normal"><text:span text:style-name="Default_20_Paragraph_20_Font"><text:span text:style-name="T5">userCode</text:span></text:span><text:span text:style-name="Default_20_Paragraph_20_Font"><text:span text:style-name="T1"> – monitooringu päringute kasutaja kood.</text:span></text:span></text:p>
      <text:p text:style-name="P4"/>
      <text:p text:style-name="Normal"><text:span text:style-name="Default_20_Paragraph_20_Font"><text:span text:style-name="T6">institutionCode</text:span></text:span><text:span text:style-name="Default_20_Paragraph_20_Font"><text:span text:style-name="T10"> – monitooringu päringute asutuse kood</text:span></text:span><text:span text:style-name="Default_20_Paragraph_20_Font"><text:span text:style-name="T10">.</text:span></text:span></text:p>
      <text:p text:style-name="P6"/>
      <text:p text:style-name="Normal"><text:soft-page-break/><text:span text:style-name="Default_20_Paragraph_20_Font"><text:span text:style-name="T6">testDocumentId</text:span></text:span><text:span text:style-name="Default_20_Paragraph_20_Font"><text:span text:style-name="T10"> – monitooringu päringute testdokumendi ID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dvkTestDocumentID</text:span></text:span><text:span text:style-name="Default_20_Paragraph_20_Font"><text:span text:style-name="T10"> – monitooringu päringute DVK testdokumendi ID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testDocumentFileId</text:span></text:span><text:span text:style-name="Default_20_Paragraph_20_Font"><text:span text:style-name="T10"> – monitooringu päringute testdokumendi faili ID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testUserCode</text:span></text:span><text:span text:style-name="Default_20_Paragraph_20_Font"><text:span text:style-name="T10"> – monitooringu kasutajate nimekirja päringu testkasutaja kood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documentSaveInterval</text:span></text:span><text:span text:style-name="Default_20_Paragraph_20_Font"><text:span text:style-name="T10"> – päringu „saveDocument“ testimise periood millisekundites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documentSendToDvkInterval</text:span></text:span><text:span text:style-name="Default_20_Paragraph_20_Font"><text:span text:style-name="T10"> – dokumentide DVK-sse saatmise periood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documentSendToAditInterval</text:span></text:span><text:span text:style-name="Default_20_Paragraph_20_Font"><text:span text:style-name="T10"> – dokumentide ADIT-isse importimise periood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notificationSendInterval</text:span></text:span><text:span text:style-name="Default_20_Paragraph_20_Font"><text:span text:style-name="T10"> – teavituste saatmise intervall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errorInterval</text:span></text:span><text:span text:style-name="Default_20_Paragraph_20_Font"><text:span text:style-name="T10"> – rakenduse vigade tabeli kontrollimise periood</text:span></text:span><text:span text:style-name="Default_20_Paragraph_20_Font"><text:span text:style-name="T10">.</text:span></text:span></text:p>
      <text:p text:style-name="P6"/>
      <text:p text:style-name="Normal"><text:span text:style-name="Default_20_Paragraph_20_Font"><text:span text:style-name="T6">error</text:span></text:span><text:span text:style-name="Default_20_Paragraph_20_Font"><text:span text:style-name="T6">Level</text:span></text:span><text:span text:style-name="Default_20_Paragraph_20_Font"><text:span text:style-name="T6">l</text:span></text:span><text:span text:style-name="Default_20_Paragraph_20_Font"><text:span text:style-name="T10"> – </text:span></text:span><text:span text:style-name="Default_20_Paragraph_20_Font"><text:span text:style-name="T10">määrab vaadeldavate vigade taseme </text:span></text:span><text:span text:style-name="Default_20_Paragraph_20_Font"><text:span text:style-name="T10">vigade tabelis. Võimalikud väärtused – WARN, ERROR, FATAL.</text:span></text:span></text:p>
      <text:p text:style-name="P6"/>
      <text:p text:style-name="P6"/>
      <text:h text:style-name="P60" text:outline-level="3">Fail adit-jobs.xml</text:h>
      <text:p text:style-name="P6"/>
      <text:p text:style-name="Normal"><text:span text:style-name="Default_20_Paragraph_20_Font"><text:span text:style-name="T1">Ajatatud toimingud </text:span></text:span><text:span text:style-name="Default_20_Paragraph_20_Font"><text:span text:style-name="T1">(DVK-ga suhtlemine ja teavituste saatmine X-Tee teavituskalendrisse) on seadistatud </text:span></text:span><text:span text:style-name="Default_20_Paragraph_20_Font"><text:span text:style-name="T5">adit-jobs.xml</text:span></text:span><text:span text:style-name="Default_20_Paragraph_20_Font"><text:span text:style-name="T1"> failis:</text:span></text:span></text:p>
      <text:p text:style-name="P2"/>
      <text:p text:style-name="P34"><text:span text:style-name="Default_20_Paragraph_20_Font"><text:span text:style-name="T25">&lt;</text:span></text:span><text:span text:style-name="Default_20_Paragraph_20_Font"><text:span text:style-name="T28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dvkSend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sendJobDetails"</text:span></text:span><text:span text:style-name="Default_20_Paragraph_20_Font"><text:span text:style-name="T25">/&gt;</text:span></text:span></text:p>
      <text:p text:style-name="P34"><text:span text:style-name="Default_20_Paragraph_20_Font"><text:span text:style-name="T23"><text:s text:c="2"/>&lt;!-- 10 second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startDelay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3"><text:s text:c="2"/>&lt;!-- repeat every 20 second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pea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&lt;/</text:span></text:span><text:span text:style-name="Default_20_Paragraph_20_Font"><text:span text:style-name="T28">bean</text:span></text:span><text:span text:style-name="Default_20_Paragraph_20_Font"><text:span text:style-name="T25">&gt;</text:span></text:span></text:p>
      <text:p text:style-name="P34"><text:span text:style-name="Default_20_Paragraph_20_Font"><text:span text:style-name="T35"><text:tab/></text:span></text:span></text:p>
      <text:p text:style-name="P34"><text:span text:style-name="Default_20_Paragraph_20_Font"><text:span text:style-name="T25">&lt;</text:span></text:span><text:span text:style-name="Default_20_Paragraph_20_Font"><text:span text:style-name="T29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dvkReceive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receiveJobDetails"</text:span></text:span><text:span text:style-name="Default_20_Paragraph_20_Font"><text:span text:style-name="T25">/&gt;</text:span></text:span></text:p>
      <text:p text:style-name="P34"><text:span text:style-name="Default_20_Paragraph_20_Font"><text:span text:style-name="T23"><text:s text:c="2"/>&lt;!-- 10 second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startDelay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12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3"><text:s text:c="2"/>&lt;!-- repeat every 20 second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pea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&lt;/</text:span></text:span><text:span text:style-name="Default_20_Paragraph_20_Font"><text:span text:style-name="T29">bean</text:span></text:span><text:span text:style-name="Default_20_Paragraph_20_Font"><text:span text:style-name="T25">&gt;</text:span></text:span></text:p>
      <text:p text:style-name="P34"><text:span text:style-name="Default_20_Paragraph_20_Font"><text:span text:style-name="T35"><text:tab/></text:span></text:span></text:p>
      <text:p text:style-name="P34"><text:span text:style-name="Default_20_Paragraph_20_Font"><text:span text:style-name="T25">&lt;</text:span></text:span><text:span text:style-name="Default_20_Paragraph_20_Font"><text:span text:style-name="T29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dvkUpdateStatus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updateStatusJobDetails"</text:span></text:span><text:span text:style-name="Default_20_Paragraph_20_Font"><text:span text:style-name="T25">/&gt;</text:span></text:span></text:p>
      <text:p text:style-name="P34"><text:span text:style-name="Default_20_Paragraph_20_Font"><text:span text:style-name="T23"><text:s text:c="2"/>&lt;!-- 10 second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startDelay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18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3"><text:s text:c="2"/>&lt;!-- repeat every 20 second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pea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&lt;/</text:span></text:span><text:span text:style-name="Default_20_Paragraph_20_Font"><text:span text:style-name="T29">bean</text:span></text:span><text:span text:style-name="Default_20_Paragraph_20_Font"><text:span text:style-name="T25">&gt;</text:span></text:span></text:p>
      <text:p text:style-name="P34"><text:span text:style-name="Default_20_Paragraph_20_Font"><text:span text:style-name="T35"><text:tab/></text:span></text:span></text:p>
      <text:p text:style-name="P34"><text:span text:style-name="Default_20_Paragraph_20_Font"><text:span text:style-name="T25">&lt;</text:span></text:span><text:span text:style-name="Default_20_Paragraph_20_Font"><text:span text:style-name="T29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dvkUpdateStatusToDVK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UpdateStatusToDVKJobDetails"</text:span></text:span><text:span text:style-name="Default_20_Paragraph_20_Font"><text:span text:style-name="T25">/&gt;</text:span></text:span></text:p>
      <text:p text:style-name="P34"><text:soft-page-break/><text:span text:style-name="Default_20_Paragraph_20_Font"><text:span text:style-name="T23"><text:s text:c="2"/>&lt;!-- 10 second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startDelay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24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3"><text:s text:c="2"/>&lt;!-- repeat every 20 second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pea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&lt;/</text:span></text:span><text:span text:style-name="Default_20_Paragraph_20_Font"><text:span text:style-name="T29">bean</text:span></text:span><text:span text:style-name="Default_20_Paragraph_20_Font"><text:span text:style-name="T25">&gt;</text:span></text:span></text:p>
      <text:p text:style-name="P38"><text:tab/></text:p>
      <text:p text:style-name="P34"><text:span text:style-name="Default_20_Paragraph_20_Font"><text:span text:style-name="T25">&lt;</text:span></text:span><text:span text:style-name="Default_20_Paragraph_20_Font"><text:span text:style-name="T28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DeleteDocumentsFromDVKJob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DeleteDocumentsFromDVKJobDetails"</text:span></text:span><text:span text:style-name="Default_20_Paragraph_20_Font"><text:span text:style-name="T25">/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3">&lt;!-- 10 seconds --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startDelay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0"</text:span></text:span><text:span text:style-name="Default_20_Paragraph_20_Font"><text:span text:style-name="T25">/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3">&lt;!-- repeat every 20 seconds --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pea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360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&lt;/</text:span></text:span><text:span text:style-name="Default_20_Paragraph_20_Font"><text:span text:style-name="T28">bean</text:span></text:span><text:span text:style-name="Default_20_Paragraph_20_Font"><text:span text:style-name="T25">&gt;</text:span></text:span></text:p>
      <text:p text:style-name="P34"><text:span text:style-name="Default_20_Paragraph_20_Font"><text:span text:style-name="T35"><text:tab/></text:span></text:span></text:p>
      <text:p text:style-name="P34"><text:span text:style-name="Default_20_Paragraph_20_Font"><text:span text:style-name="T25">&lt;</text:span></text:span><text:span text:style-name="Default_20_Paragraph_20_Font"><text:span text:style-name="T29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UserSyncJob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UserSyncJobDetails"</text:span></text:span><text:span text:style-name="Default_20_Paragraph_20_Font"><text:span text:style-name="T25">/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3">&lt;!-- 10 seconds --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startDelay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0"</text:span></text:span><text:span text:style-name="Default_20_Paragraph_20_Font"><text:span text:style-name="T25">/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3">&lt;!-- repeat every 20 seconds --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pea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3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&lt;/</text:span></text:span><text:span text:style-name="Default_20_Paragraph_20_Font"><text:span text:style-name="T29">bean</text:span></text:span><text:span text:style-name="Default_20_Paragraph_20_Font"><text:span text:style-name="T25">&gt;</text:span></text:span></text:p>
      <text:p text:style-name="P33"/>
      <text:p text:style-name="P34"><text:span text:style-name="Default_20_Paragraph_20_Font"><text:span text:style-name="T25">&lt;</text:span></text:span><text:span text:style-name="Default_20_Paragraph_20_Font"><text:span text:style-name="T29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notification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sendNotificationsJobDetails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startDelay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12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pea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120000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&lt;/</text:span></text:span><text:span text:style-name="Default_20_Paragraph_20_Font"><text:span text:style-name="T29">bean</text:span></text:span><text:span text:style-name="Default_20_Paragraph_20_Font"><text:span text:style-name="T25">&gt;</text:span></text:span></text:p>
      <text:p text:style-name="P36"/>
      <text:p text:style-name="P34"><text:span text:style-name="Default_20_Paragraph_20_Font"><text:span text:style-name="T25">&lt;</text:span></text:span><text:span text:style-name="Default_20_Paragraph_20_Font"><text:span text:style-name="T28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temporaryFolderCleaner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temporaryFolderCleanerJobDetails"</text:span></text:span><text:span text:style-name="Default_20_Paragraph_20_Font"><text:span text:style-name="T25">/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3">&lt;!-- First execute 10 seconds after application start --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startDelay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10000"</text:span></text:span><text:span text:style-name="Default_20_Paragraph_20_Font"><text:span text:style-name="T25">/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3">&lt;!-- Repeat every 1 hour --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pea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360000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&lt;/</text:span></text:span><text:span text:style-name="Default_20_Paragraph_20_Font"><text:span text:style-name="T28">bean</text:span></text:span><text:span text:style-name="Default_20_Paragraph_20_Font"><text:span text:style-name="T25">&gt;</text:span></text:span></text:p>
      <text:p text:style-name="P4"/>
      <text:p text:style-name="Normal"><text:span text:style-name="Default_20_Paragraph_20_Font"><text:span text:style-name="T5">dvkSendTrigger</text:span></text:span><text:span text:style-name="Default_20_Paragraph_20_Font"><text:span text:style-name="T1"> – määrab, kui tihti käivitatakse dokumentide DVK-sse saatmise protsess.</text:span></text:span></text:p>
      <text:p text:style-name="Normal"><text:span text:style-name="Default_20_Paragraph_20_Font"><text:span text:style-name="T5">dvkReceiveTrigger</text:span></text:span><text:span text:style-name="Default_20_Paragraph_20_Font"><text:span text:style-name="T1"> – määrab, kui tihti käivitatakse DVK-st dokumentide vastuvõtmise protsess</text:span></text:span></text:p>
      <text:p text:style-name="Normal"><text:span text:style-name="Default_20_Paragraph_20_Font"><text:span text:style-name="T5">dvkUpdateStatusTrigger</text:span></text:span><text:span text:style-name="Default_20_Paragraph_20_Font"><text:span text:style-name="T1"> – määrab, kui tihti uuendatakse dokumentide staatuseid DVK-st ADIT-isse (DVK-sse saadetud dokumentide puhul)</text:span></text:span></text:p>
      <text:p text:style-name="Normal"><text:span text:style-name="Default_20_Paragraph_20_Font"><text:span text:style-name="T5">dvkUpdateStatusToDVKTrigger</text:span></text:span><text:span text:style-name="Default_20_Paragraph_20_Font"><text:span text:style-name="T1"> – määrab, kui tihti uuendatakse dokumentide staatuseid ADIT-ist DVK-sse (ADIT-isse saadetud dokumentide puhul)</text:span></text:span></text:p>
      <text:p text:style-name="Normal"><text:span text:style-name="Default_20_Paragraph_20_Font"><text:span text:style-name="T5">DeleteDocumentsFromDVKJobTrigger</text:span></text:span><text:span text:style-name="Default_20_Paragraph_20_Font"><text:span text:style-name="T1"> – määrab, kui tihti käiakse DVK-st kustutamas dokumente, millel on vastavad „lõpetatud“ staatused. Kustutatakse ainult dokumendi DVK XML konteiner.</text:span></text:span></text:p>
      <text:p text:style-name="Normal"><text:span text:style-name="Default_20_Paragraph_20_Font"><text:span text:style-name="T5">UserSyncJobTrigger</text:span></text:span><text:span text:style-name="Default_20_Paragraph_20_Font"><text:span text:style-name="T1"> – määrab, kui tihti sünkroniseeritakse DVK kasutajad ADIT kasutajatega (sünkroniseerimine toimub suunal DVK -&gt; ADIT).</text:span></text:span></text:p>
      <text:p text:style-name="Normal"><text:span text:style-name="Default_20_Paragraph_20_Font"><text:span text:style-name="T5">notificationTrigger</text:span></text:span><text:span text:style-name="Default_20_Paragraph_20_Font"><text:span text:style-name="T1"> – määrab, kui tihti saadetakse teavitused X-Tee teavituskalendrisse</text:span></text:span></text:p>
      <text:p text:style-name="Normal"><text:span text:style-name="Default_20_Paragraph_20_Font"><text:span text:style-name="T5">temporaryFolderCleanerTrigger</text:span></text:span><text:span text:style-name="Default_20_Paragraph_20_Font"><text:span text:style-name="T1"> – määrab, kui tihti kustutatakse töökataloogist ajutised failid</text:span></text:span></text:p>
      <text:p text:style-name="P2"/>
      <text:p text:style-name="P2">Kõikides eeltoodud seadistustes saab määrata järgmised parameetrid:</text:p>
      <text:p text:style-name="P2"/>
      <text:p text:style-name="Normal"><text:span text:style-name="Default_20_Paragraph_20_Font"><text:span text:style-name="T5">startDelay</text:span></text:span><text:span text:style-name="Default_20_Paragraph_20_Font"><text:span text:style-name="T1"> – kui kaua pärast rakenduse käivitamist toimub esimene käivitamine</text:span></text:span></text:p>
      <text:p text:style-name="Normal"><text:span text:style-name="Default_20_Paragraph_20_Font"><text:span text:style-name="T5">repeatInterval</text:span></text:span><text:span text:style-name="Default_20_Paragraph_20_Font"><text:span text:style-name="T1"> – kui tihti protsessi käivitatakse</text:span></text:span></text:p>
      <text:h text:style-name="P60" text:outline-level="3"><text:bookmark-start text:name="_Toc275771641"/><text:bookmark-start text:name="_Toc275770858"/><text:bookmark-start text:name="_Toc275765998"/><text:bookmark-start text:name="_Toc275764721"/><text:bookmark-start text:name="_Toc275181516"/><text:bookmark-start text:name="_Toc273352072"/><text:bookmark-start text:name="_Toc273126553"/><text:bookmark-start text:name="_Toc273126335"/><text:bookmark-start text:name="_Toc273123372"/><text:bookmark-start text:name="_Toc273123288"/><text:bookmark-start text:name="_Toc273108574"/><text:bookmark-start text:name="_Toc272832967"/><text:bookmark-start text:name="_Toc272232647"/><text:bookmark-start text:name="_Toc271538817"/><text:bookmark-start text:name="_Toc271531543"/><text:bookmark-start text:name="_Toc271529442"/><text:bookmark-start text:name="_Toc270430275"/><text:bookmark-start text:name="_Toc270429120"/><text:bookmark-start text:name="_Toc270420557"/><text:bookmark-start text:name="_Toc269996966"/><text:bookmark-start text:name="_Toc269040697"/><text:bookmark-start text:name="_Toc269115273"/><text:bookmark text:name="__RefHeading__4268_1533963332"/><text:soft-page-break/>F<text:bookmark-end text:name="_Toc273126553"/><text:bookmark-end text:name="_Toc273126335"/><text:bookmark-end text:name="_Toc273123372"/><text:bookmark-end text:name="_Toc273123288"/><text:bookmark-end text:name="_Toc273108574"/><text:bookmark-end text:name="_Toc272832967"/><text:bookmark-end text:name="_Toc272232647"/><text:bookmark-end text:name="_Toc271538817"/><text:bookmark-end text:name="_Toc271531543"/><text:bookmark-end text:name="_Toc271529442"/><text:bookmark-end text:name="_Toc270430275"/><text:bookmark-end text:name="_Toc270429120"/><text:bookmark-end text:name="_Toc270420557"/><text:bookmark-end text:name="_Toc269996966"/><text:bookmark-end text:name="_Toc269040697"/><text:bookmark-end text:name="_Toc269115273"/>ail log4j.xml<text:bookmark-end text:name="_Toc275771641"/><text:bookmark-end text:name="_Toc275770858"/><text:bookmark-end text:name="_Toc275765998"/><text:bookmark-end text:name="_Toc275764721"/><text:bookmark-end text:name="_Toc275181516"/><text:bookmark-end text:name="_Toc273352072"/><text:bookmark-end text:name="__RefHeading__4268_1533963332"/></text:h>
      <text:p text:style-name="P2">Logimine on ADIT rakenduses lahendatud Log4J raamistikku kasutades, seega toimub ka log4j.xml faili seadistamine vastavalt. Vaikimisi on seadistatud logimine kahte eraldi faili:</text:p>
      <text:p text:style-name="P2"/>
      <text:list xml:id="list30371669" text:style-name="L8">
        <text:list-item>
          <text:p text:style-name="P69">DVK liidese logi</text:p>
        </text:list-item>
      </text:list>
      <text:p text:style-name="P2"/>
      <text:p text:style-name="P34"><text:span text:style-name="Default_20_Paragraph_20_Font"><text:span text:style-name="T25">&lt;</text:span></text:span><text:span text:style-name="Default_20_Paragraph_20_Font"><text:span text:style-name="T28">appender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file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apache.log4j.DailyRollingFileAppender"</text:span></text:span><text:span text:style-name="Default_20_Paragraph_20_Font"><text:span text:style-name="T25">&gt;</text:span></text:span></text:p>
      <text:p text:style-name="P34"><text:span text:style-name="Default_20_Paragraph_20_Font"><text:span text:style-name="T35"><text:s text:c="2"/></text:span></text:span><text:span text:style-name="Default_20_Paragraph_20_Font"><text:span text:style-name="T25">&lt;</text:span></text:span><text:span text:style-name="Default_20_Paragraph_20_Font"><text:span text:style-name="T29">param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file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42">=</text:span></text:span><text:span text:style-name="Default_20_Paragraph_20_Font"><text:span text:style-name="T43">"log/adit/adit_dvk.log</text:span></text:span><text:span text:style-name="Default_20_Paragraph_20_Font"><text:span text:style-name="T38">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aram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atePattern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'.'yyyy-MM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aram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append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true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layout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apache.log4j.PatternLayout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4"/>&lt;</text:span></text:span><text:span text:style-name="Default_20_Paragraph_20_Font"><text:span text:style-name="T29">param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ConversionPattern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%d{ABSOLUTE}%5p %C:%L - %m%n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/</text:span></text:span><text:span text:style-name="Default_20_Paragraph_20_Font"><text:span text:style-name="T29">layout</text:span></text:span><text:span text:style-name="Default_20_Paragraph_20_Font"><text:span text:style-name="T25">&gt;</text:span></text:span></text:p>
      <text:p text:style-name="P31"><text:span text:style-name="Default_20_Paragraph_20_Font"><text:span text:style-name="T25">&lt;/</text:span></text:span><text:span text:style-name="Default_20_Paragraph_20_Font"><text:span text:style-name="T28">appender</text:span></text:span><text:span text:style-name="Default_20_Paragraph_20_Font"><text:span text:style-name="T25">&gt;</text:span></text:span></text:p>
      <text:p text:style-name="P2"/>
      <text:list xml:id="list31425212" text:continue-numbering="true" text:style-name="L8">
        <text:list-item>
          <text:p text:style-name="P69">ADIT rakenduse logi</text:p>
        </text:list-item>
      </text:list>
      <text:p text:style-name="P2"/>
      <text:p text:style-name="P34"><text:span text:style-name="Default_20_Paragraph_20_Font"><text:span text:style-name="T25">&lt;</text:span></text:span><text:span text:style-name="Default_20_Paragraph_20_Font"><text:span text:style-name="T28">appender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vk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apache.log4j.DailyRollingFileAppender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aram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file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42">=</text:span></text:span><text:span text:style-name="Default_20_Paragraph_20_Font"><text:span text:style-name="T43">"log/adit/adit.log</text:span></text:span><text:span text:style-name="Default_20_Paragraph_20_Font"><text:span text:style-name="T38">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aram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atePattern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'.'yyyy-MM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aram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append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true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layout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apache.log4j.PatternLayout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4"/>&lt;</text:span></text:span><text:span text:style-name="Default_20_Paragraph_20_Font"><text:span text:style-name="T29">param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ConversionPattern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%d{ABSOLUTE}%5p %C:%L - %m%n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/</text:span></text:span><text:span text:style-name="Default_20_Paragraph_20_Font"><text:span text:style-name="T29">layout</text:span></text:span><text:span text:style-name="Default_20_Paragraph_20_Font"><text:span text:style-name="T25">&gt;</text:span></text:span></text:p>
      <text:p text:style-name="P31"><text:span text:style-name="Default_20_Paragraph_20_Font"><text:span text:style-name="T25">&lt;/</text:span></text:span><text:span text:style-name="Default_20_Paragraph_20_Font"><text:span text:style-name="T28">appender</text:span></text:span><text:span text:style-name="Default_20_Paragraph_20_Font"><text:span text:style-name="T25">&gt;</text:span></text:span></text:p>
      <text:p text:style-name="P2"/>
      <text:p text:style-name="Normal"><text:span text:style-name="Default_20_Paragraph_20_Font"><text:span text:style-name="T2">NB! Rakenduse testimise ajaks on mõistlik sisse lülitada logimine tasemel „DEBUG“. Tootmisesse minekul tuleks logida tasemel „INFO“ või „WARN“.</text:span></text:span></text:p>
      <text:p text:style-name="P2"/>
      <text:p text:style-name="P2">ADIT rakenduse saab seadistada nii rakenduse enda kui ka DVK liidese veateateid logima ka Nagios monitooringusüsteemi. Selleks tuleb lisada log4j.xml faili eraldi Nagiose appender:</text:p>
      <text:p text:style-name="P2"/>
      <text:p text:style-name="P31"><text:span text:style-name="Default_20_Paragraph_20_Font"><text:span text:style-name="T25">&lt;appender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nagios" </text:span></text:span><text:span text:style-name="Default_20_Paragraph_20_Font"><text:span text:style-name="T32">class</text:span></text:span><text:span text:style-name="Default_20_Paragraph_20_Font"><text:span text:style-name="T19">=</text:span></text:span><text:span text:style-name="Default_20_Paragraph_20_Font"><text:span text:style-name="T38">"org.apache.log4j.nagios.NagiosAppender"</text:span></text:span><text:span text:style-name="Default_20_Paragraph_20_Font"><text:span text:style-name="T25">&gt;</text:span></text:span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Host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localhost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Port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5667"</text:span></text:span><text:span text:style-name="Default_20_Paragraph_20_Font"><text:span text:style-name="T25">/&gt;</text:span></text:span></text:p>
      <text:p text:style-name="P36"/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ConfigFile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nsca_send_clear.cfg"</text:span></text:span><text:span text:style-name="Default_20_Paragraph_20_Font"><text:span text:style-name="T25">/&gt;</text:span></text:span></text:p>
      <text:p text:style-name="P36"/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ServiceNameDefault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ADIT"</text:span></text:span><text:span text:style-name="Default_20_Paragraph_20_Font"><text:span text:style-name="T25">/&gt;</text:span></text:span></text:p>
      <text:p text:style-name="P36"/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useMDCServiceName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false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MDCServiceNameKey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nagios_service_name"</text:span></text:span><text:span text:style-name="Default_20_Paragraph_20_Font"><text:span text:style-name="T25">/&gt;</text:span></text:span></text:p>
      <text:p text:style-name="P36"/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useMDCHostName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true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MDCHostNameKey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virtual_host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InitializeMDCHostNameValue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production"</text:span></text:span><text:span text:style-name="Default_20_Paragraph_20_Font"><text:span text:style-name="T25">/&gt;</text:span></text:span></text:p>
      <text:p text:style-name="P36"><text:s/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useShortHostName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false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MDCCanonicalHostNameKey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nagios_canonical_hostname"</text:span></text:span><text:span text:style-name="Default_20_Paragraph_20_Font"><text:span text:style-name="T25">/&gt;</text:span></text:span></text:p>
      <text:p text:style-name="P36"/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Log4j_Level_WARN"</text:span></text:span><text:span text:style-name="Default_20_Paragraph_20_Font"><text:span text:style-name="T25"> <text:s text:c="4"/>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NAGIOS_WARN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Log4j_Level_ERROR"</text:span></text:span><text:span text:style-name="Default_20_Paragraph_20_Font"><text:span text:style-name="T25"> <text:s text:c="3"/>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NAGIOS_CRITICAL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Log4j_Level_FATAL"</text:span></text:span><text:span text:style-name="Default_20_Paragraph_20_Font"><text:span text:style-name="T25"> <text:s text:c="3"/>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NAGIOS_CRITICAL"</text:span></text:span><text:span text:style-name="Default_20_Paragraph_20_Font"><text:span text:style-name="T25">/&gt;</text:span></text:span></text:p>
      <text:p text:style-name="P36"/>
      <text:p text:style-name="P31"><text:span text:style-name="Default_20_Paragraph_20_Font"><text:span text:style-name="T25"><text:s text:c="3"/>&lt;param </text:span></text:span><text:span text:style-name="Default_20_Paragraph_20_Font"><text:span text:style-name="T32">name</text:span></text:span><text:span text:style-name="Default_20_Paragraph_20_Font"><text:span text:style-name="T19">=</text:span></text:span><text:span text:style-name="Default_20_Paragraph_20_Font"><text:span text:style-name="T38">"SendStartupMessageOK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19">=</text:span></text:span><text:span text:style-name="Default_20_Paragraph_20_Font"><text:span text:style-name="T38">"Application Errors Cleared"</text:span></text:span><text:span text:style-name="Default_20_Paragraph_20_Font"><text:span text:style-name="T25">/&gt;</text:span></text:span></text:p>
      <text:p text:style-name="P36"/>
      <text:p text:style-name="P31"><text:span text:style-name="Default_20_Paragraph_20_Font"><text:span text:style-name="T25"><text:s text:c="3"/>&lt;layout </text:span></text:span><text:span text:style-name="Default_20_Paragraph_20_Font"><text:span text:style-name="T32">class</text:span></text:span><text:span text:style-name="Default_20_Paragraph_20_Font"><text:span text:style-name="T19">=</text:span></text:span><text:span text:style-name="Default_20_Paragraph_20_Font"><text:span text:style-name="T38">"org.apache.log4j.PatternLayout"</text:span></text:span><text:span text:style-name="Default_20_Paragraph_20_Font"><text:span text:style-name="T25">&gt;</text:span></text:span></text:p>
      <text:p text:style-name="P31"><text:span text:style-name="Default_20_Paragraph_20_Font"><text:span text:style-name="T25"><text:s text:c="6"/>&lt;param </text:span></text:span><text:span text:style-name="Default_20_Paragraph_20_Font"><text:span text:style-name="T32">name</text:span></text:span><text:span text:style-name="Default_20_Paragraph_20_Font"><text:span text:style-name="T38">="ConversionPattern"</text:span></text:span><text:span text:style-name="Default_20_Paragraph_20_Font"><text:span text:style-name="T25"> </text:span></text:span><text:span text:style-name="Default_20_Paragraph_20_Font"><text:span text:style-name="T32">value</text:span></text:span><text:span text:style-name="Default_20_Paragraph_20_Font"><text:span text:style-name="T38">="%X{nagios_canonical_hostname}: %m%n"</text:span></text:span><text:span text:style-name="Default_20_Paragraph_20_Font"><text:span text:style-name="T25">/&gt;</text:span></text:span></text:p>
      <text:p text:style-name="P36"><text:s text:c="3"/>&lt;/layout&gt;</text:p>
      <text:p text:style-name="P31"><text:soft-page-break/><text:span text:style-name="Default_20_Paragraph_20_Font"><text:span text:style-name="T25">&lt;/appender&gt;</text:span></text:span></text:p>
      <text:p text:style-name="P2"/>
      <text:p text:style-name="P2">Parameetris „ConfigFile“ viidatud konfiguratsioonifail „ncsa_send_clear.cfg“ sisaldab Nagios andmevahetuse krüpteeringu seadeid.</text:p>
      <text:p text:style-name="P2"/>
      <text:h text:style-name="P60" text:outline-level="3"><text:bookmark-start text:name="_Toc275771642"/><text:bookmark-start text:name="_Toc275770859"/><text:bookmark-start text:name="_Toc275765999"/><text:bookmark-start text:name="_Toc275764722"/><text:bookmark-start text:name="_Toc275181517"/><text:bookmark-start text:name="_Toc273352073"/><text:bookmark-start text:name="_Toc273126554"/><text:bookmark-start text:name="_Toc273126336"/><text:bookmark-start text:name="_Toc273123373"/><text:bookmark-start text:name="_Toc273123289"/><text:bookmark-start text:name="_Toc273108575"/><text:bookmark-start text:name="_Toc272832968"/><text:bookmark-start text:name="_Toc272232648"/><text:bookmark-start text:name="_Toc271538818"/><text:bookmark-start text:name="_Toc271531544"/><text:bookmark-start text:name="_Toc271529443"/><text:bookmark-start text:name="_Toc270430276"/><text:bookmark-start text:name="_Toc270429121"/><text:bookmark-start text:name="_Toc270420558"/><text:bookmark-start text:name="_Toc269996967"/><text:bookmark-start text:name="_Toc269040698"/><text:bookmark-start text:name="_Toc269115274"/><text:bookmark text:name="__RefHeading__4270_1533963332"/>F<text:bookmark-end text:name="_Toc273126554"/><text:bookmark-end text:name="_Toc273126336"/><text:bookmark-end text:name="_Toc273123373"/><text:bookmark-end text:name="_Toc273123289"/><text:bookmark-end text:name="_Toc273108575"/><text:bookmark-end text:name="_Toc272832968"/><text:bookmark-end text:name="_Toc272232648"/><text:bookmark-end text:name="_Toc271538818"/><text:bookmark-end text:name="_Toc271531544"/><text:bookmark-end text:name="_Toc271529443"/><text:bookmark-end text:name="_Toc270430276"/><text:bookmark-end text:name="_Toc270429121"/><text:bookmark-end text:name="_Toc270420558"/><text:bookmark-end text:name="_Toc269996967"/><text:bookmark-end text:name="_Toc269040698"/><text:bookmark-end text:name="_Toc269115274"/>ail xtee.properties<text:bookmark-end text:name="_Toc275771642"/><text:bookmark-end text:name="_Toc275770859"/><text:bookmark-end text:name="_Toc275765999"/><text:bookmark-end text:name="_Toc275764722"/><text:bookmark-end text:name="_Toc275181517"/><text:bookmark-end text:name="_Toc273352073"/><text:bookmark-end text:name="__RefHeading__4270_1533963332"/></text:h>
      <text:p text:style-name="P2">Kuna ADIT kasutab oma töös X-Tee teenuseid (teavituskalender ja riigiportaal), siis on vajalik ka sellekohane seadistus (xtee.properties):</text:p>
      <text:p text:style-name="P2"/>
      <text:p text:style-name="P34"><text:span text:style-name="Default_20_Paragraph_20_Font"><text:span text:style-name="T35">institution=</text:span></text:span><text:span text:style-name="Default_20_Paragraph_20_Font"><text:span text:style-name="T40">70006317</text:span></text:span></text:p>
      <text:p text:style-name="P34"><text:span text:style-name="Default_20_Paragraph_20_Font"><text:span text:style-name="T35">security.server=</text:span></text:span><text:span text:style-name="Default_20_Paragraph_20_Font"><text:span text:style-name="T40">http</text:span></text:span><text:span text:style-name="Default_20_Paragraph_20_Font"><text:span text:style-name="T35">:</text:span></text:span><text:span text:style-name="Default_20_Paragraph_20_Font"><text:span text:style-name="T40">//turvaserver/cgi-bin/consumer_proxy</text:span></text:span></text:p>
      <text:p text:style-name="P34"><text:span text:style-name="Default_20_Paragraph_20_Font"><text:span text:style-name="T35">database=</text:span></text:span><text:span text:style-name="Default_20_Paragraph_20_Font"><text:span text:style-name="T40">teavituskalender</text:span></text:span></text:p>
      <text:p text:style-name="P34"><text:span text:style-name="Default_20_Paragraph_20_Font"><text:span text:style-name="T35">method=</text:span></text:span><text:span text:style-name="Default_20_Paragraph_20_Font"><text:span text:style-name="T40">lisaSyndmus</text:span></text:span></text:p>
      <text:p text:style-name="P34"><text:span text:style-name="Default_20_Paragraph_20_Font"><text:span text:style-name="T35">version=</text:span></text:span><text:span text:style-name="Default_20_Paragraph_20_Font"><text:span text:style-name="T40">v1</text:span></text:span></text:p>
      <text:p text:style-name="P31"><text:span text:style-name="Default_20_Paragraph_20_Font"><text:span text:style-name="T35">idcode=</text:span></text:span><text:span text:style-name="Default_20_Paragraph_20_Font"><text:span text:style-name="T40">00000000000</text:span></text:span></text:p>
      <text:p text:style-name="P2"/>
      <text:p text:style-name="P2">Parameetrid:</text:p>
      <text:p text:style-name="P2"/>
      <text:p text:style-name="Normal"><text:span text:style-name="Default_20_Paragraph_20_Font"><text:span text:style-name="T5">Institution</text:span></text:span><text:span text:style-name="Default_20_Paragraph_20_Font"><text:span text:style-name="T1"> – Asutuse registrikood. Määrab, millise asutuse nimel ADIT andmekogu teiste X-Tee andmekogude päringuid käivitab.</text:span></text:span></text:p>
      <text:p text:style-name="P2"/>
      <text:p text:style-name="Normal"><text:span text:style-name="Default_20_Paragraph_20_Font"><text:span text:style-name="T5">Security.server</text:span></text:span><text:span text:style-name="Default_20_Paragraph_20_Font"><text:span text:style-name="T1"> – Väljuvate X-Tee päringute teostamiseks kasutatava turvaserveri aadress.</text:span></text:span></text:p>
      <text:p text:style-name="P2"/>
      <text:p text:style-name="Normal"><text:span text:style-name="Default_20_Paragraph_20_Font"><text:span text:style-name="T5">Database</text:span></text:span><text:span text:style-name="Default_20_Paragraph_20_Font"><text:span text:style-name="T1"> – Vaikimisi kasutatava andmekogu nimi. Selle parameetri täitmine pole eriti oluline, kuna iga konkreetse päringu teostamisel valib rakendus ise vajaliku andmekogu.</text:span></text:span></text:p>
      <text:p text:style-name="P2"/>
      <text:p text:style-name="Normal"><text:span text:style-name="Default_20_Paragraph_20_Font"><text:span text:style-name="T5">Method</text:span></text:span><text:span text:style-name="Default_20_Paragraph_20_Font"><text:span text:style-name="T1"> – Vaikimisi kasutatava päringu nimi.Selle parameetri täitmine pole eriti oluline, kuna iga konkreetse päringu teostamisel määrab rakendus ise vajaliku päringu nime ja versiooni.</text:span></text:span></text:p>
      <text:p text:style-name="P2"/>
      <text:p text:style-name="Normal"><text:span text:style-name="Default_20_Paragraph_20_Font"><text:span text:style-name="T5">Version</text:span></text:span><text:span text:style-name="Default_20_Paragraph_20_Font"><text:span text:style-name="T1"> – Vaikimisi kasutatava päringu versioon.Selle parameetri täitmine pole eriti oluline, kuna iga konkreetse päringu teostamisel määrab rakendus ise vajaliku päringu nime ja versiooni.</text:span></text:span></text:p>
      <text:p text:style-name="P2"/>
      <text:p text:style-name="Normal"><text:span text:style-name="Default_20_Paragraph_20_Font"><text:span text:style-name="T5">Idcode</text:span></text:span><text:span text:style-name="Default_20_Paragraph_20_Font"><text:span text:style-name="T1"> – Isikukood. Määrab, millise isiku nimel ADIT andmekogu teiste X-Tee andmekogude päringuid käivitab.</text:span></text:span></text:p>
      <text:p text:style-name="P2"/>
      <text:h text:style-name="P58" text:outline-level="2"><text:bookmark-start text:name="_Toc275771643"/><text:bookmark-start text:name="_Toc275770860"/><text:bookmark-start text:name="_Toc275766000"/><text:bookmark-start text:name="_Toc275764723"/><text:bookmark-start text:name="_Toc275181518"/><text:bookmark-start text:name="_Toc273352074"/><text:bookmark-start text:name="_Toc273126555"/><text:bookmark-start text:name="_Toc273126337"/><text:bookmark-start text:name="_Toc273123374"/><text:bookmark-start text:name="_Toc273123290"/><text:bookmark-start text:name="_Toc273108576"/><text:bookmark-start text:name="_Toc272832969"/><text:bookmark-start text:name="_Toc272232649"/><text:bookmark-start text:name="_Toc271538819"/><text:bookmark-start text:name="_Toc271531545"/><text:bookmark-start text:name="_Toc271529444"/><text:bookmark-start text:name="_Toc270430277"/><text:bookmark-start text:name="_Toc270429122"/><text:bookmark-start text:name="_Toc270420559"/><text:bookmark-start text:name="_Toc269996968"/><text:bookmark-start text:name="_Toc269040699"/><text:bookmark-start text:name="_Toc269115275"/><text:bookmark text:name="__RefHeading__4272_1533963332"/>Rakenduse paigaldamine Tomcat 6.x<text:bookmark-end text:name="_Toc273126555"/><text:bookmark-end text:name="_Toc273126337"/><text:bookmark-end text:name="_Toc273123374"/><text:bookmark-end text:name="_Toc273123290"/><text:bookmark-end text:name="_Toc273108576"/><text:bookmark-end text:name="_Toc272832969"/><text:bookmark-end text:name="_Toc272232649"/><text:bookmark-end text:name="_Toc271538819"/><text:bookmark-end text:name="_Toc271531545"/><text:bookmark-end text:name="_Toc271529444"/><text:bookmark-end text:name="_Toc270430277"/><text:bookmark-end text:name="_Toc270429122"/><text:bookmark-end text:name="_Toc270420559"/><text:bookmark-end text:name="_Toc269996968"/><text:bookmark-end text:name="_Toc269040699"/><text:bookmark-end text:name="_Toc269115275"/> <text:s/>rakendusserverisse<text:bookmark-end text:name="_Toc275771643"/><text:bookmark-end text:name="_Toc275770860"/><text:bookmark-end text:name="_Toc275766000"/><text:bookmark-end text:name="_Toc275764723"/><text:bookmark-end text:name="_Toc275181518"/><text:bookmark-end text:name="_Toc273352074"/><text:bookmark-end text:name="__RefHeading__4272_1533963332"/></text:h>
      <text:p text:style-name="P2">NB! Enne rakenduse paigaldamist veendu, et seadistusfailid on muudetud vastavalt paigaldatavale keskkonnale.</text:p>
      <text:p text:style-name="P2"/>
      <text:p text:style-name="P2">Rakenduse paigaldamiseks rakendusserverisse toimi järgnevalt:</text:p>
      <text:p text:style-name="P2"/>
      <text:list xml:id="list30376135" text:style-name="L9">
        <text:list-item>
          <text:p text:style-name="P71"><text:span text:style-name="Default_20_Paragraph_20_Font"><text:span text:style-name="T1">Loo rakendusserveri konfiguratsioonifaili „context.xml“</text:span></text:span><text:span text:style-name="Default_20_Paragraph_20_Font"><text:span text:style-name="T44"> </text:span></text:span><text:span text:style-name="Default_20_Paragraph_20_Font"><text:span text:style-name="T1">JNDI ressurss, mis viitaks ADIT andmebaasile:</text:span></text:span></text:p>
        </text:list-item>
      </text:list>
      <text:p text:style-name="P42"/>
      <text:p text:style-name="P27">&lt;Context ..&gt;</text:p>
      <text:p text:style-name="P27"/>
      <text:p text:style-name="P28"><text:span text:style-name="Default_20_Paragraph_20_Font"><text:span text:style-name="T15">&lt;Resource name="</text:span></text:span><text:span text:style-name="Default_20_Paragraph_20_Font"><text:span text:style-name="T45">jdbc/adit</text:span></text:span><text:span text:style-name="Default_20_Paragraph_20_Font"><text:span text:style-name="T15">" auth="Container" type="javax.sql.DataSource" <text:s/>driverClassName="oracle.jdbc.driver.OracleDriver" username="</text:span></text:span><text:span text:style-name="Default_20_Paragraph_20_Font"><text:span text:style-name="T45">adit</text:span></text:span><text:span text:style-name="Default_20_Paragraph_20_Font"><text:span text:style-name="T15">"</text:span></text:span></text:p>
      <text:p text:style-name="P28"><text:soft-page-break/><text:span text:style-name="Default_20_Paragraph_20_Font"><text:span text:style-name="T15">password="</text:span></text:span><text:span text:style-name="Default_20_Paragraph_20_Font"><text:span text:style-name="T45">adit</text:span></text:span><text:span text:style-name="Default_20_Paragraph_20_Font"><text:span text:style-name="T15">" maxActive="20" maxIdle="10" removeAbandoned="true" maxWait="-1" logAbandoned="true" url="</text:span></text:span><text:span text:style-name="Default_20_Paragraph_20_Font"><text:span text:style-name="T45">jdbc:oracle:thin:@localhost:1521:XE</text:span></text:span><text:span text:style-name="Default_20_Paragraph_20_Font"><text:span text:style-name="T15">" /&gt;</text:span></text:span></text:p>
      <text:p text:style-name="P27">…</text:p>
      <text:p text:style-name="P27">&lt;/Context&gt;</text:p>
      <text:p text:style-name="P2"/>
      <text:p text:style-name="P29">Keskkonnale vastavaks muuda järgmised parameetrid:</text:p>
      <text:p text:style-name="P29"/>
      <text:p text:style-name="P30"><text:span text:style-name="Default_20_Paragraph_20_Font"><text:span text:style-name="T5">url</text:span></text:span><text:span text:style-name="Default_20_Paragraph_20_Font"><text:span text:style-name="T1"> – andmebaasi ühenduse </text:span></text:span><text:span text:style-name="Default_20_Paragraph_20_Font"><text:span text:style-name="T2">URL</text:span></text:span><text:span text:style-name="Default_20_Paragraph_20_Font"><text:span text:style-name="T1"> (</text:span></text:span><text:span text:style-name="Default_20_Paragraph_20_Font"><text:span text:style-name="T2">database URL</text:span></text:span><text:span text:style-name="Default_20_Paragraph_20_Font"><text:span text:style-name="T1">). Formaat: </text:span></text:span><text:span text:style-name="Default_20_Paragraph_20_Font"><text:span text:style-name="T2">jdbc:oracle:thin:@//[HOST]:[PORT]/[SID]</text:span></text:span></text:p>
      <text:p text:style-name="P30"><text:span text:style-name="Default_20_Paragraph_20_Font"><text:span text:style-name="T5">username</text:span></text:span><text:span text:style-name="Default_20_Paragraph_20_Font"><text:span text:style-name="T1"> – andmebaasikasutaja kasutajanimi</text:span></text:span></text:p>
      <text:p text:style-name="P30"><text:span text:style-name="Default_20_Paragraph_20_Font"><text:span text:style-name="T5">password</text:span></text:span><text:span text:style-name="Default_20_Paragraph_20_Font"><text:span text:style-name="T1"> – andmebaasikasutaja parool</text:span></text:span></text:p>
      <text:p text:style-name="P29"/>
      <text:p text:style-name="P30"><text:span text:style-name="Default_20_Paragraph_20_Font"><text:span text:style-name="T1">NB! Parameeter “</text:span></text:span><text:span text:style-name="Default_20_Paragraph_20_Font"><text:span text:style-name="T2">name</text:span></text:span><text:span text:style-name="Default_20_Paragraph_20_Font"><text:span text:style-name="T1">” väärtus peab olema kindlasti sama, mis deklareeritud </text:span></text:span><text:span text:style-name="Default_20_Paragraph_20_Font"><text:span text:style-name="T2">adit-servlet.xml </text:span></text:span><text:span text:style-name="Default_20_Paragraph_20_Font"><text:span text:style-name="T1">failis (bean </text:span></text:span><text:span text:style-name="Default_20_Paragraph_20_Font"><text:span text:style-name="T38">aditDataSource</text:span></text:span><text:span text:style-name="Default_20_Paragraph_20_Font"><text:span text:style-name="T1">).</text:span></text:span></text:p>
      <text:p text:style-name="P2"/>
      <text:p text:style-name="P42"/>
      <text:list xml:id="list31420271" text:continue-numbering="true" text:style-name="L9">
        <text:list-item>
          <text:p text:style-name="P70">Paki paigalduspakett lahti kataloogi „[TOMCAT_HOME]/webapps/adit“</text:p>
        </text:list-item>
        <text:list-item>
          <text:p text:style-name="P70">Tee rakendusserverile taaskäivitus</text:p>
        </text:list-item>
      </text:list>
      <text:p text:style-name="P2"/>
      <text:p text:style-name="P2"/>
      <text:h text:style-name="P58" text:outline-level="2"><text:bookmark-start text:name="_Toc275771644"/><text:bookmark-start text:name="_Toc275770861"/><text:bookmark-start text:name="_Toc275766001"/><text:bookmark-start text:name="_Toc275764724"/><text:bookmark-start text:name="_Toc275181519"/><text:bookmark-start text:name="_Toc273126556"/><text:bookmark-start text:name="_Toc273126338"/><text:bookmark-start text:name="_Toc273123375"/><text:bookmark-start text:name="_Toc273123291"/><text:bookmark-start text:name="_Toc273108577"/><text:bookmark-start text:name="_Toc272832970"/><text:bookmark-start text:name="_Toc272232650"/><text:bookmark-start text:name="_Toc271538820"/><text:bookmark-start text:name="_Toc271531546"/><text:bookmark-start text:name="_Toc271529445"/><text:bookmark-start text:name="_Toc270430278"/><text:bookmark-start text:name="_Toc270429123"/><text:bookmark-start text:name="_Toc270420560"/><text:bookmark-start text:name="_Toc273352075"/><text:bookmark text:name="__RefHeading__4274_1533963332"/>Rakenduse paigaldamine Weblogic 10.x rakendusserverisse<text:bookmark-end text:name="_Toc275771644"/><text:bookmark-end text:name="_Toc275770861"/><text:bookmark-end text:name="_Toc275766001"/><text:bookmark-end text:name="_Toc275764724"/><text:bookmark-end text:name="_Toc275181519"/><text:bookmark-end text:name="_Toc273126556"/><text:bookmark-end text:name="_Toc273126338"/><text:bookmark-end text:name="_Toc273123375"/><text:bookmark-end text:name="_Toc273123291"/><text:bookmark-end text:name="_Toc273108577"/><text:bookmark-end text:name="_Toc272832970"/><text:bookmark-end text:name="_Toc272232650"/><text:bookmark-end text:name="_Toc271538820"/><text:bookmark-end text:name="_Toc271531546"/><text:bookmark-end text:name="_Toc271529445"/><text:bookmark-end text:name="_Toc270430278"/><text:bookmark-end text:name="_Toc270429123"/><text:bookmark-end text:name="_Toc270420560"/><text:bookmark-end text:name="_Toc273352075"/><text:bookmark-end text:name="__RefHeading__4274_1533963332"/></text:h>
      <text:p text:style-name="P2">NB! Enne rakenduse paigaldamist veendu, et seadistusfailid on muudetud vastavalt paigaldatavale keskkonnale.</text:p>
      <text:p text:style-name="P2"/>
      <text:p text:style-name="P2">Ettevalmistus:</text:p>
      <text:list xml:id="list30374602" text:style-name="L10">
        <text:list-item>
          <text:p text:style-name="P64">Tekita 2 Weblogicu serverit ühte klastrisse</text:p>
        </text:list-item>
        <text:list-item>
          <text:p text:style-name="P64">Tekita järgmised JNDI andmebaasiühendused (DataSource):</text:p>
          <text:list>
            <text:list-item>
              <text:p text:style-name="P63"><text:span text:style-name="Default_20_Paragraph_20_Font"><text:span text:style-name="T1">ADIT_DS (jndi name: </text:span></text:span><text:span text:style-name="Default_20_Paragraph_20_Font"><text:span text:style-name="T7">jdbc/adit</text:span></text:span><text:span text:style-name="Default_20_Paragraph_20_Font"><text:span text:style-name="T1">) – viide ADIT andmebaasiskeemile (kasutaja ADIT_APP)</text:span></text:span></text:p>
            </text:list-item>
            <text:list-item>
              <text:p text:style-name="P63"><text:span text:style-name="Default_20_Paragraph_20_Font"><text:span text:style-name="T1">ADIT_DVK_CLIENT_DS (jndi name: </text:span></text:span><text:span text:style-name="Default_20_Paragraph_20_Font"><text:span text:style-name="T7">jdbc/adit_dvk</text:span></text:span><text:span text:style-name="Default_20_Paragraph_20_Font"><text:span text:style-name="T1">) – viide ADIT DVK Universaalkliendi andmebaasiskeemile</text:span></text:span></text:p>
            </text:list-item>
          </text:list>
        </text:list-item>
      </text:list>
      <text:p text:style-name="P2"/>
      <text:p text:style-name="P2">Sammud paigaldamiseks:</text:p>
      <text:p text:style-name="P2"/>
      <text:list xml:id="list30377674" text:style-name="L10">
        <text:list-item text:start-value="1">
          <text:p text:style-name="P64">Paigalda rakenduse pakett-fail (adit.war) rakendusserveri masina kõvakettale sellisesse kohta, kust rakendusserver sellele ligi pääseb.</text:p>
        </text:list-item>
        <text:list-item>
          <text:p text:style-name="P63"><text:span text:style-name="Default_20_Paragraph_20_Font"><text:span text:style-name="T1">Ava rakendusserveri administreerimiskonsool – </text:span></text:span><text:a xlink:type="simple" xlink:href="http://[HOST]:[PORT]/console" office:target-frame-name="_top" xlink:show="replace"><text:span text:style-name="Hyperlink"><text:span text:style-name="T1">http://[HOST]:[PORT]/console</text:span></text:span></text:a><text:span text:style-name="Default_20_Paragraph_20_Font"><text:span text:style-name="T1"> (nt. </text:span></text:span><text:a xlink:type="simple" xlink:href="http://10.0.13.36:7001/console" office:target-frame-name="_top" xlink:show="replace"><text:span text:style-name="Hyperlink"><text:span text:style-name="T1">http://10.0.13.36:7001/console</text:span></text:span></text:a><text:span text:style-name="Default_20_Paragraph_20_Font"><text:span text:style-name="T1">) <text:s/>ja logi sisse.</text:span></text:span></text:p>
        </text:list-item>
        <text:list-item>
          <text:p text:style-name="P64">Vajuta lingile „Deployments“</text:p>
        </text:list-item>
        <text:list-item>
          <text:p text:style-name="P64">Avaneb sellesse rakendusserverisse paigaldatud rakenduse loetelu. Uue rakenduse paigaldamiseks vajuta nupule „Take lock and edit“ ning seejärel nupule „Install“.</text:p>
        </text:list-item>
        <text:list-item>
          <text:p text:style-name="P64">Sirvi kataloogi, kus asub punktis 1 nimetatud fail „adit.war“ ning märgista see.</text:p>
        </text:list-item>
        <text:list-item>
          <text:p text:style-name="P64">Vajuta kataloogipuu all olevale nupule „Next“.</text:p>
        </text:list-item>
        <text:list-item>
          <text:p text:style-name="P64">Kuvatakse ekraan, kus valitakse rakenduse paigaldamise „stiil“, vali „Install this deployment as an application“ ja vajuta „Next“.</text:p>
        </text:list-item>
        <text:list-item>
          <text:p text:style-name="P64">Kuvatakse seadistuse ekraan, millel peaksid olema määratud järgmised parameetrid:</text:p>
          <text:list>
            <text:list-item>
              <text:p text:style-name="P64">Name: rakenduse nimi</text:p>
            </text:list-item>
            <text:list-item>
              <text:p text:style-name="P64">Security: DD only</text:p>
            </text:list-item>
            <text:list-item>
              <text:p text:style-name="P64"><text:soft-page-break/>Source accessibility: Copy this application onto every target for me</text:p>
            </text:list-item>
          </text:list>
        </text:list-item>
        <text:list-item>
          <text:p text:style-name="P64">Vajuta nupule „Finish“.</text:p>
        </text:list-item>
        <text:list-item>
          <text:p text:style-name="P64">Vajuta nupule „Release configuration / Activate changes“.</text:p>
        </text:list-item>
        <text:list-item>
          <text:p text:style-name="P64">Tee WebLogicule restart.</text:p>
        </text:list-item>
      </text:list>
      <text:p text:style-name="P9"/>
      <text:h text:style-name="P56" text:outline-level="1"><text:bookmark-start text:name="_Toc275771645"/><text:bookmark-start text:name="_Toc275770862"/><text:bookmark-start text:name="_Toc275766002"/><text:bookmark-start text:name="_Toc275764725"/><text:bookmark-start text:name="_Toc275181520"/><text:bookmark-start text:name="_Toc273352076"/><text:bookmark-start text:name="_Toc273126557"/><text:bookmark-start text:name="_Toc273126339"/><text:bookmark-start text:name="_Toc273123376"/><text:bookmark-start text:name="_Toc273123292"/><text:bookmark-start text:name="_Toc273108578"/><text:bookmark-start text:name="_Toc272832971"/><text:bookmark-start text:name="_Toc272232651"/><text:bookmark-start text:name="_Toc271538821"/><text:bookmark-start text:name="_Toc271531547"/><text:bookmark-start text:name="_Toc271529446"/><text:bookmark-start text:name="_Toc270430279"/><text:bookmark-start text:name="_Toc270429124"/><text:bookmark-start text:name="_Toc270420561"/><text:bookmark-start text:name="_Toc269996969"/><text:bookmark-start text:name="_Toc269040700"/><text:bookmark-start text:name="_Toc269115276"/><text:bookmark text:name="__RefHeading__4276_1533963332"/>DVK <text:bookmark-end text:name="_Toc273126557"/><text:bookmark-end text:name="_Toc273126339"/><text:bookmark-end text:name="_Toc273123376"/><text:bookmark-end text:name="_Toc273123292"/><text:bookmark-end text:name="_Toc273108578"/><text:bookmark-end text:name="_Toc272832971"/><text:bookmark-end text:name="_Toc272232651"/><text:bookmark-end text:name="_Toc271538821"/><text:bookmark-end text:name="_Toc271531547"/><text:bookmark-end text:name="_Toc271529446"/><text:bookmark-end text:name="_Toc270430279"/><text:bookmark-end text:name="_Toc270429124"/><text:bookmark-end text:name="_Toc270420561"/><text:bookmark-end text:name="_Toc269996969"/><text:bookmark-end text:name="_Toc269040700"/><text:bookmark-end text:name="_Toc269115276"/>liidese seadistamine<text:bookmark-end text:name="_Toc275771645"/><text:bookmark-end text:name="_Toc275770862"/><text:bookmark-end text:name="_Toc275766002"/><text:bookmark-end text:name="_Toc275764725"/><text:bookmark-end text:name="_Toc275181520"/><text:bookmark-end text:name="_Toc273352076"/><text:bookmark-end text:name="__RefHeading__4276_1533963332"/></text:h>
      <text:p text:style-name="P2">Kindlasti tuleb kontrollida, et DVK universaalkliendi andmetabelis DHL_CLASSIFIER olevad DVK staatuste klassifikaatorid vastaksid ADIT-is kasutatavatele, mis asuvad tabelis DOCUMENT_DVK_STATUS. Lisaks on vajalik lülitada välja DVK universaalkliendi andmebaasis olev andmebaasipäästik “TR_DHL_MESSAGE_ID”.</text:p>
      <text:p text:style-name="P21"/>
      <text:h text:style-name="P56" text:outline-level="1"><text:bookmark-start text:name="_Toc275771646"/><text:bookmark-start text:name="_Toc275770863"/><text:bookmark-start text:name="_Toc275766003"/><text:bookmark-start text:name="_Toc275764726"/><text:bookmark-start text:name="_Toc275181521"/><text:bookmark-start text:name="_Toc273126558"/><text:bookmark-start text:name="_Toc273126340"/><text:bookmark-start text:name="_Toc273123377"/><text:bookmark-start text:name="_Toc273123293"/><text:bookmark-start text:name="_Toc273108579"/><text:bookmark-start text:name="_Toc272832972"/><text:bookmark-start text:name="_Toc272232652"/><text:bookmark-start text:name="_Toc271538822"/><text:bookmark-start text:name="_Toc271531548"/><text:bookmark-start text:name="_Toc271529447"/><text:bookmark-start text:name="_Toc270430280"/><text:bookmark-start text:name="_Toc270429125"/><text:bookmark-start text:name="_Toc270420562"/><text:bookmark-start text:name="_Toc269996970"/><text:bookmark-start text:name="_Toc269115277"/><text:bookmark-start text:name="_Toc273352077"/><text:bookmark text:name="__RefHeading__4278_1533963332"/>T<text:bookmark-start text:name="_Toc269040701"/>eavituskalendri ja riigiportaali X-Tee liidese seadistamine<text:bookmark-end text:name="_Toc275771646"/><text:bookmark-end text:name="_Toc275770863"/><text:bookmark-end text:name="_Toc275766003"/><text:bookmark-end text:name="_Toc275764726"/><text:bookmark-end text:name="_Toc275181521"/><text:bookmark-end text:name="_Toc273126558"/><text:bookmark-end text:name="_Toc273126340"/><text:bookmark-end text:name="_Toc273123377"/><text:bookmark-end text:name="_Toc273123293"/><text:bookmark-end text:name="_Toc273108579"/><text:bookmark-end text:name="_Toc272832972"/><text:bookmark-end text:name="_Toc272232652"/><text:bookmark-end text:name="_Toc271538822"/><text:bookmark-end text:name="_Toc271531548"/><text:bookmark-end text:name="_Toc271529447"/><text:bookmark-end text:name="_Toc270430280"/><text:bookmark-end text:name="_Toc270429125"/><text:bookmark-end text:name="_Toc270420562"/><text:bookmark-end text:name="_Toc269996970"/><text:bookmark-end text:name="_Toc269115277"/><text:bookmark-end text:name="_Toc273352077"/><text:bookmark-end text:name="__RefHeading__4278_1533963332"/><text:bookmark-end text:name="_Toc269040701"/></text:h>
      <text:p text:style-name="P2"/>
      <text:p text:style-name="P2">Teavituskalendri ja riigiportaali liideste töölesaamiseks tuleb teha järgmised seadistused:</text:p>
      <text:list xml:id="list30366503" text:style-name="L11">
        <text:list-item>
          <text:p text:style-name="P54">Määrata teavituskalendris kasutatava ADIT teavituse nimetus (nimetus, mille alusel kasutajad teavituskalendris ADIT teavitusi tellida saavad).</text:p>
        </text:list-item>
        <text:list-item>
          <text:p text:style-name="P54">Määrata teavituste väljasaatmise intervall.</text:p>
        </text:list-item>
        <text:list-item>
          <text:p text:style-name="P54">Määrata väljuvate x-tee päringute parameetrid.</text:p>
        </text:list-item>
        <text:list-item>
          <text:p text:style-name="P54">Tagada, et teavitusportaali ja riigiportaali andmekogude poole pöörduval asutusel (määratud failis xtee.properties) oleks järgmiste x-tee päringute käivitamise õigus:</text:p>
          <text:list>
            <text:list-item>
              <text:p text:style-name="P55">teavituskalender.lisaSyndmus</text:p>
            </text:list-item>
            <text:list-item>
              <text:p text:style-name="P55">riigiportaal.tellimusteStaatus</text:p>
            </text:list-item>
          </text:list>
        </text:list-item>
      </text:list>
      <text:p text:style-name="P2"/>
      <text:p text:style-name="P2"/>
      <text:p text:style-name="Normal"><text:span text:style-name="Default_20_Paragraph_20_Font"><text:span text:style-name="T1">Teavituse nimetuse teavituskalendris saab määrata failis </text:span></text:span><text:span text:style-name="Default_20_Paragraph_20_Font"><text:span text:style-name="T8">adit-configuration.xml</text:span></text:span><text:span text:style-name="Default_20_Paragraph_20_Font"><text:span text:style-name="T1">.</text:span></text:span></text:p>
      <text:p text:style-name="P2"/>
      <text:p text:style-name="P44">Teavituskalendri teavituse nimetuse määramine:</text:p>
      <text:p text:style-name="P34"><text:span text:style-name="Default_20_Paragraph_20_Font"><text:span text:style-name="T23">&lt;!-- Configuration --&gt;</text:span></text:span></text:p>
      <text:p text:style-name="P34"><text:span text:style-name="Default_20_Paragraph_20_Font"><text:span text:style-name="T25">&lt;</text:span></text:span><text:span text:style-name="Default_20_Paragraph_20_Font"><text:span text:style-name="T29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configuration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ee.adit.util.Configuration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getJoinedMaxResults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10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tempDir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</text:span></text:span><text:a xlink:type="simple" xlink:href="file:///E:/temp" office:target-frame-name="_top" xlink:show="replace"><text:span text:style-name="Default_20_Paragraph_20_Font"><text:span text:style-name="T46">/tmp</text:span></text:span></text:a><text:span text:style-name="Default_20_Paragraph_20_Font"><text:span text:style-name="T38">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eleteTemporaryFiles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true"</text:span></text:span><text:span text:style-name="Default_20_Paragraph_20_Font"><text:span text:style-name="T25">/&gt;</text:span></text:span></text:p>
      <text:p text:style-name="P34"><text:span text:style-name="Default_20_Paragraph_20_Font"><text:span text:style-name="T26"><text:s text:c="2"/>&lt;</text:span></text:span><text:span text:style-name="Default_20_Paragraph_20_Font"><text:span text:style-name="T30">property</text:span></text:span><text:span text:style-name="Default_20_Paragraph_20_Font"><text:span text:style-name="T18"> </text:span></text:span><text:span text:style-name="Default_20_Paragraph_20_Font"><text:span text:style-name="T33">name</text:span></text:span><text:span text:style-name="Default_20_Paragraph_20_Font"><text:span text:style-name="T36">=</text:span></text:span><text:span text:style-name="Default_20_Paragraph_20_Font"><text:span text:style-name="T39">"schedulerEventTypeName"</text:span></text:span><text:span text:style-name="Default_20_Paragraph_20_Font"><text:span text:style-name="T18"> </text:span></text:span><text:span text:style-name="Default_20_Paragraph_20_Font"><text:span text:style-name="T33">value</text:span></text:span><text:span text:style-name="Default_20_Paragraph_20_Font"><text:span text:style-name="T36">=</text:span></text:span><text:span text:style-name="Default_20_Paragraph_20_Font"><text:span text:style-name="T39">"Minu dokumentide teavitus"</text:span></text:span><text:span text:style-name="Default_20_Paragraph_20_Font"><text:span text:style-name="T26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vkResponseMessageStylesheet"</text:span></text:span><text:span text:style-name="Default_20_Paragraph_20_Font"><text:span text:style-name="T16"> <text:s text:c="4"/>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</text:span></text:span><text:span text:style-name="Default_20_Paragraph_20_Font"><text:span text:style-name="T43">DVKresponseMessage.xsl</text:span></text:span><text:span text:style-name="Default_20_Paragraph_20_Font"><text:span text:style-name="T38">"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3">!-- Üldine kettamahu piirang ühe kasutaja kohta baitides --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globalDiskQuota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10240000"</text:span></text:span><text:span text:style-name="Default_20_Paragraph_20_Font"><text:span text:style-name="T25">/&gt;</text:span></text:span></text:p>
      <text:p text:style-name="P31"><text:span text:style-name="Default_20_Paragraph_20_Font"><text:span text:style-name="T25">&lt;/</text:span></text:span><text:span text:style-name="Default_20_Paragraph_20_Font"><text:span text:style-name="T29">bean</text:span></text:span><text:span text:style-name="Default_20_Paragraph_20_Font"><text:span text:style-name="T25">&gt;</text:span></text:span></text:p>
      <text:p text:style-name="P2"/>
      <text:p text:style-name="P2">Teavituskalendri teenuse nimetuse saad teada teavituskalendrist – tegemist on sama nimetusega, mida kuvatakse teavituste tellimise nimekirjas.</text:p>
      <text:p text:style-name="P2"/>
      <text:p text:style-name="P2"/>
      <text:p text:style-name="P43"><text:span text:style-name="Default_20_Paragraph_20_Font"><text:span text:style-name="T1">Teavituste väljasaatmise intervalli määramine (failis </text:span></text:span><text:span text:style-name="Default_20_Paragraph_20_Font"><text:span text:style-name="T7">adit-jobs.xml</text:span></text:span><text:span text:style-name="Default_20_Paragraph_20_Font"><text:span text:style-name="T1">):</text:span></text:span></text:p>
      <text:p text:style-name="P34"><text:span text:style-name="Default_20_Paragraph_20_Font"><text:span text:style-name="T25">&lt;</text:span></text:span><text:span text:style-name="Default_20_Paragraph_20_Font"><text:span text:style-name="T29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notificationTrigger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org.springframework.scheduling.quartz.SimpleTriggerBean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jobDetail"</text:span></text:span><text:span text:style-name="Default_20_Paragraph_20_Font"><text:span text:style-name="T16"> </text:span></text:span><text:span text:style-name="Default_20_Paragraph_20_Font"><text:span text:style-name="T32">ref</text:span></text:span><text:span text:style-name="Default_20_Paragraph_20_Font"><text:span text:style-name="T35">=</text:span></text:span><text:span text:style-name="Default_20_Paragraph_20_Font"><text:span text:style-name="T38">"sendNotificationsJobDetails"</text:span></text:span><text:span text:style-name="Default_20_Paragraph_20_Font"><text:span text:style-name="T25">/&gt;</text:span></text:span></text:p>
      <text:p text:style-name="P34"><text:span text:style-name="Default_20_Paragraph_20_Font"><text:span text:style-name="T23"><text:s text:c="2"/>&lt;!-- First send 10 minutes after server start --&gt;</text:span></text:span></text:p>
      <text:p text:style-name="P34"><text:span text:style-name="Default_20_Paragraph_20_Font"><text:span text:style-name="T25"><text:s text:c="2"/></text:span></text:span><text:span text:style-name="Default_20_Paragraph_20_Font"><text:span text:style-name="T26">&lt;</text:span></text:span><text:span text:style-name="Default_20_Paragraph_20_Font"><text:span text:style-name="T30">property</text:span></text:span><text:span text:style-name="Default_20_Paragraph_20_Font"><text:span text:style-name="T18"> </text:span></text:span><text:span text:style-name="Default_20_Paragraph_20_Font"><text:span text:style-name="T33">name</text:span></text:span><text:span text:style-name="Default_20_Paragraph_20_Font"><text:span text:style-name="T36">=</text:span></text:span><text:span text:style-name="Default_20_Paragraph_20_Font"><text:span text:style-name="T39">"startDelay"</text:span></text:span><text:span text:style-name="Default_20_Paragraph_20_Font"><text:span text:style-name="T18"> </text:span></text:span><text:span text:style-name="Default_20_Paragraph_20_Font"><text:span text:style-name="T33">value</text:span></text:span><text:span text:style-name="Default_20_Paragraph_20_Font"><text:span text:style-name="T36">=</text:span></text:span><text:span text:style-name="Default_20_Paragraph_20_Font"><text:span text:style-name="T39">"600000"</text:span></text:span><text:span text:style-name="Default_20_Paragraph_20_Font"><text:span text:style-name="T26">/&gt;</text:span></text:span></text:p>
      <text:p text:style-name="P34"><text:span text:style-name="Default_20_Paragraph_20_Font"><text:span text:style-name="T23"><text:s text:c="2"/>&lt;!-- Repeat sending every 10 minutes --&gt;</text:span></text:span></text:p>
      <text:p text:style-name="P34"><text:span text:style-name="Default_20_Paragraph_20_Font"><text:span text:style-name="T25"><text:s text:c="2"/></text:span></text:span><text:span text:style-name="Default_20_Paragraph_20_Font"><text:span text:style-name="T26">&lt;</text:span></text:span><text:span text:style-name="Default_20_Paragraph_20_Font"><text:span text:style-name="T30">property</text:span></text:span><text:span text:style-name="Default_20_Paragraph_20_Font"><text:span text:style-name="T18"> </text:span></text:span><text:span text:style-name="Default_20_Paragraph_20_Font"><text:span text:style-name="T33">name</text:span></text:span><text:span text:style-name="Default_20_Paragraph_20_Font"><text:span text:style-name="T36">=</text:span></text:span><text:span text:style-name="Default_20_Paragraph_20_Font"><text:span text:style-name="T39">"repeatInterval"</text:span></text:span><text:span text:style-name="Default_20_Paragraph_20_Font"><text:span text:style-name="T18"> </text:span></text:span><text:span text:style-name="Default_20_Paragraph_20_Font"><text:span text:style-name="T33">value</text:span></text:span><text:span text:style-name="Default_20_Paragraph_20_Font"><text:span text:style-name="T36">=</text:span></text:span><text:span text:style-name="Default_20_Paragraph_20_Font"><text:span text:style-name="T39">"600000"</text:span></text:span><text:span text:style-name="Default_20_Paragraph_20_Font"><text:span text:style-name="T26">/&gt;</text:span></text:span></text:p>
      <text:p text:style-name="P31"><text:span text:style-name="Default_20_Paragraph_20_Font"><text:span text:style-name="T25">&lt;/</text:span></text:span><text:span text:style-name="Default_20_Paragraph_20_Font"><text:span text:style-name="T29">bean</text:span></text:span><text:span text:style-name="Default_20_Paragraph_20_Font"><text:span text:style-name="T25">&gt;</text:span></text:span></text:p>
      <text:p text:style-name="P2"/>
      <text:p text:style-name="P2">Üldjuhul saadab ADIT andmekogu oma teavitudi välja reaalajas (s.t. vahetult pärast teavitatava sündmuse toimumist). Perioodiliselt saadetakse välja teavitusi, mille reaalajas saatmine mingil põhjusel ebaõnnestus.</text:p>
      <text:p text:style-name="Normal"><text:span text:style-name="Default_20_Paragraph_20_Font"><text:span text:style-name="T1">Seadete </text:span></text:span><text:span text:style-name="Default_20_Paragraph_20_Font"><text:span text:style-name="T3">startDelay</text:span></text:span><text:span text:style-name="Default_20_Paragraph_20_Font"><text:span text:style-name="T1"> ja </text:span></text:span><text:span text:style-name="Default_20_Paragraph_20_Font"><text:span text:style-name="T3">repeatInterval</text:span></text:span><text:span text:style-name="Default_20_Paragraph_20_Font"><text:span text:style-name="T1"> väärtused on arvestatud millisekundites.</text:span></text:span></text:p>
      <text:p text:style-name="P2"/>
      <text:p text:style-name="P2"><text:soft-page-break/></text:p>
      <text:p text:style-name="P43"><text:span text:style-name="Default_20_Paragraph_20_Font"><text:span text:style-name="T1">Väljuvate X-Tee päringute seadistamine failis </text:span></text:span><text:span text:style-name="Default_20_Paragraph_20_Font"><text:span text:style-name="T8">xtee.properties</text:span></text:span></text:p>
      <text:p text:style-name="P34"><text:span text:style-name="Default_20_Paragraph_20_Font"><text:span text:style-name="T36">institution=</text:span></text:span><text:span text:style-name="Default_20_Paragraph_20_Font"><text:span text:style-name="T41">70006317</text:span></text:span></text:p>
      <text:p text:style-name="P34"><text:span text:style-name="Default_20_Paragraph_20_Font"><text:span text:style-name="T36">security.server=</text:span></text:span><text:span text:style-name="Default_20_Paragraph_20_Font"><text:span text:style-name="T41">http</text:span></text:span><text:span text:style-name="Default_20_Paragraph_20_Font"><text:span text:style-name="T36">:</text:span></text:span><text:span text:style-name="Default_20_Paragraph_20_Font"><text:span text:style-name="T41">//turvaserver/cgi-bin/consumer_proxy</text:span></text:span></text:p>
      <text:p text:style-name="P34"><text:span text:style-name="Default_20_Paragraph_20_Font"><text:span text:style-name="T35">database=</text:span></text:span><text:span text:style-name="Default_20_Paragraph_20_Font"><text:span text:style-name="T40">teavituskalender</text:span></text:span></text:p>
      <text:p text:style-name="P34"><text:span text:style-name="Default_20_Paragraph_20_Font"><text:span text:style-name="T35">method=</text:span></text:span><text:span text:style-name="Default_20_Paragraph_20_Font"><text:span text:style-name="T40">lisaSyndmus</text:span></text:span></text:p>
      <text:p text:style-name="P34"><text:span text:style-name="Default_20_Paragraph_20_Font"><text:span text:style-name="T35">version=</text:span></text:span><text:span text:style-name="Default_20_Paragraph_20_Font"><text:span text:style-name="T40">v1</text:span></text:span></text:p>
      <text:p text:style-name="P31"><text:span text:style-name="Default_20_Paragraph_20_Font"><text:span text:style-name="T36">idcode=</text:span></text:span><text:span text:style-name="Default_20_Paragraph_20_Font"><text:span text:style-name="T41">00000000000</text:span></text:span></text:p>
      <text:p text:style-name="P2"/>
      <text:p text:style-name="Normal"><text:span text:style-name="Default_20_Paragraph_20_Font"><text:span text:style-name="T11">Failis xtee.properties võib ignoreerida seadete </text:span></text:span><text:span text:style-name="Default_20_Paragraph_20_Font"><text:span text:style-name="T4">database</text:span></text:span><text:span text:style-name="Default_20_Paragraph_20_Font"><text:span text:style-name="T11">, </text:span></text:span><text:span text:style-name="Default_20_Paragraph_20_Font"><text:span text:style-name="T4">method</text:span></text:span><text:span text:style-name="Default_20_Paragraph_20_Font"><text:span text:style-name="T11"> ja </text:span></text:span><text:span text:style-name="Default_20_Paragraph_20_Font"><text:span text:style-name="T4">version</text:span></text:span><text:span text:style-name="Default_20_Paragraph_20_Font"><text:span text:style-name="T11"> väärtusi, kuna need määrab ADIT iga teostatava päringu puhul automaatselt.</text:span></text:span></text:p>
      <text:p text:style-name="P2"/>
      <text:h text:style-name="P56" text:outline-level="1"><text:bookmark-start text:name="_Toc275771647"/><text:bookmark-start text:name="_Toc275770864"/><text:bookmark-start text:name="_Toc275766004"/><text:bookmark-start text:name="_Toc275764727"/><text:bookmark-start text:name="_Toc275181522"/>Monitooringu rakendus ja rakenduse kontroll<text:bookmark-end text:name="_Toc275771647"/><text:bookmark-end text:name="_Toc275770864"/><text:bookmark-end text:name="_Toc275766004"/><text:bookmark-end text:name="_Toc275764727"/><text:bookmark-end text:name="_Toc275181522"/></text:h>
      <text:p text:style-name="Normal"><text:span text:style-name="Default_20_Paragraph_20_Font"><text:span text:style-name="T1">Rakenduse esmaseks kontrolliks mine veebilehitsejaga aadressile </text:span></text:span><text:a xlink:type="simple" xlink:href="http://[SERVER]:[PORT]/adit" office:target-frame-name="_top" xlink:show="replace"><text:span text:style-name="Hyperlink"><text:span text:style-name="T1">http://[SERVER]:[PORT]/adit</text:span></text:span></text:a><text:span text:style-name="Default_20_Paragraph_20_Font"><text:span text:style-name="T1"> . Siin asuvad viidad järgmistele rakenduse komponentidele:</text:span></text:span></text:p>
      <text:p text:style-name="P2"/>
      <text:list xml:id="list30353798" text:style-name="L12">
        <text:list-item>
          <text:p text:style-name="P65"><text:span text:style-name="Default_20_Paragraph_20_Font"><text:span text:style-name="T1">Rakenduse veebiteenuse aadress (</text:span></text:span><text:a xlink:type="simple" xlink:href="http://[SERVER]:[PORT]/adit/service" office:target-frame-name="_top" xlink:show="replace"><text:span text:style-name="Hyperlink"><text:span text:style-name="T1">http://[SERVER]:[PORT]/adit/service</text:span></text:span></text:a><text:span text:style-name="Default_20_Paragraph_20_Font"><text:span text:style-name="T1">)</text:span></text:span></text:p>
        </text:list-item>
        <text:list-item>
          <text:p text:style-name="P65"><text:span text:style-name="Default_20_Paragraph_20_Font"><text:span text:style-name="T1">Rakenduse veebiteenuse WSDL (</text:span></text:span><text:a xlink:type="simple" xlink:href="http://[SERVER]:[PORT]/adit/service/adit.wsdl" office:target-frame-name="_top" xlink:show="replace"><text:span text:style-name="Hyperlink"><text:span text:style-name="T1">http://[SERVER]:[PORT]/adit/service/adit.wsdl</text:span></text:span></text:a><text:span text:style-name="Default_20_Paragraph_20_Font"><text:span text:style-name="T1">)</text:span></text:span></text:p>
        </text:list-item>
        <text:list-item>
          <text:p text:style-name="P65"><text:span text:style-name="Default_20_Paragraph_20_Font"><text:span text:style-name="T1">Rakenduse monitooringuleht (</text:span></text:span><text:a xlink:type="simple" xlink:href="http://[SERVER]:[PORT]/adit/monitor" office:target-frame-name="_top" xlink:show="replace"><text:span text:style-name="Hyperlink"><text:span text:style-name="T1">http://[SERVER]:[PORT]/adit/monitor</text:span></text:span></text:a><text:span text:style-name="Default_20_Paragraph_20_Font"><text:span text:style-name="T1">)</text:span></text:span></text:p>
        </text:list-item>
      </text:list>
      <text:p text:style-name="P2"/>
      <text:h text:style-name="P59" text:outline-level="2"><text:bookmark-start text:name="_Toc275771648"/><text:bookmark-start text:name="_Toc275770865"/>Seadistamine<text:bookmark-end text:name="_Toc275771648"/><text:bookmark-end text:name="_Toc275770865"/></text:h>
      <text:p text:style-name="P2"/>
      <text:p text:style-name="Normal"><text:span text:style-name="Default_20_Paragraph_20_Font"><text:span text:style-name="T1">Monitooringurakenduse seadistamiseks on failis </text:span></text:span><text:span text:style-name="Default_20_Paragraph_20_Font"><text:span text:style-name="T7">adit-configuration.xml </text:span></text:span><text:span text:style-name="Default_20_Paragraph_20_Font"><text:span text:style-name="T1">järgmine sektsioon:</text:span></text:span></text:p>
      <text:p text:style-name="P2"/>
      <text:p text:style-name="P34"><text:span text:style-name="Default_20_Paragraph_20_Font"><text:span text:style-name="T25">&lt;</text:span></text:span><text:span text:style-name="Default_20_Paragraph_20_Font"><text:span text:style-name="T29">bean</text:span></text:span><text:span text:style-name="Default_20_Paragraph_20_Font"><text:span text:style-name="T16"> </text:span></text:span><text:span text:style-name="Default_20_Paragraph_20_Font"><text:span text:style-name="T32">id</text:span></text:span><text:span text:style-name="Default_20_Paragraph_20_Font"><text:span text:style-name="T35">=</text:span></text:span><text:span text:style-name="Default_20_Paragraph_20_Font"><text:span text:style-name="T38">"monitorConfiguration"</text:span></text:span><text:span text:style-name="Default_20_Paragraph_20_Font"><text:span text:style-name="T16"> </text:span></text:span><text:span text:style-name="Default_20_Paragraph_20_Font"><text:span text:style-name="T32">class</text:span></text:span><text:span text:style-name="Default_20_Paragraph_20_Font"><text:span text:style-name="T35">=</text:span></text:span><text:span text:style-name="Default_20_Paragraph_20_Font"><text:span text:style-name="T38">"ee.adit.util.MonitorConfiguration"</text:span></text:span><text:span text:style-name="Default_20_Paragraph_20_Font"><text:span text:style-name="T25">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aditServiceUrl“ <text:s/>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http://10.0.13.36:7020/adit/service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remoteApplicationShortName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MONITOR_TEST_APP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userCode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EE00000000000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institutionCode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123456789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testDocumentId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999999999999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vkTestDocumentID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9999999999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testDocumentFileId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999999999999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testUserCode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EE00000000000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ocumentSave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ocumentSendToDvk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documentSendToAdit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notificationSend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errorInterva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60000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<text:s text:c="2"/>&lt;</text:span></text:span><text:span text:style-name="Default_20_Paragraph_20_Font"><text:span text:style-name="T29">property</text:span></text:span><text:span text:style-name="Default_20_Paragraph_20_Font"><text:span text:style-name="T16"> </text:span></text:span><text:span text:style-name="Default_20_Paragraph_20_Font"><text:span text:style-name="T32">name</text:span></text:span><text:span text:style-name="Default_20_Paragraph_20_Font"><text:span text:style-name="T35">=</text:span></text:span><text:span text:style-name="Default_20_Paragraph_20_Font"><text:span text:style-name="T38">"errorLevel"</text:span></text:span><text:span text:style-name="Default_20_Paragraph_20_Font"><text:span text:style-name="T16"> </text:span></text:span><text:span text:style-name="Default_20_Paragraph_20_Font"><text:span text:style-name="T32">value</text:span></text:span><text:span text:style-name="Default_20_Paragraph_20_Font"><text:span text:style-name="T35">=</text:span></text:span><text:span text:style-name="Default_20_Paragraph_20_Font"><text:span text:style-name="T38">"FATAL"</text:span></text:span><text:span text:style-name="Default_20_Paragraph_20_Font"><text:span text:style-name="T16"> </text:span></text:span><text:span text:style-name="Default_20_Paragraph_20_Font"><text:span text:style-name="T25">/&gt;</text:span></text:span></text:p>
      <text:p text:style-name="P34"><text:span text:style-name="Default_20_Paragraph_20_Font"><text:span text:style-name="T25">&lt;/</text:span></text:span><text:span text:style-name="Default_20_Paragraph_20_Font"><text:span text:style-name="T29">bean</text:span></text:span><text:span text:style-name="Default_20_Paragraph_20_Font"><text:span text:style-name="T25">&gt;</text:span></text:span></text:p>
      <text:p text:style-name="P10"/>
      <text:p text:style-name="Normal"><text:span text:style-name="Default_20_Paragraph_20_Font"><text:span text:style-name="T6">aditServiceUrl</text:span></text:span><text:span text:style-name="Default_20_Paragraph_20_Font"><text:span text:style-name="T10"> – adit teenuse URL. Kui tahetakse testida ka X-tee toimimist, siis võib siia määrata X-tee turvaserveri aadressi.</text:span></text:span></text:p>
      <text:p text:style-name="Normal"><text:span text:style-name="Default_20_Paragraph_20_Font"><text:span text:style-name="T6">remoteApplicationShortName</text:span></text:span><text:span text:style-name="Default_20_Paragraph_20_Font"><text:span text:style-name="T10"> – monitooringupäringutes kasutatav välise infosüsteemi lühinimi. Vastava lühinimega infosüsteem peab olema registreeritud ADIT andmebaasis (REMOTE_APPLICATION).</text:span></text:span></text:p>
      <text:p text:style-name="Normal"><text:span text:style-name="Default_20_Paragraph_20_Font"><text:span text:style-name="T6">userCode</text:span></text:span><text:span text:style-name="Default_20_Paragraph_20_Font"><text:span text:style-name="T10"> – monitooringupäringutes kasutatav kasutajakood, kelle nimel tehakse X-tee päringuid. ADIT rakenduses peab olema registreeritud vastav kasutaja (ADIT_USER).</text:span></text:span></text:p>
      <text:p text:style-name="Normal"><text:span text:style-name="Default_20_Paragraph_20_Font"><text:span text:style-name="T6">institutionCode</text:span></text:span><text:span text:style-name="Default_20_Paragraph_20_Font"><text:span text:style-name="T10"> – monitooringupäringutes kasutatav asutuse kood.</text:span></text:span></text:p>
      <text:p text:style-name="Normal"><text:span text:style-name="Default_20_Paragraph_20_Font"><text:span text:style-name="T6">testDocumentId</text:span></text:span><text:span text:style-name="Default_20_Paragraph_20_Font"><text:span text:style-name="T10"> – testdokumendi ID. Määratud ID-ga dokumenti kasutatakse monitooringupäringutes „saveDocument“ ja „getDocument“.</text:span></text:span></text:p>
      <text:p text:style-name="Normal"><text:soft-page-break/><text:span text:style-name="Default_20_Paragraph_20_Font"><text:span text:style-name="T6">dvkTestDocumentID</text:span></text:span><text:span text:style-name="Default_20_Paragraph_20_Font"><text:span text:style-name="T10"> – DVK Universaalkliendis oleva testdokumendi ID. Kasutatakse selleks, et kontrollida DVK liidest.</text:span></text:span></text:p>
      <text:p text:style-name="Normal"><text:span text:style-name="Default_20_Paragraph_20_Font"><text:span text:style-name="T6">testDocumentFileId</text:span></text:span><text:span text:style-name="Default_20_Paragraph_20_Font"><text:span text:style-name="T10"> – monitooringupäringutes kasutatav testdokumendi faili ID.</text:span></text:span></text:p>
      <text:p text:style-name="Normal"><text:span text:style-name="Default_20_Paragraph_20_Font"><text:span text:style-name="T6">testUserCode</text:span></text:span><text:span text:style-name="Default_20_Paragraph_20_Font"><text:span text:style-name="T10"> – monitooringupäringus „getUserInfo“ kasutatav kasutajakood – kasutaja, kelle andmeid ADIT päringuga päritakse.</text:span></text:span></text:p>
      <text:p text:style-name="Normal"><text:span text:style-name="Default_20_Paragraph_20_Font"><text:span text:style-name="T6">documentSaveInterval</text:span></text:span><text:span text:style-name="Default_20_Paragraph_20_Font"><text:span text:style-name="T10"> – intervall, mille jooksul testitakse dokumendi muutmise päringut (millisekundites)</text:span></text:span></text:p>
      <text:p text:style-name="Normal"><text:span text:style-name="Default_20_Paragraph_20_Font"><text:span text:style-name="T9">documentSendToDvkInterval</text:span></text:span><text:span text:style-name="Default_20_Paragraph_20_Font"><text:span text:style-name="T10"> – intervall, mille jooksul testitakse dokumentide saatmist DVK-sse (millisekundites).</text:span></text:span></text:p>
      <text:p text:style-name="Normal"><text:span text:style-name="Default_20_Paragraph_20_Font"><text:span text:style-name="T6">documentSendToAditInterval</text:span></text:span><text:span text:style-name="Default_20_Paragraph_20_Font"><text:span text:style-name="T10"> – intervall, mille jooksul testitakse dokumentide vastuvõtmist DVK-st (millisekundites).</text:span></text:span></text:p>
      <text:p text:style-name="Normal"><text:span text:style-name="Default_20_Paragraph_20_Font"><text:span text:style-name="T6">notificationSendInterval</text:span></text:span><text:span text:style-name="Default_20_Paragraph_20_Font"><text:span text:style-name="T10"> – intervall, mille jooksul saadetakse teavitusi teavitusteenusele (millisekundites).</text:span></text:span></text:p>
      <text:p text:style-name="Normal"><text:span text:style-name="Default_20_Paragraph_20_Font"><text:span text:style-name="T6">errorInterval</text:span></text:span><text:span text:style-name="Default_20_Paragraph_20_Font"><text:span text:style-name="T10"> – intervall, mille jooksul kontrollitakse veateadete logitabelit.</text:span></text:span></text:p>
      <text:p text:style-name="Normal"><text:span text:style-name="Default_20_Paragraph_20_Font"><text:span text:style-name="T6">errorLevel</text:span></text:span><text:span text:style-name="Default_20_Paragraph_20_Font"><text:span text:style-name="T10"> – määrab vaadeldavate vigade taseme vigade tabelis. Võimalikud väärtused – WARN, ERROR, FATAL.</text:span></text:span></text:p>
      <text:p text:style-name="P6"/>
      <text:h text:style-name="P59" text:outline-level="2"><text:bookmark-start text:name="_Toc275771649"/>Nagiose seaded<text:bookmark-end text:name="_Toc275771649"/></text:h>
      <text:h text:style-name="P60" text:outline-level="3"><text:bookmark-start text:name="_Toc275771650"/>Rakenduse log4j-nagiosappender seadistus<text:bookmark-end text:name="_Toc275771650"/></text:h>
      <text:p text:style-name="P24">Nagiose NSCA teenus, kuulab mon1a.sise.kit (IP 10.0.5.10 – soovituslik on usaldada DNSi) ning TCP pordil 5667. Suhtluse krüpteerimiseks kasutatakse NSCA konfiguratsioonis 16 = RIJNDAEL-256 algoritmi. Ühtlasi tuleb defineerida ka parool, mida siinkohal ülesse ei märgi.</text:p>
      <text:h text:style-name="P60" text:outline-level="3"><text:bookmark-start text:name="_Toc275771651"/>Nagiose seadistus – passiivne monitoring<text:bookmark-end text:name="_Toc275771651"/></text:h>
      <text:p text:style-name="P24">Nagioses on defineeritud teenuse template, adit-service3, milles määratakse active_check_enabled 0 parameetriga passiivne kontroll.</text:p>
      <text:p text:style-name="P24">define service{<text:line-break/> <text:s text:c="3"/>name <text:s text:c="34"/>adit-service3<text:line-break/> <text:s text:c="3"/>use <text:s text:c="37"/>generic-service-template1<text:line-break/> <text:s text:c="3"/>check_period <text:s text:c="21"/>24x7<text:line-break/> <text:s text:c="3"/>contact_groups <text:s text:c="18"/>adit-admins1<text:line-break/> <text:s text:c="3"/>notifications_enabled <text:s text:c="8"/>1<text:line-break/> <text:s text:c="3"/>notification_interval <text:s text:c="10"/>2880<text:line-break/> <text:s text:c="3"/>notification_period <text:s text:c="12"/>16x7<text:line-break/> <text:s text:c="3"/>active_checks_enabled <text:s text:c="6"/>0<text:line-break/> <text:s text:c="3"/>max_check_attempts <text:s text:c="9"/>1<text:line-break/> <text:s text:c="3"/>check_freshness <text:s text:c="16"/>1<text:line-break/> <text:s text:c="3"/>freshness_threshold <text:s text:c="11"/>86400<text:line-break/> <text:s text:c="3"/>check_command <text:s text:c="16"/>return-critical<text:line-break/> <text:s text:c="3"/>register <text:s text:c="22"/><text:tab/> 0<text:line-break/>}</text:p>
      <text:p text:style-name="P21"/>
      <text:p text:style-name="P24">ADIT rakendusserverile seadistatakse teenus, mille nimelist peab edastama nagios appender.</text:p>
      <text:p text:style-name="P24">define service{<text:line-break/> <text:s text:c="3"/>use <text:s text:c="40"/>adit-service3<text:line-break/> <text:s text:c="3"/>host_name <text:s text:c="28"/>adit.avalik.kit<text:line-break/> <text:s text:c="3"/>service_description <text:s text:c="14"/>ADIT<text:line-break/> <text:s text:c="3"/>check_command <text:s text:c="18"/>return-critical<text:line-break/>}</text:p>
      <text:p text:style-name="P2"/>
      <text:h text:style-name="P60" text:outline-level="3"><text:bookmark-start text:name="_Toc275771652"/>Nagiose seadistus – aktiivne monitooring<text:bookmark-end text:name="_Toc275771652"/></text:h>
      <text:p text:style-name="P24">Nagioses on defineeritud teenuse template, adit-service2.</text:p>
      <text:p text:style-name="P24">define service{<text:line-break/> <text:s text:c="3"/>name <text:s text:c="35"/><text:tab/>adit-service2<text:line-break/> <text:s text:c="3"/>use <text:s text:c="38"/><text:tab/> generic-service-template1<text:line-break/> <text:s text:c="3"/>check_period <text:s text:c="21"/><text:tab/>24x7<text:line-break/> <text:s text:c="3"/>contact_groups <text:s text:c="17"/><text:tab/> adit-admins1<text:line-break/> <text:s text:c="3"/>notifications_enabled <text:s text:c="8"/><text:tab/>1<text:line-break/> <text:s text:c="3"/>notification_interval <text:s text:c="10"/><text:tab/>2880<text:line-break/> <text:s text:c="3"/>notification_period <text:s text:c="12"/><text:tab/>16x7<text:line-break/> <text:s text:c="3"/>register <text:s text:c="22"/><text:tab/> <text:tab/>0<text:line-break/>}</text:p>
      <text:p text:style-name="P24">ADIT rakendusserverile on defineeritud teenused, mida soovitakse kontrollida.</text:p>
      <text:p text:style-name="P24">define service{<text:line-break/> <text:s text:c="3"/>use <text:s text:c="42"/>adit-service2<text:line-break/> <text:s text:c="3"/>host_name <text:s text:c="28"/>adit.avalik.kit<text:line-break/> <text:s text:c="3"/>service_description <text:s text:c="14"/>ADIT_active_check<text:line-break/> <text:s text:c="3"/>check_command <text:s text:c="18"/>check_http<text:line-break/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" style:font-family-generic="swiss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Cambria" fo:font-size="16pt" fo:font-weight="bold" style:letter-kerning="true" style:font-size-asian="16pt" style:font-weight-asian="bold" style:font-size-complex="16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fo:hyphenation-ladder-count="no-limit"/>
      <style:text-properties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fo:hyphenation-ladder-count="no-limit"/>
      <style:text-properties style:font-name="Cambria" fo:font-size="11pt" style:font-size-asian="11pt" style:font-size-complex="11pt" fo:hyphenate="true" fo:hyphenation-remain-char-count="0" fo:hyphenation-push-char-count="0"/>
    </style:style>
    <style:style style:name="Normal" style:family="paragraph">
      <style:paragraph-properties fo:margin-top="0cm" fo:margin-bottom="0cm" fo:line-height="100%" fo:hyphenation-ladder-count="no-limit"/>
      <style:text-properties fo:font-size="12pt" style:font-size-asian="12pt" style:font-size-complex="12pt" fo:hyphenate="true" fo:hyphenation-remain-char-count="0" fo:hyphenation-push-char-count="0"/>
    </style:style>
    <style:style style:name="note_20_text" style:display-name="note text" style:family="paragraph">
      <style:paragraph-properties fo:hyphenation-ladder-count="no-limit"/>
      <style:text-properties fo:hyphenate="true" fo:hyphenation-remain-char-count="0" fo:hyphenation-push-char-count="0"/>
    </style:style>
    <style:style style:name="note_20_text_5f_1" style:display-name="note text_1" style:family="paragraph">
      <style:paragraph-properties fo:hyphenation-ladder-count="no-limit"/>
      <style:text-properties fo:hyphenate="true" fo:hyphenation-remain-char-count="0" fo:hyphenation-push-char-count="0"/>
    </style:style>
    <style:style style:name="Title" style:family="paragraph" style:parent-style-name="Normal" style:next-style-name="Normal" style:default-outline-level="1" style:list-style-name="" style:class="chapter">
      <style:paragraph-properties fo:margin-top="0.423cm" fo:margin-bottom="0.106cm" fo:text-align="center" style:justify-single-word="false" fo:hyphenation-ladder-count="no-limit"/>
      <style:text-properties style:font-name="Cambria" fo:font-size="16pt" fo:font-weight="bold" style:letter-kerning="true" style:font-size-asian="16pt" style:font-weight-asian="bold" style:font-size-complex="16pt" style:font-weight-complex="bold" fo:hyphenate="true" fo:hyphenation-remain-char-count="0" fo:hyphenation-push-char-count="0"/>
    </style:style>
    <style:style style:name="Subtitle" style:family="paragraph" style:parent-style-name="Normal" style:next-style-name="Normal" style:default-outline-level="2" style:list-style-name="" style:class="chapter">
      <style:paragraph-properties fo:margin-top="0cm" fo:margin-bottom="0.106cm" fo:text-align="center" style:justify-single-word="false" fo:hyphenation-ladder-count="no-limit"/>
      <style:text-properties style:font-name="Cambria" fo:hyphenate="true" fo:hyphenation-remain-char-count="0" fo:hyphenation-push-char-count="0"/>
    </style:style>
    <style:style style:name="No_20_Spacing" style:display-name="No Spacing" style:family="paragraph" style:parent-style-name="Normal">
      <style:paragraph-properties fo:hyphenation-ladder-count="no-limit"/>
      <style:text-properties style:font-size-complex="16pt"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font-style="italic" style:font-style-asian="italic" fo:hyphenate="tru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27cm" fo:margin-right="1.27cm" fo:hyphenation-ladder-count="no-limit" fo:text-indent="0cm" style:auto-text-indent="false">
        <style:tab-stops/>
      </style:paragraph-properties>
      <style:text-properties fo:font-style="italic" fo:font-weight="bold" style:font-style-asian="italic" style:font-weight-asian="bold" style:font-size-complex="11pt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fo:hyphenate="tru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423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Default_20_Paragraph_20_Font" style:display-name="Default Paragraph Font" style:family="text"/>
    <style:style style:name="note_20_reference" style:display-name="note reference" style:family="text"/>
    <style:style style:name="note_20_reference_5f_1" style:display-name="note reference_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size="12pt" style:font-name-asian="Times New Roman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name-asian="Times New Roman" style:font-size-asian="12pt" style:font-style-asian="italic" style:font-weight-asian="bold" style:font-size-complex="12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Calibri" style:font-name-asian="Times New Roman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ADIT – paigaldusjuhend<text:tab/><text:tab/>Versioon 1.4.2</text:p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dc:description/>
    <dc:subject/>
    <meta:initial-creator>oss</meta:initial-creator>
    <dc:creator>Alex Ehrlich</dc:creator>
    <meta:creation-date>2010-08-08T09:17:00Z</meta:creation-date>
    <dc:date>2014-03-10T11:25:55.88</dc:date>
    <meta:editing-cycles>635</meta:editing-cycles>
    <meta:editing-duration>PT1H5M7S</meta:editing-duration>
    <meta:document-statistic meta:table-count="3" meta:image-count="0" meta:object-count="0" meta:page-count="20" meta:paragraph-count="496" meta:word-count="3034" meta:character-count="3079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